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  <style:font-face style:name="MS Gothic" svg:font-family="MS Gothic" style:font-family-generic="modern" style:font-pitch="fixed" svg:panose-1="2 11 6 9 7 2 5 8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Times New Roman" fo:font-size="12pt" style:font-size-asian="12pt" style:font-size-complex="12pt"/>
    </style:style>
    <style:style style:name="P2" style:parent-style-name="Normal" style:family="paragraph">
      <style:text-properties style:font-name="Times New Roman" fo:font-size="12pt" style:font-size-asian="12pt" style:font-size-complex="12pt"/>
    </style:style>
    <style:style style:name="T3" style:parent-style-name="DefaultParagraphFont" style:family="text">
      <style:text-properties style:font-name="Times New Roman" fo:font-size="12pt" style:font-size-asian="12pt" style:font-size-complex="12pt"/>
    </style:style>
    <style:style style:name="P4" style:parent-style-name="Normal" style:family="paragraph">
      <style:text-properties style:font-name="Times New Roman" fo:font-size="12pt" style:font-size-asian="12pt" style:font-size-complex="12pt"/>
    </style:style>
    <style:style style:name="P5" style:parent-style-name="Normal" style:list-style-name="LFO1" style:family="paragraph">
      <style:text-properties style:font-name="Times New Roman" fo:font-size="12pt" style:font-size-asian="12pt" style:font-size-complex="12pt"/>
    </style:style>
    <style:style style:name="P6" style:parent-style-name="Normal" style:list-style-name="LFO1" style:family="paragraph">
      <style:text-properties style:font-name="Times New Roman" fo:font-size="12pt" style:font-size-asian="12pt" style:font-size-complex="12pt"/>
    </style:style>
    <style:style style:name="P7" style:parent-style-name="Normal" style:list-style-name="LFO1" style:family="paragraph">
      <style:text-properties style:font-name="Times New Roman" fo:font-size="12pt" style:font-size-asian="12pt" style:font-size-complex="12pt"/>
    </style:style>
    <style:style style:name="P8" style:parent-style-name="Normal" style:list-style-name="LFO1" style:family="paragraph">
      <style:text-properties style:font-name="Times New Roman" fo:font-size="12pt" style:font-size-asian="12pt" style:font-size-complex="12pt"/>
    </style:style>
    <style:style style:name="P9" style:parent-style-name="Normal" style:list-style-name="LFO1" style:family="paragraph">
      <style:text-properties style:font-name="Times New Roman" fo:font-size="12pt" style:font-size-asian="12pt" style:font-size-complex="12pt"/>
    </style:style>
    <style:style style:name="T10" style:parent-style-name="DefaultParagraphFont" style:family="text">
      <style:text-properties style:font-name="Times New Roman" fo:font-size="12pt" style:font-size-asian="12pt" style:font-size-complex="12pt"/>
    </style:style>
    <style:style style:name="P11" style:parent-style-name="Normal" style:family="paragraph">
      <style:text-properties style:font-name="Times New Roman" fo:font-size="12pt" style:font-size-asian="12pt" style:font-size-complex="12pt"/>
    </style:style>
    <style:style style:name="P12" style:parent-style-name="Normal" style:family="paragraph">
      <style:text-properties style:font-name="Times New Roman" fo:font-size="12pt" style:font-size-asian="12pt" style:font-size-complex="12pt"/>
    </style:style>
    <style:style style:name="P13" style:parent-style-name="Normal" style:list-style-name="LFO2" style:family="paragraph">
      <style:text-properties style:font-name="Times New Roman" fo:font-size="12pt" style:font-size-asian="12pt" style:font-size-complex="12pt"/>
    </style:style>
    <style:style style:name="P14" style:parent-style-name="Normal" style:list-style-name="LFO2" style:family="paragraph">
      <style:text-properties style:font-name="Times New Roman" fo:font-size="12pt" style:font-size-asian="12pt" style:font-size-complex="12pt"/>
    </style:style>
    <style:style style:name="P15" style:parent-style-name="Normal" style:list-style-name="LFO2" style:family="paragraph">
      <style:text-properties style:font-name="Times New Roman" fo:font-size="12pt" style:font-size-asian="12pt" style:font-size-complex="12pt"/>
    </style:style>
    <style:style style:name="P16" style:parent-style-name="Normal" style:family="paragraph">
      <style:text-properties style:font-name="Times New Roman" fo:font-size="12pt" style:font-size-asian="12pt" style:font-size-complex="12pt"/>
    </style:style>
    <style:style style:name="P17" style:parent-style-name="Normal" style:list-style-name="LFO3" style:family="paragraph">
      <style:text-properties style:font-name="Times New Roman" fo:font-size="12pt" style:font-size-asian="12pt" style:font-size-complex="12pt"/>
    </style:style>
    <style:style style:name="P18" style:parent-style-name="Normal" style:list-style-name="LFO3" style:family="paragraph">
      <style:text-properties style:font-name="Times New Roman" fo:font-size="12pt" style:font-size-asian="12pt" style:font-size-complex="12pt"/>
    </style:style>
    <style:style style:name="P19" style:parent-style-name="Normal" style:list-style-name="LFO3" style:family="paragraph">
      <style:text-properties style:font-name="Times New Roman" fo:font-size="12pt" style:font-size-asian="12pt" style:font-size-complex="12pt"/>
    </style:style>
    <style:style style:name="P20" style:parent-style-name="Normal" style:list-style-name="LFO3" style:family="paragraph">
      <style:text-properties style:font-name="Times New Roman" fo:font-size="12pt" style:font-size-asian="12pt" style:font-size-complex="12pt"/>
    </style:style>
    <style:style style:name="P21" style:parent-style-name="Normal" style:list-style-name="LFO3" style:family="paragraph">
      <style:text-properties style:font-name="Times New Roman" fo:font-size="12pt" style:font-size-asian="12pt" style:font-size-complex="12pt"/>
    </style:style>
    <style:style style:name="P22" style:parent-style-name="Normal" style:list-style-name="LFO3" style:family="paragraph">
      <style:text-properties style:font-name="Times New Roman" fo:font-size="12pt" style:font-size-asian="12pt" style:font-size-complex="12pt"/>
    </style:style>
    <style:style style:name="P23" style:parent-style-name="Normal" style:list-style-name="LFO3" style:family="paragraph">
      <style:text-properties style:font-name="Times New Roman" fo:font-size="12pt" style:font-size-asian="12pt" style:font-size-complex="12pt"/>
    </style:style>
    <style:style style:name="P24" style:parent-style-name="Normal" style:list-style-name="LFO3" style:family="paragraph">
      <style:text-properties style:font-name="Times New Roman" fo:font-size="12pt" style:font-size-asian="12pt" style:font-size-complex="12pt"/>
    </style:style>
    <style:style style:name="T25" style:parent-style-name="DefaultParagraphFont" style:family="text">
      <style:text-properties style:font-name="Times New Roman" fo:font-size="12pt" style:font-size-asian="12pt" style:font-size-complex="12pt"/>
    </style:style>
    <style:style style:name="P26" style:parent-style-name="Normal" style:family="paragraph">
      <style:text-properties style:font-name="Times New Roman" fo:font-size="12pt" style:font-size-asian="12pt" style:font-size-complex="12pt"/>
    </style:style>
    <style:style style:name="P27" style:parent-style-name="Normal" style:list-style-name="LFO4" style:family="paragraph">
      <style:text-properties style:font-name="Times New Roman" fo:font-size="12pt" style:font-size-asian="12pt" style:font-size-complex="12pt"/>
    </style:style>
    <style:style style:name="P28" style:parent-style-name="Normal" style:list-style-name="LFO4" style:family="paragraph">
      <style:text-properties style:font-name="Times New Roman" fo:font-size="12pt" style:font-size-asian="12pt" style:font-size-complex="12pt"/>
    </style:style>
    <style:style style:name="P29" style:parent-style-name="Normal" style:list-style-name="LFO4" style:family="paragraph">
      <style:text-properties style:font-name="Times New Roman" fo:font-size="12pt" style:font-size-asian="12pt" style:font-size-complex="12pt"/>
    </style:style>
    <style:style style:name="P30" style:parent-style-name="Normal" style:list-style-name="LFO4" style:family="paragraph">
      <style:text-properties style:font-name="Times New Roman" fo:font-size="12pt" style:font-size-asian="12pt" style:font-size-complex="12pt"/>
    </style:style>
    <style:style style:name="T31" style:parent-style-name="DefaultParagraphFont" style:family="text">
      <style:text-properties style:font-name="Times New Roman" fo:font-size="12pt" style:font-size-asian="12pt" style:font-size-complex="12pt"/>
    </style:style>
    <style:style style:name="P32" style:parent-style-name="Normal" style:family="paragraph">
      <style:text-properties style:font-name="Times New Roman" fo:font-size="12pt" style:font-size-asian="12pt" style:font-size-complex="12pt"/>
    </style:style>
    <style:style style:name="P33" style:parent-style-name="Normal" style:list-style-name="LFO5" style:family="paragraph">
      <style:text-properties style:font-name="Times New Roman" fo:font-size="12pt" style:font-size-asian="12pt" style:font-size-complex="12pt"/>
    </style:style>
    <style:style style:name="P34" style:parent-style-name="Normal" style:list-style-name="LFO5" style:family="paragraph">
      <style:text-properties style:font-name="Times New Roman" fo:font-size="12pt" style:font-size-asian="12pt" style:font-size-complex="12pt"/>
    </style:style>
    <style:style style:name="P35" style:parent-style-name="Normal" style:list-style-name="LFO5" style:family="paragraph">
      <style:text-properties style:font-name="Times New Roman" fo:font-size="12pt" style:font-size-asian="12pt" style:font-size-complex="12pt"/>
    </style:style>
    <style:style style:name="T36" style:parent-style-name="DefaultParagraphFont" style:family="text">
      <style:text-properties style:font-name="Times New Roman" fo:font-size="12pt" style:font-size-asian="12pt" style:font-size-complex="12pt"/>
    </style:style>
    <style:style style:name="P37" style:parent-style-name="Normal" style:family="paragraph">
      <style:text-properties style:font-name="Times New Roman" fo:font-size="12pt" style:font-size-asian="12pt" style:font-size-complex="12pt"/>
    </style:style>
    <style:style style:name="P38" style:parent-style-name="Normal" style:list-style-name="LFO6" style:family="paragraph">
      <style:text-properties style:font-name="Times New Roman" fo:font-size="12pt" style:font-size-asian="12pt" style:font-size-complex="12pt"/>
    </style:style>
    <style:style style:name="P39" style:parent-style-name="Normal" style:list-style-name="LFO6" style:family="paragraph">
      <style:text-properties style:font-name="Times New Roman" fo:font-size="12pt" style:font-size-asian="12pt" style:font-size-complex="12pt"/>
    </style:style>
    <style:style style:name="P40" style:parent-style-name="Normal" style:list-style-name="LFO6" style:family="paragraph">
      <style:text-properties style:font-name="Times New Roman" fo:font-size="12pt" style:font-size-asian="12pt" style:font-size-complex="12pt"/>
    </style:style>
    <style:style style:name="T41" style:parent-style-name="DefaultParagraphFont" style:family="text">
      <style:text-properties style:font-name="Times New Roman" fo:font-size="12pt" style:font-size-asian="12pt" style:font-size-complex="12pt"/>
    </style:style>
    <style:style style:name="P42" style:parent-style-name="Normal" style:family="paragraph">
      <style:text-properties style:font-name="Times New Roman" fo:font-size="12pt" style:font-size-asian="12pt" style:font-size-complex="12pt"/>
    </style:style>
    <style:style style:name="P43" style:parent-style-name="Normal" style:list-style-name="LFO7" style:family="paragraph">
      <style:text-properties style:font-name="Times New Roman" fo:font-size="12pt" style:font-size-asian="12pt" style:font-size-complex="12pt"/>
    </style:style>
    <style:style style:name="P44" style:parent-style-name="Normal" style:list-style-name="LFO7" style:family="paragraph">
      <style:text-properties style:font-name="Times New Roman" fo:font-size="12pt" style:font-size-asian="12pt" style:font-size-complex="12pt"/>
    </style:style>
    <style:style style:name="T45" style:parent-style-name="DefaultParagraphFont" style:family="text">
      <style:text-properties style:font-name="Times New Roman" fo:font-size="12pt" style:font-size-asian="12pt" style:font-size-complex="12pt"/>
    </style:style>
    <style:style style:name="P46" style:parent-style-name="Normal" style:family="paragraph">
      <style:text-properties style:font-name="Times New Roman" fo:font-size="12pt" style:font-size-asian="12pt" style:font-size-complex="12pt"/>
    </style:style>
    <style:style style:name="P47" style:parent-style-name="Normal" style:family="paragraph">
      <style:text-properties style:font-name="Times New Roman" fo:font-size="12pt" style:font-size-asian="12pt" style:font-size-complex="12pt"/>
    </style:style>
    <style:style style:name="P48" style:parent-style-name="Normal" style:list-style-name="LFO8" style:family="paragraph">
      <style:text-properties style:font-name="Times New Roman" fo:font-size="12pt" style:font-size-asian="12pt" style:font-size-complex="12pt"/>
    </style:style>
    <style:style style:name="P49" style:parent-style-name="Normal" style:list-style-name="LFO8" style:family="paragraph">
      <style:text-properties style:font-name="Times New Roman" fo:font-size="12pt" style:font-size-asian="12pt" style:font-size-complex="12pt"/>
    </style:style>
    <style:style style:name="P50" style:parent-style-name="Normal" style:list-style-name="LFO8" style:family="paragraph">
      <style:text-properties style:font-name="Times New Roman" fo:font-size="12pt" style:font-size-asian="12pt" style:font-size-complex="12pt"/>
    </style:style>
    <style:style style:name="P51" style:parent-style-name="Normal" style:list-style-name="LFO8" style:family="paragraph">
      <style:text-properties style:font-name="Times New Roman" fo:font-size="12pt" style:font-size-asian="12pt" style:font-size-complex="12pt"/>
    </style:style>
    <style:style style:name="T52" style:parent-style-name="DefaultParagraphFont" style:family="text">
      <style:text-properties style:font-name="Times New Roman" fo:font-size="12pt" style:font-size-asian="12pt" style:font-size-complex="12pt"/>
    </style:style>
    <style:style style:name="P53" style:parent-style-name="Normal" style:family="paragraph">
      <style:text-properties style:font-name="Times New Roman" fo:font-size="12pt" style:font-size-asian="12pt" style:font-size-complex="12pt"/>
    </style:style>
    <style:style style:name="P54" style:parent-style-name="Normal" style:family="paragraph">
      <style:text-properties style:font-name="Times New Roman" fo:font-size="12pt" style:font-size-asian="12pt" style:font-size-complex="12pt"/>
    </style:style>
    <style:style style:name="P55" style:parent-style-name="Normal" style:list-style-name="LFO9" style:family="paragraph">
      <style:text-properties style:font-name="Times New Roman" fo:font-size="12pt" style:font-size-asian="12pt" style:font-size-complex="12pt"/>
    </style:style>
    <style:style style:name="P56" style:parent-style-name="Normal" style:list-style-name="LFO9" style:family="paragraph">
      <style:text-properties style:font-name="Times New Roman" fo:font-size="12pt" style:font-size-asian="12pt" style:font-size-complex="12pt"/>
    </style:style>
    <style:style style:name="P57" style:parent-style-name="Normal" style:list-style-name="LFO9" style:family="paragraph">
      <style:text-properties style:font-name="Times New Roman" fo:font-size="12pt" style:font-size-asian="12pt" style:font-size-complex="12pt"/>
    </style:style>
    <style:style style:name="P58" style:parent-style-name="Normal" style:family="paragraph">
      <style:text-properties style:font-name="Times New Roman" fo:font-size="12pt" style:font-size-asian="12pt" style:font-size-complex="12pt"/>
    </style:style>
    <style:style style:name="P59" style:parent-style-name="Normal" style:list-style-name="LFO10" style:family="paragraph">
      <style:text-properties style:font-name="Times New Roman" fo:font-size="12pt" style:font-size-asian="12pt" style:font-size-complex="12pt"/>
    </style:style>
    <style:style style:name="P60" style:parent-style-name="Normal" style:list-style-name="LFO10" style:family="paragraph">
      <style:text-properties style:font-name="Times New Roman" fo:font-size="12pt" style:font-size-asian="12pt" style:font-size-complex="12pt"/>
    </style:style>
    <style:style style:name="P61" style:parent-style-name="Normal" style:family="paragraph">
      <style:text-properties style:font-name="Times New Roman" fo:font-size="12pt" style:font-size-asian="12pt" style:font-size-complex="12pt"/>
    </style:style>
    <style:style style:name="P62" style:parent-style-name="Normal" style:list-style-name="LFO11" style:family="paragraph">
      <style:text-properties style:font-name="Times New Roman" fo:font-size="12pt" style:font-size-asian="12pt" style:font-size-complex="12pt"/>
    </style:style>
    <style:style style:name="P63" style:parent-style-name="Normal" style:family="paragraph">
      <style:text-properties style:font-name="Times New Roman" fo:font-size="12pt" style:font-size-asian="12pt" style:font-size-complex="12pt"/>
    </style:style>
    <style:style style:name="P64" style:parent-style-name="Normal" style:list-style-name="LFO12" style:family="paragraph">
      <style:text-properties style:font-name="Times New Roman" fo:font-size="12pt" style:font-size-asian="12pt" style:font-size-complex="12pt"/>
    </style:style>
    <style:style style:name="P65" style:parent-style-name="Normal" style:list-style-name="LFO12" style:family="paragraph">
      <style:text-properties style:font-name="Times New Roman" fo:font-size="12pt" style:font-size-asian="12pt" style:font-size-complex="12pt"/>
    </style:style>
    <style:style style:name="P66" style:parent-style-name="Normal" style:family="paragraph">
      <style:text-properties style:font-name="Times New Roman" fo:font-size="12pt" style:font-size-asian="12pt" style:font-size-complex="12pt"/>
    </style:style>
    <style:style style:name="P67" style:parent-style-name="Normal" style:list-style-name="LFO13" style:family="paragraph">
      <style:text-properties style:font-name="Times New Roman" fo:font-size="12pt" style:font-size-asian="12pt" style:font-size-complex="12pt"/>
    </style:style>
    <style:style style:name="P68" style:parent-style-name="Normal" style:list-style-name="LFO13" style:family="paragraph">
      <style:text-properties style:font-name="Times New Roman" fo:font-size="12pt" style:font-size-asian="12pt" style:font-size-complex="12pt"/>
    </style:style>
    <style:style style:name="T69" style:parent-style-name="DefaultParagraphFont" style:family="text">
      <style:text-properties style:font-name="Times New Roman" fo:font-size="12pt" style:font-size-asian="12pt" style:font-size-complex="12pt"/>
    </style:style>
    <style:style style:name="P70" style:parent-style-name="Normal" style:family="paragraph">
      <style:text-properties style:font-name="Times New Roman" fo:font-size="12pt" style:font-size-asian="12pt" style:font-size-complex="12pt"/>
    </style:style>
    <style:style style:name="T71" style:parent-style-name="DefaultParagraphFont" style:family="text">
      <style:text-properties style:font-name="Segoe UI Emoji" style:font-name-complex="Segoe UI Emoji" fo:font-size="12pt" style:font-size-asian="12pt" style:font-size-complex="12pt"/>
    </style:style>
    <style:style style:name="T72" style:parent-style-name="DefaultParagraphFont" style:family="text">
      <style:text-properties style:font-name="Times New Roman" fo:font-size="12pt" style:font-size-asian="12pt" style:font-size-complex="12pt"/>
    </style:style>
    <style:style style:name="T73" style:parent-style-name="DefaultParagraphFont" style:family="text">
      <style:text-properties style:font-name="Times New Roman" fo:font-size="12pt" style:font-size-asian="12pt" style:font-size-complex="12pt"/>
    </style:style>
    <style:style style:name="T74" style:parent-style-name="DefaultParagraphFont" style:family="text">
      <style:text-properties style:font-name="Segoe UI Emoji" style:font-name-complex="Segoe UI Emoji" fo:font-size="12pt" style:font-size-asian="12pt" style:font-size-complex="12pt"/>
    </style:style>
    <style:style style:name="T75" style:parent-style-name="DefaultParagraphFont" style:family="text">
      <style:text-properties style:font-name="Times New Roman" fo:font-size="12pt" style:font-size-asian="12pt" style:font-size-complex="12pt"/>
    </style:style>
    <style:style style:name="T76" style:parent-style-name="DefaultParagraphFont" style:family="text">
      <style:text-properties style:font-name="Times New Roman" fo:font-size="12pt" style:font-size-asian="12pt" style:font-size-complex="12pt"/>
    </style:style>
    <style:style style:name="T77" style:parent-style-name="DefaultParagraphFont" style:family="text">
      <style:text-properties style:font-name="Segoe UI Emoji" style:font-name-complex="Segoe UI Emoji" fo:font-size="12pt" style:font-size-asian="12pt" style:font-size-complex="12pt"/>
    </style:style>
    <style:style style:name="T78" style:parent-style-name="DefaultParagraphFont" style:family="text">
      <style:text-properties style:font-name="Times New Roman" fo:font-size="12pt" style:font-size-asian="12pt" style:font-size-complex="12pt"/>
    </style:style>
    <style:style style:name="T79" style:parent-style-name="DefaultParagraphFont" style:family="text">
      <style:text-properties style:font-name="Times New Roman" fo:font-size="12pt" style:font-size-asian="12pt" style:font-size-complex="12pt"/>
    </style:style>
    <style:style style:name="T80" style:parent-style-name="DefaultParagraphFont" style:family="text">
      <style:text-properties style:font-name="Segoe UI Emoji" style:font-name-complex="Segoe UI Emoji" fo:font-size="12pt" style:font-size-asian="12pt" style:font-size-complex="12pt"/>
    </style:style>
    <style:style style:name="T81" style:parent-style-name="DefaultParagraphFont" style:family="text">
      <style:text-properties style:font-name="Times New Roman" fo:font-size="12pt" style:font-size-asian="12pt" style:font-size-complex="12pt"/>
    </style:style>
    <style:style style:name="T82" style:parent-style-name="DefaultParagraphFont" style:family="text">
      <style:text-properties style:font-name="Times New Roman" fo:font-size="12pt" style:font-size-asian="12pt" style:font-size-complex="12pt"/>
    </style:style>
    <style:style style:name="T83" style:parent-style-name="DefaultParagraphFont" style:family="text">
      <style:text-properties style:font-name="Segoe UI Emoji" style:font-name-complex="Segoe UI Emoji" fo:font-size="12pt" style:font-size-asian="12pt" style:font-size-complex="12pt"/>
    </style:style>
    <style:style style:name="T84" style:parent-style-name="DefaultParagraphFont" style:family="text">
      <style:text-properties style:font-name="Times New Roman" fo:font-size="12pt" style:font-size-asian="12pt" style:font-size-complex="12pt"/>
    </style:style>
    <style:style style:name="T85" style:parent-style-name="DefaultParagraphFont" style:family="text">
      <style:text-properties style:font-name="Times New Roman" fo:font-size="12pt" style:font-size-asian="12pt" style:font-size-complex="12pt"/>
    </style:style>
    <style:style style:name="T86" style:parent-style-name="DefaultParagraphFont" style:family="text">
      <style:text-properties style:font-name="Segoe UI Emoji" style:font-name-complex="Segoe UI Emoji" fo:font-size="12pt" style:font-size-asian="12pt" style:font-size-complex="12pt"/>
    </style:style>
    <style:style style:name="T87" style:parent-style-name="DefaultParagraphFont" style:family="text">
      <style:text-properties style:font-name="Times New Roman" fo:font-size="12pt" style:font-size-asian="12pt" style:font-size-complex="12pt"/>
    </style:style>
    <style:style style:name="T88" style:parent-style-name="DefaultParagraphFont" style:family="text">
      <style:text-properties style:font-name="Times New Roman" fo:font-size="12pt" style:font-size-asian="12pt" style:font-size-complex="12pt"/>
    </style:style>
    <style:style style:name="T89" style:parent-style-name="DefaultParagraphFont" style:family="text">
      <style:text-properties style:font-name="Times New Roman" fo:font-size="12pt" style:font-size-asian="12pt" style:font-size-complex="12pt"/>
    </style:style>
    <style:style style:name="T90" style:parent-style-name="DefaultParagraphFont" style:family="text">
      <style:text-properties style:font-name="Segoe UI Emoji" style:font-name-complex="Segoe UI Emoji" fo:font-size="12pt" style:font-size-asian="12pt" style:font-size-complex="12pt"/>
    </style:style>
    <style:style style:name="P91" style:parent-style-name="Normal" style:family="paragraph">
      <style:text-properties style:font-name="Segoe UI Emoji" style:font-name-complex="Segoe UI Emoji" fo:font-size="12pt" style:font-size-asian="12pt" style:font-size-complex="12pt"/>
    </style:style>
    <style:style style:name="P92" style:parent-style-name="Normal" style:family="paragraph">
      <style:paragraph-properties fo:text-align="center"/>
    </style:style>
    <style:style style:name="T93" style:parent-style-name="DefaultParagraphFont" style:family="text">
      <style:text-properties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94" style:parent-style-name="Normal" style:family="paragraph">
      <style:text-properties style:font-name="Times New Roman" fo:font-size="12pt" style:font-size-asian="12pt" style:font-size-complex="12pt"/>
    </style:style>
    <style:style style:name="P9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96" style:parent-style-name="DefaultParagraphFont" style:family="text">
      <style:text-properties fo:font-size="12pt" style:font-size-asian="12pt" style:font-size-complex="12pt"/>
    </style:style>
    <style:style style:name="T9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8" style:parent-style-name="DefaultParagraphFont" style:family="text">
      <style:text-properties fo:font-size="12pt" style:font-size-asian="12pt" style:font-size-complex="12pt"/>
    </style:style>
    <style:style style:name="T99" style:parent-style-name="DefaultParagraphFont" style:family="text">
      <style:text-properties fo:font-size="12pt" style:font-size-asian="12pt" style:font-size-complex="12pt"/>
    </style:style>
    <style:style style:name="P10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10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2" style:parent-style-name="DefaultParagraphFont" style:family="text">
      <style:text-properties fo:font-size="12pt" style:font-size-asian="12pt" style:font-size-complex="12pt"/>
    </style:style>
    <style:style style:name="P10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olumn105" style:family="table-column">
      <style:table-column-properties style:column-width="1.1527in"/>
    </style:style>
    <style:style style:name="TableColumn106" style:family="table-column">
      <style:table-column-properties style:column-width="0.8131in"/>
    </style:style>
    <style:style style:name="TableColumn107" style:family="table-column">
      <style:table-column-properties style:column-width="3.643in"/>
    </style:style>
    <style:style style:name="Table104" style:family="table">
      <style:table-properties style:width="5.609in" fo:margin-left="0in" table:align="left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11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11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7" style:parent-style-name="Normal" style:family="paragraph">
      <style:text-properties fo:font-size="12pt" style:font-size-asian="12pt" style:font-size-complex="12pt"/>
    </style:style>
    <style:style style:name="TableCell11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9" style:parent-style-name="Normal" style:family="paragraph">
      <style:text-properties fo:font-size="12pt" style:font-size-asian="12pt" style:font-size-complex="12pt"/>
    </style:style>
    <style:style style:name="TableCell12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1" style:parent-style-name="Normal" style:family="paragraph">
      <style:text-properties fo:font-size="12pt" style:font-size-asian="12pt" style:font-size-complex="12pt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4" style:parent-style-name="Normal" style:family="paragraph">
      <style:text-properties fo:font-size="12pt" style:font-size-asian="12pt" style:font-size-complex="12pt"/>
    </style:style>
    <style:style style:name="TableCell1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6" style:parent-style-name="Normal" style:family="paragraph">
      <style:text-properties fo:font-size="12pt" style:font-size-asian="12pt" style:font-size-complex="12pt"/>
    </style:style>
    <style:style style:name="TableCell12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8" style:parent-style-name="Normal" style:family="paragraph">
      <style:text-properties fo:font-size="12pt" style:font-size-asian="12pt" style:font-size-complex="12pt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1" style:parent-style-name="Normal" style:family="paragraph">
      <style:text-properties fo:font-size="12pt" style:font-size-asian="12pt" style:font-size-complex="12pt"/>
    </style:style>
    <style:style style:name="TableCell13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3" style:parent-style-name="Normal" style:family="paragraph">
      <style:text-properties fo:font-size="12pt" style:font-size-asian="12pt" style:font-size-complex="12pt"/>
    </style:style>
    <style:style style:name="TableCell13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5" style:parent-style-name="Normal" style:family="paragraph">
      <style:text-properties fo:font-size="12pt" style:font-size-asian="12pt" style:font-size-complex="12pt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8" style:parent-style-name="Normal" style:family="paragraph">
      <style:text-properties fo:font-size="12pt" style:font-size-asian="12pt" style:font-size-complex="12pt"/>
    </style:style>
    <style:style style:name="TableCell1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0" style:parent-style-name="Normal" style:family="paragraph">
      <style:text-properties fo:font-size="12pt" style:font-size-asian="12pt" style:font-size-complex="12pt"/>
    </style:style>
    <style:style style:name="TableCell14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2" style:parent-style-name="Normal" style:family="paragraph">
      <style:text-properties fo:font-size="12pt" style:font-size-asian="12pt" style:font-size-complex="12pt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5" style:parent-style-name="Normal" style:family="paragraph">
      <style:text-properties fo:font-size="12pt" style:font-size-asian="12pt" style:font-size-complex="12pt"/>
    </style:style>
    <style:style style:name="TableCell14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7" style:parent-style-name="Normal" style:family="paragraph">
      <style:text-properties fo:font-size="12pt" style:font-size-asian="12pt" style:font-size-complex="12pt"/>
    </style:style>
    <style:style style:name="TableCell14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9" style:parent-style-name="Normal" style:family="paragraph">
      <style:text-properties fo:font-size="12pt" style:font-size-asian="12pt" style:font-size-complex="12pt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2" style:parent-style-name="Normal" style:family="paragraph">
      <style:text-properties fo:font-size="12pt" style:font-size-asian="12pt" style:font-size-complex="12pt"/>
    </style:style>
    <style:style style:name="TableCell15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4" style:parent-style-name="Normal" style:family="paragraph">
      <style:text-properties fo:font-size="12pt" style:font-size-asian="12pt" style:font-size-complex="12pt"/>
    </style:style>
    <style:style style:name="TableCell15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6" style:parent-style-name="Normal" style:family="paragraph">
      <style:text-properties fo:font-size="12pt" style:font-size-asian="12pt" style:font-size-complex="12pt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9" style:parent-style-name="Normal" style:family="paragraph">
      <style:text-properties fo:font-size="12pt" style:font-size-asian="12pt" style:font-size-complex="12pt"/>
    </style:style>
    <style:style style:name="TableCell16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1" style:parent-style-name="Normal" style:family="paragraph">
      <style:text-properties fo:font-size="12pt" style:font-size-asian="12pt" style:font-size-complex="12pt"/>
    </style:style>
    <style:style style:name="TableCell16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3" style:parent-style-name="Normal" style:family="paragraph">
      <style:text-properties fo:font-size="12pt" style:font-size-asian="12pt" style:font-size-complex="12pt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6" style:parent-style-name="Normal" style:family="paragraph">
      <style:text-properties fo:font-size="12pt" style:font-size-asian="12pt" style:font-size-complex="12pt"/>
    </style:style>
    <style:style style:name="TableCell16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8" style:parent-style-name="Normal" style:family="paragraph">
      <style:text-properties fo:font-size="12pt" style:font-size-asian="12pt" style:font-size-complex="12pt"/>
    </style:style>
    <style:style style:name="TableCell16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0" style:parent-style-name="Normal" style:family="paragraph">
      <style:text-properties fo:font-size="12pt" style:font-size-asian="12pt" style:font-size-complex="12pt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3" style:parent-style-name="Normal" style:family="paragraph">
      <style:text-properties fo:font-size="12pt" style:font-size-asian="12pt" style:font-size-complex="12pt"/>
    </style:style>
    <style:style style:name="TableCell17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5" style:parent-style-name="Normal" style:family="paragraph">
      <style:text-properties fo:font-size="12pt" style:font-size-asian="12pt" style:font-size-complex="12pt"/>
    </style:style>
    <style:style style:name="TableCell17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7" style:parent-style-name="Normal" style:family="paragraph">
      <style:text-properties fo:font-size="12pt" style:font-size-asian="12pt" style:font-size-complex="12pt"/>
    </style:style>
    <style:style style:name="P17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79" style:parent-style-name="Normal" style:list-style-name="LFO14" style:family="paragraph"/>
    <style:style style:name="T180" style:parent-style-name="DefaultParagraphFont" style:family="text">
      <style:text-properties fo:font-size="12pt" style:font-size-asian="12pt" style:font-size-complex="12pt"/>
    </style:style>
    <style:style style:name="T181" style:parent-style-name="DefaultParagraphFont" style:family="text">
      <style:text-properties fo:font-size="12pt" style:font-size-asian="12pt" style:font-size-complex="12pt"/>
    </style:style>
    <style:style style:name="T18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83" style:parent-style-name="DefaultParagraphFont" style:family="text">
      <style:text-properties fo:font-size="12pt" style:font-size-asian="12pt" style:font-size-complex="12pt"/>
    </style:style>
    <style:style style:name="P184" style:parent-style-name="Normal" style:list-style-name="LFO14" style:family="paragraph"/>
    <style:style style:name="T185" style:parent-style-name="DefaultParagraphFont" style:family="text">
      <style:text-properties fo:font-size="12pt" style:font-size-asian="12pt" style:font-size-complex="12pt"/>
    </style:style>
    <style:style style:name="T18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87" style:parent-style-name="DefaultParagraphFont" style:family="text">
      <style:text-properties fo:font-size="12pt" style:font-size-asian="12pt" style:font-size-complex="12pt"/>
    </style:style>
    <style:style style:name="T18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89" style:parent-style-name="DefaultParagraphFont" style:family="text">
      <style:text-properties fo:font-size="12pt" style:font-size-asian="12pt" style:font-size-complex="12pt"/>
    </style:style>
    <style:style style:name="P190" style:parent-style-name="Normal" style:list-style-name="LFO14" style:family="paragraph"/>
    <style:style style:name="T191" style:parent-style-name="DefaultParagraphFont" style:family="text">
      <style:text-properties fo:font-size="12pt" style:font-size-asian="12pt" style:font-size-complex="12pt"/>
    </style:style>
    <style:style style:name="T19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93" style:parent-style-name="DefaultParagraphFont" style:family="text">
      <style:text-properties fo:font-size="12pt" style:font-size-asian="12pt" style:font-size-complex="12pt"/>
    </style:style>
    <style:style style:name="P194" style:parent-style-name="Normal" style:list-style-name="LFO14" style:family="paragraph"/>
    <style:style style:name="T195" style:parent-style-name="DefaultParagraphFont" style:family="text">
      <style:text-properties fo:font-size="12pt" style:font-size-asian="12pt" style:font-size-complex="12pt"/>
    </style:style>
    <style:style style:name="T19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97" style:parent-style-name="DefaultParagraphFont" style:family="text">
      <style:text-properties fo:font-size="12pt" style:font-size-asian="12pt" style:font-size-complex="12pt"/>
    </style:style>
    <style:style style:name="T198" style:parent-style-name="DefaultParagraphFont" style:family="text">
      <style:text-properties fo:font-size="12pt" style:font-size-asian="12pt" style:font-size-complex="12pt"/>
    </style:style>
    <style:style style:name="P19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20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01" style:parent-style-name="DefaultParagraphFont" style:family="text">
      <style:text-properties fo:font-size="12pt" style:font-size-asian="12pt" style:font-size-complex="12pt"/>
    </style:style>
    <style:style style:name="P20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olumn204" style:family="table-column">
      <style:table-column-properties style:column-width="0.9187in"/>
    </style:style>
    <style:style style:name="TableColumn205" style:family="table-column">
      <style:table-column-properties style:column-width="0.8131in"/>
    </style:style>
    <style:style style:name="TableColumn206" style:family="table-column">
      <style:table-column-properties style:column-width="3.0298in"/>
    </style:style>
    <style:style style:name="Table203" style:family="table">
      <style:table-properties style:width="4.7618in" fo:margin-left="0in" table:align="left"/>
    </style:style>
    <style:style style:name="TableRow207" style:family="table-row">
      <style:table-row-properties/>
    </style:style>
    <style:style style:name="TableCell20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0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21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21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Row214" style:family="table-row">
      <style:table-row-properties/>
    </style:style>
    <style:style style:name="TableCell21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6" style:parent-style-name="Normal" style:family="paragraph">
      <style:text-properties fo:font-size="12pt" style:font-size-asian="12pt" style:font-size-complex="12pt"/>
    </style:style>
    <style:style style:name="TableCell21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8" style:parent-style-name="Normal" style:family="paragraph">
      <style:text-properties fo:font-size="12pt" style:font-size-asian="12pt" style:font-size-complex="12pt"/>
    </style:style>
    <style:style style:name="TableCell21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0" style:parent-style-name="Normal" style:family="paragraph">
      <style:text-properties fo:font-size="12pt" style:font-size-asian="12pt" style:font-size-complex="12pt"/>
    </style:style>
    <style:style style:name="TableRow221" style:family="table-row">
      <style:table-row-properties/>
    </style:style>
    <style:style style:name="TableCell22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3" style:parent-style-name="Normal" style:family="paragraph">
      <style:text-properties fo:font-size="12pt" style:font-size-asian="12pt" style:font-size-complex="12pt"/>
    </style:style>
    <style:style style:name="TableCell22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5" style:parent-style-name="Normal" style:family="paragraph">
      <style:text-properties fo:font-size="12pt" style:font-size-asian="12pt" style:font-size-complex="12pt"/>
    </style:style>
    <style:style style:name="TableCell22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7" style:parent-style-name="Normal" style:family="paragraph">
      <style:text-properties fo:font-size="12pt" style:font-size-asian="12pt" style:font-size-complex="12pt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0" style:parent-style-name="Normal" style:family="paragraph">
      <style:text-properties fo:font-size="12pt" style:font-size-asian="12pt" style:font-size-complex="12pt"/>
    </style:style>
    <style:style style:name="TableCell23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2" style:parent-style-name="Normal" style:family="paragraph">
      <style:text-properties fo:font-size="12pt" style:font-size-asian="12pt" style:font-size-complex="12pt"/>
    </style:style>
    <style:style style:name="TableCell23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4" style:parent-style-name="Normal" style:family="paragraph">
      <style:text-properties fo:font-size="12pt" style:font-size-asian="12pt" style:font-size-complex="12pt"/>
    </style:style>
    <style:style style:name="TableRow235" style:family="table-row">
      <style:table-row-properties/>
    </style:style>
    <style:style style:name="TableCell23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7" style:parent-style-name="Normal" style:family="paragraph">
      <style:text-properties fo:font-size="12pt" style:font-size-asian="12pt" style:font-size-complex="12pt"/>
    </style:style>
    <style:style style:name="TableCell23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9" style:parent-style-name="Normal" style:family="paragraph">
      <style:text-properties fo:font-size="12pt" style:font-size-asian="12pt" style:font-size-complex="12pt"/>
    </style:style>
    <style:style style:name="TableCell24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1" style:parent-style-name="Normal" style:family="paragraph">
      <style:text-properties fo:font-size="12pt" style:font-size-asian="12pt" style:font-size-complex="12pt"/>
    </style:style>
    <style:style style:name="TableRow242" style:family="table-row">
      <style:table-row-properties/>
    </style:style>
    <style:style style:name="TableCell24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4" style:parent-style-name="Normal" style:family="paragraph">
      <style:text-properties fo:font-size="12pt" style:font-size-asian="12pt" style:font-size-complex="12pt"/>
    </style:style>
    <style:style style:name="TableCell24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6" style:parent-style-name="Normal" style:family="paragraph">
      <style:text-properties fo:font-size="12pt" style:font-size-asian="12pt" style:font-size-complex="12pt"/>
    </style:style>
    <style:style style:name="TableCell24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8" style:parent-style-name="Normal" style:family="paragraph">
      <style:text-properties fo:font-size="12pt" style:font-size-asian="12pt" style:font-size-complex="12pt"/>
    </style:style>
    <style:style style:name="TableRow249" style:family="table-row">
      <style:table-row-properties/>
    </style:style>
    <style:style style:name="TableCell25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1" style:parent-style-name="Normal" style:family="paragraph">
      <style:text-properties fo:font-size="12pt" style:font-size-asian="12pt" style:font-size-complex="12pt"/>
    </style:style>
    <style:style style:name="TableCell25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3" style:parent-style-name="Normal" style:family="paragraph">
      <style:text-properties fo:font-size="12pt" style:font-size-asian="12pt" style:font-size-complex="12pt"/>
    </style:style>
    <style:style style:name="TableCell25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5" style:parent-style-name="Normal" style:family="paragraph">
      <style:text-properties fo:font-size="12pt" style:font-size-asian="12pt" style:font-size-complex="12pt"/>
    </style:style>
    <style:style style:name="TableRow256" style:family="table-row">
      <style:table-row-properties/>
    </style:style>
    <style:style style:name="TableCell25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8" style:parent-style-name="Normal" style:family="paragraph">
      <style:text-properties fo:font-size="12pt" style:font-size-asian="12pt" style:font-size-complex="12pt"/>
    </style:style>
    <style:style style:name="TableCell25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60" style:parent-style-name="Normal" style:family="paragraph">
      <style:text-properties fo:font-size="12pt" style:font-size-asian="12pt" style:font-size-complex="12pt"/>
    </style:style>
    <style:style style:name="TableCell26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62" style:parent-style-name="Normal" style:family="paragraph">
      <style:text-properties fo:font-size="12pt" style:font-size-asian="12pt" style:font-size-complex="12pt"/>
    </style:style>
    <style:style style:name="TableRow263" style:family="table-row">
      <style:table-row-properties/>
    </style:style>
    <style:style style:name="TableCell26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65" style:parent-style-name="Normal" style:family="paragraph">
      <style:text-properties fo:font-size="12pt" style:font-size-asian="12pt" style:font-size-complex="12pt"/>
    </style:style>
    <style:style style:name="TableCell26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67" style:parent-style-name="Normal" style:family="paragraph">
      <style:text-properties fo:font-size="12pt" style:font-size-asian="12pt" style:font-size-complex="12pt"/>
    </style:style>
    <style:style style:name="TableCell26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69" style:parent-style-name="Normal" style:family="paragraph">
      <style:text-properties fo:font-size="12pt" style:font-size-asian="12pt" style:font-size-complex="12pt"/>
    </style:style>
    <style:style style:name="TableRow270" style:family="table-row">
      <style:table-row-properties/>
    </style:style>
    <style:style style:name="TableCell27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72" style:parent-style-name="Normal" style:family="paragraph">
      <style:text-properties fo:font-size="12pt" style:font-size-asian="12pt" style:font-size-complex="12pt"/>
    </style:style>
    <style:style style:name="TableCell27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74" style:parent-style-name="Normal" style:family="paragraph">
      <style:text-properties fo:font-size="12pt" style:font-size-asian="12pt" style:font-size-complex="12pt"/>
    </style:style>
    <style:style style:name="TableCell27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76" style:parent-style-name="Normal" style:family="paragraph">
      <style:text-properties fo:font-size="12pt" style:font-size-asian="12pt" style:font-size-complex="12pt"/>
    </style:style>
    <style:style style:name="TableRow277" style:family="table-row">
      <style:table-row-properties/>
    </style:style>
    <style:style style:name="TableCell27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79" style:parent-style-name="Normal" style:family="paragraph">
      <style:text-properties fo:font-size="12pt" style:font-size-asian="12pt" style:font-size-complex="12pt"/>
    </style:style>
    <style:style style:name="TableCell28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81" style:parent-style-name="Normal" style:family="paragraph">
      <style:text-properties fo:font-size="12pt" style:font-size-asian="12pt" style:font-size-complex="12pt"/>
    </style:style>
    <style:style style:name="TableCell28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83" style:parent-style-name="Normal" style:family="paragraph">
      <style:text-properties fo:font-size="12pt" style:font-size-asian="12pt" style:font-size-complex="12pt"/>
    </style:style>
    <style:style style:name="P28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85" style:parent-style-name="Normal" style:list-style-name="LFO15" style:family="paragraph"/>
    <style:style style:name="T286" style:parent-style-name="DefaultParagraphFont" style:family="text">
      <style:text-properties fo:font-size="12pt" style:font-size-asian="12pt" style:font-size-complex="12pt"/>
    </style:style>
    <style:style style:name="T28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8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89" style:parent-style-name="DefaultParagraphFont" style:family="text">
      <style:text-properties fo:font-size="12pt" style:font-size-asian="12pt" style:font-size-complex="12pt"/>
    </style:style>
    <style:style style:name="P290" style:parent-style-name="Normal" style:list-style-name="LFO15" style:family="paragraph"/>
    <style:style style:name="T291" style:parent-style-name="DefaultParagraphFont" style:family="text">
      <style:text-properties fo:font-size="12pt" style:font-size-asian="12pt" style:font-size-complex="12pt"/>
    </style:style>
    <style:style style:name="T29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93" style:parent-style-name="DefaultParagraphFont" style:family="text">
      <style:text-properties fo:font-size="12pt" style:font-size-asian="12pt" style:font-size-complex="12pt"/>
    </style:style>
    <style:style style:name="P294" style:parent-style-name="Normal" style:list-style-name="LFO15" style:family="paragraph"/>
    <style:style style:name="T295" style:parent-style-name="DefaultParagraphFont" style:family="text">
      <style:text-properties fo:font-size="12pt" style:font-size-asian="12pt" style:font-size-complex="12pt"/>
    </style:style>
    <style:style style:name="T29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97" style:parent-style-name="DefaultParagraphFont" style:family="text">
      <style:text-properties fo:font-size="12pt" style:font-size-asian="12pt" style:font-size-complex="12pt"/>
    </style:style>
    <style:style style:name="P298" style:parent-style-name="Normal" style:list-style-name="LFO15" style:family="paragraph"/>
    <style:style style:name="T299" style:parent-style-name="DefaultParagraphFont" style:family="text">
      <style:text-properties fo:font-size="12pt" style:font-size-asian="12pt" style:font-size-complex="12pt"/>
    </style:style>
    <style:style style:name="T30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01" style:parent-style-name="DefaultParagraphFont" style:family="text">
      <style:text-properties fo:font-size="12pt" style:font-size-asian="12pt" style:font-size-complex="12pt"/>
    </style:style>
    <style:style style:name="P302" style:parent-style-name="Normal" style:list-style-name="LFO15" style:family="paragraph"/>
    <style:style style:name="T303" style:parent-style-name="DefaultParagraphFont" style:family="text">
      <style:text-properties fo:font-size="12pt" style:font-size-asian="12pt" style:font-size-complex="12pt"/>
    </style:style>
    <style:style style:name="T30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05" style:parent-style-name="DefaultParagraphFont" style:family="text">
      <style:text-properties fo:font-size="12pt" style:font-size-asian="12pt" style:font-size-complex="12pt"/>
    </style:style>
    <style:style style:name="P306" style:parent-style-name="Normal" style:list-style-name="LFO15" style:family="paragraph"/>
    <style:style style:name="T307" style:parent-style-name="DefaultParagraphFont" style:family="text">
      <style:text-properties fo:font-size="12pt" style:font-size-asian="12pt" style:font-size-complex="12pt"/>
    </style:style>
    <style:style style:name="T30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09" style:parent-style-name="DefaultParagraphFont" style:family="text">
      <style:text-properties fo:font-size="12pt" style:font-size-asian="12pt" style:font-size-complex="12pt"/>
    </style:style>
    <style:style style:name="T310" style:parent-style-name="DefaultParagraphFont" style:family="text">
      <style:text-properties fo:font-size="12pt" style:font-size-asian="12pt" style:font-size-complex="12pt"/>
    </style:style>
    <style:style style:name="P31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31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13" style:parent-style-name="DefaultParagraphFont" style:family="text">
      <style:text-properties fo:font-size="12pt" style:font-size-asian="12pt" style:font-size-complex="12pt"/>
    </style:style>
    <style:style style:name="P31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olumn316" style:family="table-column">
      <style:table-column-properties style:column-width="0.927in"/>
    </style:style>
    <style:style style:name="TableColumn317" style:family="table-column">
      <style:table-column-properties style:column-width="0.8131in"/>
    </style:style>
    <style:style style:name="TableColumn318" style:family="table-column">
      <style:table-column-properties style:column-width="3.3041in"/>
    </style:style>
    <style:style style:name="Table315" style:family="table">
      <style:table-properties style:width="5.0444in" fo:margin-left="0in" table:align="left"/>
    </style:style>
    <style:style style:name="TableRow319" style:family="table-row">
      <style:table-row-properties/>
    </style:style>
    <style:style style:name="TableCell32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2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32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2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32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2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Row326" style:family="table-row">
      <style:table-row-properties/>
    </style:style>
    <style:style style:name="TableCell32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28" style:parent-style-name="Normal" style:family="paragraph">
      <style:text-properties fo:font-size="12pt" style:font-size-asian="12pt" style:font-size-complex="12pt"/>
    </style:style>
    <style:style style:name="TableCell32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30" style:parent-style-name="Normal" style:family="paragraph">
      <style:text-properties fo:font-size="12pt" style:font-size-asian="12pt" style:font-size-complex="12pt"/>
    </style:style>
    <style:style style:name="TableCell33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32" style:parent-style-name="Normal" style:family="paragraph">
      <style:text-properties fo:font-size="12pt" style:font-size-asian="12pt" style:font-size-complex="12pt"/>
    </style:style>
    <style:style style:name="TableRow333" style:family="table-row">
      <style:table-row-properties/>
    </style:style>
    <style:style style:name="TableCell33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35" style:parent-style-name="Normal" style:family="paragraph">
      <style:text-properties fo:font-size="12pt" style:font-size-asian="12pt" style:font-size-complex="12pt"/>
    </style:style>
    <style:style style:name="TableCell33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37" style:parent-style-name="Normal" style:family="paragraph">
      <style:text-properties fo:font-size="12pt" style:font-size-asian="12pt" style:font-size-complex="12pt"/>
    </style:style>
    <style:style style:name="TableCell33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39" style:parent-style-name="Normal" style:family="paragraph">
      <style:text-properties fo:font-size="12pt" style:font-size-asian="12pt" style:font-size-complex="12pt"/>
    </style:style>
    <style:style style:name="TableRow340" style:family="table-row">
      <style:table-row-properties/>
    </style:style>
    <style:style style:name="TableCell34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42" style:parent-style-name="Normal" style:family="paragraph">
      <style:text-properties fo:font-size="12pt" style:font-size-asian="12pt" style:font-size-complex="12pt"/>
    </style:style>
    <style:style style:name="TableCell34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44" style:parent-style-name="Normal" style:family="paragraph">
      <style:text-properties fo:font-size="12pt" style:font-size-asian="12pt" style:font-size-complex="12pt"/>
    </style:style>
    <style:style style:name="TableCell34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46" style:parent-style-name="Normal" style:family="paragraph">
      <style:text-properties fo:font-size="12pt" style:font-size-asian="12pt" style:font-size-complex="12pt"/>
    </style:style>
    <style:style style:name="TableRow347" style:family="table-row">
      <style:table-row-properties/>
    </style:style>
    <style:style style:name="TableCell34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49" style:parent-style-name="Normal" style:family="paragraph">
      <style:text-properties fo:font-size="12pt" style:font-size-asian="12pt" style:font-size-complex="12pt"/>
    </style:style>
    <style:style style:name="TableCell35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51" style:parent-style-name="Normal" style:family="paragraph">
      <style:text-properties fo:font-size="12pt" style:font-size-asian="12pt" style:font-size-complex="12pt"/>
    </style:style>
    <style:style style:name="TableCell35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53" style:parent-style-name="Normal" style:family="paragraph">
      <style:text-properties fo:font-size="12pt" style:font-size-asian="12pt" style:font-size-complex="12pt"/>
    </style:style>
    <style:style style:name="TableRow354" style:family="table-row">
      <style:table-row-properties/>
    </style:style>
    <style:style style:name="TableCell35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56" style:parent-style-name="Normal" style:family="paragraph">
      <style:text-properties fo:font-size="12pt" style:font-size-asian="12pt" style:font-size-complex="12pt"/>
    </style:style>
    <style:style style:name="TableCell35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58" style:parent-style-name="Normal" style:family="paragraph">
      <style:text-properties fo:font-size="12pt" style:font-size-asian="12pt" style:font-size-complex="12pt"/>
    </style:style>
    <style:style style:name="TableCell35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60" style:parent-style-name="Normal" style:family="paragraph">
      <style:text-properties fo:font-size="12pt" style:font-size-asian="12pt" style:font-size-complex="12pt"/>
    </style:style>
    <style:style style:name="TableRow361" style:family="table-row">
      <style:table-row-properties/>
    </style:style>
    <style:style style:name="TableCell36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63" style:parent-style-name="Normal" style:family="paragraph">
      <style:text-properties fo:font-size="12pt" style:font-size-asian="12pt" style:font-size-complex="12pt"/>
    </style:style>
    <style:style style:name="TableCell36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65" style:parent-style-name="Normal" style:family="paragraph">
      <style:text-properties fo:font-size="12pt" style:font-size-asian="12pt" style:font-size-complex="12pt"/>
    </style:style>
    <style:style style:name="TableCell36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67" style:parent-style-name="Normal" style:family="paragraph">
      <style:text-properties fo:font-size="12pt" style:font-size-asian="12pt" style:font-size-complex="12pt"/>
    </style:style>
    <style:style style:name="TableRow368" style:family="table-row">
      <style:table-row-properties/>
    </style:style>
    <style:style style:name="TableCell36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70" style:parent-style-name="Normal" style:family="paragraph">
      <style:text-properties fo:font-size="12pt" style:font-size-asian="12pt" style:font-size-complex="12pt"/>
    </style:style>
    <style:style style:name="TableCell37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72" style:parent-style-name="Normal" style:family="paragraph">
      <style:text-properties fo:font-size="12pt" style:font-size-asian="12pt" style:font-size-complex="12pt"/>
    </style:style>
    <style:style style:name="TableCell37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74" style:parent-style-name="Normal" style:family="paragraph">
      <style:text-properties fo:font-size="12pt" style:font-size-asian="12pt" style:font-size-complex="12pt"/>
    </style:style>
    <style:style style:name="P37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76" style:parent-style-name="Normal" style:list-style-name="LFO16" style:family="paragraph"/>
    <style:style style:name="T377" style:parent-style-name="DefaultParagraphFont" style:family="text">
      <style:text-properties fo:font-size="12pt" style:font-size-asian="12pt" style:font-size-complex="12pt"/>
    </style:style>
    <style:style style:name="T37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79" style:parent-style-name="DefaultParagraphFont" style:family="text">
      <style:text-properties fo:font-size="12pt" style:font-size-asian="12pt" style:font-size-complex="12pt"/>
    </style:style>
    <style:style style:name="P380" style:parent-style-name="Normal" style:list-style-name="LFO16" style:family="paragraph"/>
    <style:style style:name="T381" style:parent-style-name="DefaultParagraphFont" style:family="text">
      <style:text-properties fo:font-size="12pt" style:font-size-asian="12pt" style:font-size-complex="12pt"/>
    </style:style>
    <style:style style:name="T38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83" style:parent-style-name="DefaultParagraphFont" style:family="text">
      <style:text-properties fo:font-size="12pt" style:font-size-asian="12pt" style:font-size-complex="12pt"/>
    </style:style>
    <style:style style:name="P384" style:parent-style-name="Normal" style:list-style-name="LFO16" style:family="paragraph"/>
    <style:style style:name="T385" style:parent-style-name="DefaultParagraphFont" style:family="text">
      <style:text-properties fo:font-size="12pt" style:font-size-asian="12pt" style:font-size-complex="12pt"/>
    </style:style>
    <style:style style:name="T38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87" style:parent-style-name="DefaultParagraphFont" style:family="text">
      <style:text-properties fo:font-size="12pt" style:font-size-asian="12pt" style:font-size-complex="12pt"/>
    </style:style>
    <style:style style:name="T38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89" style:parent-style-name="DefaultParagraphFont" style:family="text">
      <style:text-properties fo:font-size="12pt" style:font-size-asian="12pt" style:font-size-complex="12pt"/>
    </style:style>
    <style:style style:name="T390" style:parent-style-name="DefaultParagraphFont" style:family="text">
      <style:text-properties fo:font-size="12pt" style:font-size-asian="12pt" style:font-size-complex="12pt"/>
    </style:style>
    <style:style style:name="P39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39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93" style:parent-style-name="DefaultParagraphFont" style:family="text">
      <style:text-properties fo:font-size="12pt" style:font-size-asian="12pt" style:font-size-complex="12pt"/>
    </style:style>
    <style:style style:name="P39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olumn396" style:family="table-column">
      <style:table-column-properties style:column-width="0.8472in"/>
    </style:style>
    <style:style style:name="TableColumn397" style:family="table-column">
      <style:table-column-properties style:column-width="0.8131in"/>
    </style:style>
    <style:style style:name="TableColumn398" style:family="table-column">
      <style:table-column-properties style:column-width="3.1347in"/>
    </style:style>
    <style:style style:name="Table395" style:family="table">
      <style:table-properties style:width="4.7951in" fo:margin-left="0in" table:align="left"/>
    </style:style>
    <style:style style:name="TableRow399" style:family="table-row">
      <style:table-row-properties/>
    </style:style>
    <style:style style:name="TableCell40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0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40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0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40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0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Row406" style:family="table-row">
      <style:table-row-properties/>
    </style:style>
    <style:style style:name="TableCell40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08" style:parent-style-name="Normal" style:family="paragraph">
      <style:text-properties fo:font-size="12pt" style:font-size-asian="12pt" style:font-size-complex="12pt"/>
    </style:style>
    <style:style style:name="TableCell40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10" style:parent-style-name="Normal" style:family="paragraph">
      <style:text-properties fo:font-size="12pt" style:font-size-asian="12pt" style:font-size-complex="12pt"/>
    </style:style>
    <style:style style:name="TableCell41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12" style:parent-style-name="Normal" style:family="paragraph">
      <style:text-properties fo:font-size="12pt" style:font-size-asian="12pt" style:font-size-complex="12pt"/>
    </style:style>
    <style:style style:name="TableRow413" style:family="table-row">
      <style:table-row-properties/>
    </style:style>
    <style:style style:name="TableCell41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15" style:parent-style-name="Normal" style:family="paragraph">
      <style:text-properties fo:font-size="12pt" style:font-size-asian="12pt" style:font-size-complex="12pt"/>
    </style:style>
    <style:style style:name="TableCell41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17" style:parent-style-name="Normal" style:family="paragraph">
      <style:text-properties fo:font-size="12pt" style:font-size-asian="12pt" style:font-size-complex="12pt"/>
    </style:style>
    <style:style style:name="TableCell41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19" style:parent-style-name="Normal" style:family="paragraph">
      <style:text-properties fo:font-size="12pt" style:font-size-asian="12pt" style:font-size-complex="12pt"/>
    </style:style>
    <style:style style:name="TableRow420" style:family="table-row">
      <style:table-row-properties/>
    </style:style>
    <style:style style:name="TableCell42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22" style:parent-style-name="Normal" style:family="paragraph">
      <style:text-properties fo:font-size="12pt" style:font-size-asian="12pt" style:font-size-complex="12pt"/>
    </style:style>
    <style:style style:name="TableCell42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24" style:parent-style-name="Normal" style:family="paragraph">
      <style:text-properties fo:font-size="12pt" style:font-size-asian="12pt" style:font-size-complex="12pt"/>
    </style:style>
    <style:style style:name="TableCell4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26" style:parent-style-name="Normal" style:family="paragraph">
      <style:text-properties fo:font-size="12pt" style:font-size-asian="12pt" style:font-size-complex="12pt"/>
    </style:style>
    <style:style style:name="TableRow427" style:family="table-row">
      <style:table-row-properties/>
    </style:style>
    <style:style style:name="TableCell42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29" style:parent-style-name="Normal" style:family="paragraph">
      <style:text-properties fo:font-size="12pt" style:font-size-asian="12pt" style:font-size-complex="12pt"/>
    </style:style>
    <style:style style:name="TableCell43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31" style:parent-style-name="Normal" style:family="paragraph">
      <style:text-properties fo:font-size="12pt" style:font-size-asian="12pt" style:font-size-complex="12pt"/>
    </style:style>
    <style:style style:name="TableCell43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33" style:parent-style-name="Normal" style:family="paragraph">
      <style:text-properties fo:font-size="12pt" style:font-size-asian="12pt" style:font-size-complex="12pt"/>
    </style:style>
    <style:style style:name="TableRow434" style:family="table-row">
      <style:table-row-properties/>
    </style:style>
    <style:style style:name="TableCell4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36" style:parent-style-name="Normal" style:family="paragraph">
      <style:text-properties fo:font-size="12pt" style:font-size-asian="12pt" style:font-size-complex="12pt"/>
    </style:style>
    <style:style style:name="TableCell4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38" style:parent-style-name="Normal" style:family="paragraph">
      <style:text-properties fo:font-size="12pt" style:font-size-asian="12pt" style:font-size-complex="12pt"/>
    </style:style>
    <style:style style:name="TableCell4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40" style:parent-style-name="Normal" style:family="paragraph">
      <style:text-properties fo:font-size="12pt" style:font-size-asian="12pt" style:font-size-complex="12pt"/>
    </style:style>
    <style:style style:name="TableRow441" style:family="table-row">
      <style:table-row-properties/>
    </style:style>
    <style:style style:name="TableCell44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43" style:parent-style-name="Normal" style:family="paragraph">
      <style:text-properties fo:font-size="12pt" style:font-size-asian="12pt" style:font-size-complex="12pt"/>
    </style:style>
    <style:style style:name="TableCell44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45" style:parent-style-name="Normal" style:family="paragraph">
      <style:text-properties fo:font-size="12pt" style:font-size-asian="12pt" style:font-size-complex="12pt"/>
    </style:style>
    <style:style style:name="TableCell44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47" style:parent-style-name="Normal" style:family="paragraph">
      <style:text-properties fo:font-size="12pt" style:font-size-asian="12pt" style:font-size-complex="12pt"/>
    </style:style>
    <style:style style:name="TableRow448" style:family="table-row">
      <style:table-row-properties/>
    </style:style>
    <style:style style:name="TableCell44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50" style:parent-style-name="Normal" style:family="paragraph">
      <style:text-properties fo:font-size="12pt" style:font-size-asian="12pt" style:font-size-complex="12pt"/>
    </style:style>
    <style:style style:name="TableCell45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52" style:parent-style-name="Normal" style:family="paragraph">
      <style:text-properties fo:font-size="12pt" style:font-size-asian="12pt" style:font-size-complex="12pt"/>
    </style:style>
    <style:style style:name="TableCell45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54" style:parent-style-name="Normal" style:family="paragraph">
      <style:text-properties fo:font-size="12pt" style:font-size-asian="12pt" style:font-size-complex="12pt"/>
    </style:style>
    <style:style style:name="P45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56" style:parent-style-name="Normal" style:list-style-name="LFO17" style:family="paragraph"/>
    <style:style style:name="T457" style:parent-style-name="DefaultParagraphFont" style:family="text">
      <style:text-properties fo:font-size="12pt" style:font-size-asian="12pt" style:font-size-complex="12pt"/>
    </style:style>
    <style:style style:name="T45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459" style:parent-style-name="DefaultParagraphFont" style:family="text">
      <style:text-properties fo:font-size="12pt" style:font-size-asian="12pt" style:font-size-complex="12pt"/>
    </style:style>
    <style:style style:name="P460" style:parent-style-name="Normal" style:list-style-name="LFO17" style:family="paragraph"/>
    <style:style style:name="T461" style:parent-style-name="DefaultParagraphFont" style:family="text">
      <style:text-properties fo:font-size="12pt" style:font-size-asian="12pt" style:font-size-complex="12pt"/>
    </style:style>
    <style:style style:name="T46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463" style:parent-style-name="DefaultParagraphFont" style:family="text">
      <style:text-properties fo:font-size="12pt" style:font-size-asian="12pt" style:font-size-complex="12pt"/>
    </style:style>
    <style:style style:name="P464" style:parent-style-name="Normal" style:list-style-name="LFO17" style:family="paragraph"/>
    <style:style style:name="T465" style:parent-style-name="DefaultParagraphFont" style:family="text">
      <style:text-properties fo:font-size="12pt" style:font-size-asian="12pt" style:font-size-complex="12pt"/>
    </style:style>
    <style:style style:name="T46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467" style:parent-style-name="DefaultParagraphFont" style:family="text">
      <style:text-properties fo:font-size="12pt" style:font-size-asian="12pt" style:font-size-complex="12pt"/>
    </style:style>
    <style:style style:name="T46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469" style:parent-style-name="DefaultParagraphFont" style:family="text">
      <style:text-properties fo:font-size="12pt" style:font-size-asian="12pt" style:font-size-complex="12pt"/>
    </style:style>
    <style:style style:name="T470" style:parent-style-name="DefaultParagraphFont" style:family="text">
      <style:text-properties fo:font-size="12pt" style:font-size-asian="12pt" style:font-size-complex="12pt"/>
    </style:style>
    <style:style style:name="P47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47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473" style:parent-style-name="DefaultParagraphFont" style:family="text">
      <style:text-properties fo:font-size="12pt" style:font-size-asian="12pt" style:font-size-complex="12pt"/>
    </style:style>
    <style:style style:name="P47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olumn476" style:family="table-column">
      <style:table-column-properties style:column-width="0.9243in"/>
    </style:style>
    <style:style style:name="TableColumn477" style:family="table-column">
      <style:table-column-properties style:column-width="0.8131in"/>
    </style:style>
    <style:style style:name="TableColumn478" style:family="table-column">
      <style:table-column-properties style:column-width="3.1222in"/>
    </style:style>
    <style:style style:name="Table475" style:family="table">
      <style:table-properties style:width="4.8597in" fo:margin-left="0in" table:align="left"/>
    </style:style>
    <style:style style:name="TableRow479" style:family="table-row">
      <style:table-row-properties/>
    </style:style>
    <style:style style:name="TableCell48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8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48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8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48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8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Row486" style:family="table-row">
      <style:table-row-properties/>
    </style:style>
    <style:style style:name="TableCell48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88" style:parent-style-name="Normal" style:family="paragraph">
      <style:text-properties fo:font-size="12pt" style:font-size-asian="12pt" style:font-size-complex="12pt"/>
    </style:style>
    <style:style style:name="TableCell48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90" style:parent-style-name="Normal" style:family="paragraph">
      <style:text-properties fo:font-size="12pt" style:font-size-asian="12pt" style:font-size-complex="12pt"/>
    </style:style>
    <style:style style:name="TableCell49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92" style:parent-style-name="Normal" style:family="paragraph">
      <style:text-properties fo:font-size="12pt" style:font-size-asian="12pt" style:font-size-complex="12pt"/>
    </style:style>
    <style:style style:name="TableRow493" style:family="table-row">
      <style:table-row-properties/>
    </style:style>
    <style:style style:name="TableCell49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95" style:parent-style-name="Normal" style:family="paragraph">
      <style:text-properties fo:font-size="12pt" style:font-size-asian="12pt" style:font-size-complex="12pt"/>
    </style:style>
    <style:style style:name="TableCell49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97" style:parent-style-name="Normal" style:family="paragraph">
      <style:text-properties fo:font-size="12pt" style:font-size-asian="12pt" style:font-size-complex="12pt"/>
    </style:style>
    <style:style style:name="TableCell49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99" style:parent-style-name="Normal" style:family="paragraph">
      <style:text-properties fo:font-size="12pt" style:font-size-asian="12pt" style:font-size-complex="12pt"/>
    </style:style>
    <style:style style:name="TableRow500" style:family="table-row">
      <style:table-row-properties/>
    </style:style>
    <style:style style:name="TableCell50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02" style:parent-style-name="Normal" style:family="paragraph">
      <style:text-properties fo:font-size="12pt" style:font-size-asian="12pt" style:font-size-complex="12pt"/>
    </style:style>
    <style:style style:name="TableCell50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04" style:parent-style-name="Normal" style:family="paragraph">
      <style:text-properties fo:font-size="12pt" style:font-size-asian="12pt" style:font-size-complex="12pt"/>
    </style:style>
    <style:style style:name="TableCell50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06" style:parent-style-name="Normal" style:family="paragraph">
      <style:text-properties fo:font-size="12pt" style:font-size-asian="12pt" style:font-size-complex="12pt"/>
    </style:style>
    <style:style style:name="TableRow507" style:family="table-row">
      <style:table-row-properties/>
    </style:style>
    <style:style style:name="TableCell50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09" style:parent-style-name="Normal" style:family="paragraph">
      <style:text-properties fo:font-size="12pt" style:font-size-asian="12pt" style:font-size-complex="12pt"/>
    </style:style>
    <style:style style:name="TableCell51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11" style:parent-style-name="Normal" style:family="paragraph">
      <style:text-properties fo:font-size="12pt" style:font-size-asian="12pt" style:font-size-complex="12pt"/>
    </style:style>
    <style:style style:name="TableCell51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13" style:parent-style-name="Normal" style:family="paragraph">
      <style:text-properties fo:font-size="12pt" style:font-size-asian="12pt" style:font-size-complex="12pt"/>
    </style:style>
    <style:style style:name="TableRow514" style:family="table-row">
      <style:table-row-properties/>
    </style:style>
    <style:style style:name="TableCell51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16" style:parent-style-name="Normal" style:family="paragraph">
      <style:text-properties fo:font-size="12pt" style:font-size-asian="12pt" style:font-size-complex="12pt"/>
    </style:style>
    <style:style style:name="TableCell51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18" style:parent-style-name="Normal" style:family="paragraph">
      <style:text-properties fo:font-size="12pt" style:font-size-asian="12pt" style:font-size-complex="12pt"/>
    </style:style>
    <style:style style:name="TableCell51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20" style:parent-style-name="Normal" style:family="paragraph">
      <style:text-properties fo:font-size="12pt" style:font-size-asian="12pt" style:font-size-complex="12pt"/>
    </style:style>
    <style:style style:name="TableRow521" style:family="table-row">
      <style:table-row-properties/>
    </style:style>
    <style:style style:name="TableCell52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23" style:parent-style-name="Normal" style:family="paragraph">
      <style:text-properties fo:font-size="12pt" style:font-size-asian="12pt" style:font-size-complex="12pt"/>
    </style:style>
    <style:style style:name="TableCell52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25" style:parent-style-name="Normal" style:family="paragraph">
      <style:text-properties fo:font-size="12pt" style:font-size-asian="12pt" style:font-size-complex="12pt"/>
    </style:style>
    <style:style style:name="TableCell52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27" style:parent-style-name="Normal" style:family="paragraph">
      <style:text-properties fo:font-size="12pt" style:font-size-asian="12pt" style:font-size-complex="12pt"/>
    </style:style>
    <style:style style:name="TableRow528" style:family="table-row">
      <style:table-row-properties/>
    </style:style>
    <style:style style:name="TableCell52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30" style:parent-style-name="Normal" style:family="paragraph">
      <style:text-properties fo:font-size="12pt" style:font-size-asian="12pt" style:font-size-complex="12pt"/>
    </style:style>
    <style:style style:name="TableCell53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32" style:parent-style-name="Normal" style:family="paragraph">
      <style:text-properties fo:font-size="12pt" style:font-size-asian="12pt" style:font-size-complex="12pt"/>
    </style:style>
    <style:style style:name="TableCell53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34" style:parent-style-name="Normal" style:family="paragraph">
      <style:text-properties fo:font-size="12pt" style:font-size-asian="12pt" style:font-size-complex="12pt"/>
    </style:style>
    <style:style style:name="P53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536" style:parent-style-name="Normal" style:list-style-name="LFO18" style:family="paragraph"/>
    <style:style style:name="T537" style:parent-style-name="DefaultParagraphFont" style:family="text">
      <style:text-properties fo:font-size="12pt" style:font-size-asian="12pt" style:font-size-complex="12pt"/>
    </style:style>
    <style:style style:name="T53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539" style:parent-style-name="DefaultParagraphFont" style:family="text">
      <style:text-properties fo:font-size="12pt" style:font-size-asian="12pt" style:font-size-complex="12pt"/>
    </style:style>
    <style:style style:name="T540" style:parent-style-name="DefaultParagraphFont" style:family="text">
      <style:text-properties fo:font-size="12pt" style:font-size-asian="12pt" style:font-size-complex="12pt"/>
    </style:style>
    <style:style style:name="P541" style:parent-style-name="Normal" style:list-style-name="LFO18" style:family="paragraph"/>
    <style:style style:name="T542" style:parent-style-name="DefaultParagraphFont" style:family="text">
      <style:text-properties fo:font-size="12pt" style:font-size-asian="12pt" style:font-size-complex="12pt"/>
    </style:style>
    <style:style style:name="T54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544" style:parent-style-name="DefaultParagraphFont" style:family="text">
      <style:text-properties fo:font-size="12pt" style:font-size-asian="12pt" style:font-size-complex="12pt"/>
    </style:style>
    <style:style style:name="P545" style:parent-style-name="Normal" style:list-style-name="LFO18" style:family="paragraph"/>
    <style:style style:name="T546" style:parent-style-name="DefaultParagraphFont" style:family="text">
      <style:text-properties fo:font-size="12pt" style:font-size-asian="12pt" style:font-size-complex="12pt"/>
    </style:style>
    <style:style style:name="T54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548" style:parent-style-name="DefaultParagraphFont" style:family="text">
      <style:text-properties fo:font-size="12pt" style:font-size-asian="12pt" style:font-size-complex="12pt"/>
    </style:style>
    <style:style style:name="T549" style:parent-style-name="DefaultParagraphFont" style:family="text">
      <style:text-properties fo:font-size="12pt" style:font-size-asian="12pt" style:font-size-complex="12pt"/>
    </style:style>
    <style:style style:name="P55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55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552" style:parent-style-name="DefaultParagraphFont" style:family="text">
      <style:text-properties fo:font-size="12pt" style:font-size-asian="12pt" style:font-size-complex="12pt"/>
    </style:style>
    <style:style style:name="P55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olumn555" style:family="table-column">
      <style:table-column-properties style:column-width="0.9187in"/>
    </style:style>
    <style:style style:name="TableColumn556" style:family="table-column">
      <style:table-column-properties style:column-width="0.8131in"/>
    </style:style>
    <style:style style:name="TableColumn557" style:family="table-column">
      <style:table-column-properties style:column-width="3.6354in"/>
    </style:style>
    <style:style style:name="Table554" style:family="table">
      <style:table-properties style:width="5.3673in" fo:margin-left="0in" table:align="left"/>
    </style:style>
    <style:style style:name="TableRow558" style:family="table-row">
      <style:table-row-properties/>
    </style:style>
    <style:style style:name="TableCell55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6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56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6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56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6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Row565" style:family="table-row">
      <style:table-row-properties/>
    </style:style>
    <style:style style:name="TableCell56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67" style:parent-style-name="Normal" style:family="paragraph">
      <style:text-properties fo:font-size="12pt" style:font-size-asian="12pt" style:font-size-complex="12pt"/>
    </style:style>
    <style:style style:name="TableCell56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69" style:parent-style-name="Normal" style:family="paragraph">
      <style:text-properties fo:font-size="12pt" style:font-size-asian="12pt" style:font-size-complex="12pt"/>
    </style:style>
    <style:style style:name="TableCell57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71" style:parent-style-name="Normal" style:family="paragraph">
      <style:text-properties fo:font-size="12pt" style:font-size-asian="12pt" style:font-size-complex="12pt"/>
    </style:style>
    <style:style style:name="TableRow572" style:family="table-row">
      <style:table-row-properties/>
    </style:style>
    <style:style style:name="TableCell57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74" style:parent-style-name="Normal" style:family="paragraph">
      <style:text-properties fo:font-size="12pt" style:font-size-asian="12pt" style:font-size-complex="12pt"/>
    </style:style>
    <style:style style:name="TableCell57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76" style:parent-style-name="Normal" style:family="paragraph">
      <style:text-properties fo:font-size="12pt" style:font-size-asian="12pt" style:font-size-complex="12pt"/>
    </style:style>
    <style:style style:name="TableCell57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78" style:parent-style-name="Normal" style:family="paragraph">
      <style:text-properties fo:font-size="12pt" style:font-size-asian="12pt" style:font-size-complex="12pt"/>
    </style:style>
    <style:style style:name="TableRow579" style:family="table-row">
      <style:table-row-properties/>
    </style:style>
    <style:style style:name="TableCell58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81" style:parent-style-name="Normal" style:family="paragraph">
      <style:text-properties fo:font-size="12pt" style:font-size-asian="12pt" style:font-size-complex="12pt"/>
    </style:style>
    <style:style style:name="TableCell58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83" style:parent-style-name="Normal" style:family="paragraph">
      <style:text-properties fo:font-size="12pt" style:font-size-asian="12pt" style:font-size-complex="12pt"/>
    </style:style>
    <style:style style:name="TableCell58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85" style:parent-style-name="Normal" style:family="paragraph">
      <style:text-properties fo:font-size="12pt" style:font-size-asian="12pt" style:font-size-complex="12pt"/>
    </style:style>
    <style:style style:name="TableRow586" style:family="table-row">
      <style:table-row-properties/>
    </style:style>
    <style:style style:name="TableCell58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88" style:parent-style-name="Normal" style:family="paragraph">
      <style:text-properties fo:font-size="12pt" style:font-size-asian="12pt" style:font-size-complex="12pt"/>
    </style:style>
    <style:style style:name="TableCell58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90" style:parent-style-name="Normal" style:family="paragraph">
      <style:text-properties fo:font-size="12pt" style:font-size-asian="12pt" style:font-size-complex="12pt"/>
    </style:style>
    <style:style style:name="TableCell59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92" style:parent-style-name="Normal" style:family="paragraph">
      <style:text-properties fo:font-size="12pt" style:font-size-asian="12pt" style:font-size-complex="12pt"/>
    </style:style>
    <style:style style:name="TableRow593" style:family="table-row">
      <style:table-row-properties/>
    </style:style>
    <style:style style:name="TableCell59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95" style:parent-style-name="Normal" style:family="paragraph">
      <style:text-properties fo:font-size="12pt" style:font-size-asian="12pt" style:font-size-complex="12pt"/>
    </style:style>
    <style:style style:name="TableCell59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97" style:parent-style-name="Normal" style:family="paragraph">
      <style:text-properties fo:font-size="12pt" style:font-size-asian="12pt" style:font-size-complex="12pt"/>
    </style:style>
    <style:style style:name="TableCell59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99" style:parent-style-name="Normal" style:family="paragraph">
      <style:text-properties fo:font-size="12pt" style:font-size-asian="12pt" style:font-size-complex="12pt"/>
    </style:style>
    <style:style style:name="TableRow600" style:family="table-row">
      <style:table-row-properties/>
    </style:style>
    <style:style style:name="TableCell60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02" style:parent-style-name="Normal" style:family="paragraph">
      <style:text-properties fo:font-size="12pt" style:font-size-asian="12pt" style:font-size-complex="12pt"/>
    </style:style>
    <style:style style:name="TableCell60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04" style:parent-style-name="Normal" style:family="paragraph">
      <style:text-properties fo:font-size="12pt" style:font-size-asian="12pt" style:font-size-complex="12pt"/>
    </style:style>
    <style:style style:name="TableCell60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06" style:parent-style-name="Normal" style:family="paragraph">
      <style:text-properties fo:font-size="12pt" style:font-size-asian="12pt" style:font-size-complex="12pt"/>
    </style:style>
    <style:style style:name="TableRow607" style:family="table-row">
      <style:table-row-properties/>
    </style:style>
    <style:style style:name="TableCell60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09" style:parent-style-name="Normal" style:family="paragraph">
      <style:text-properties fo:font-size="12pt" style:font-size-asian="12pt" style:font-size-complex="12pt"/>
    </style:style>
    <style:style style:name="TableCell61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11" style:parent-style-name="Normal" style:family="paragraph">
      <style:text-properties fo:font-size="12pt" style:font-size-asian="12pt" style:font-size-complex="12pt"/>
    </style:style>
    <style:style style:name="TableCell61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13" style:parent-style-name="Normal" style:family="paragraph">
      <style:text-properties fo:font-size="12pt" style:font-size-asian="12pt" style:font-size-complex="12pt"/>
    </style:style>
    <style:style style:name="TableRow614" style:family="table-row">
      <style:table-row-properties/>
    </style:style>
    <style:style style:name="TableCell61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16" style:parent-style-name="Normal" style:family="paragraph">
      <style:text-properties fo:font-size="12pt" style:font-size-asian="12pt" style:font-size-complex="12pt"/>
    </style:style>
    <style:style style:name="TableCell61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18" style:parent-style-name="Normal" style:family="paragraph">
      <style:text-properties fo:font-size="12pt" style:font-size-asian="12pt" style:font-size-complex="12pt"/>
    </style:style>
    <style:style style:name="TableCell61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20" style:parent-style-name="Normal" style:family="paragraph">
      <style:text-properties fo:font-size="12pt" style:font-size-asian="12pt" style:font-size-complex="12pt"/>
    </style:style>
    <style:style style:name="TableRow621" style:family="table-row">
      <style:table-row-properties/>
    </style:style>
    <style:style style:name="TableCell62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23" style:parent-style-name="Normal" style:family="paragraph">
      <style:text-properties fo:font-size="12pt" style:font-size-asian="12pt" style:font-size-complex="12pt"/>
    </style:style>
    <style:style style:name="TableCell62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25" style:parent-style-name="Normal" style:family="paragraph">
      <style:text-properties fo:font-size="12pt" style:font-size-asian="12pt" style:font-size-complex="12pt"/>
    </style:style>
    <style:style style:name="TableCell62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27" style:parent-style-name="Normal" style:family="paragraph">
      <style:text-properties fo:font-size="12pt" style:font-size-asian="12pt" style:font-size-complex="12pt"/>
    </style:style>
    <style:style style:name="P62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629" style:parent-style-name="Normal" style:list-style-name="LFO19" style:family="paragraph"/>
    <style:style style:name="T630" style:parent-style-name="DefaultParagraphFont" style:family="text">
      <style:text-properties fo:font-size="12pt" style:font-size-asian="12pt" style:font-size-complex="12pt"/>
    </style:style>
    <style:style style:name="T63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632" style:parent-style-name="DefaultParagraphFont" style:family="text">
      <style:text-properties fo:font-size="12pt" style:font-size-asian="12pt" style:font-size-complex="12pt"/>
    </style:style>
    <style:style style:name="P633" style:parent-style-name="Normal" style:list-style-name="LFO19" style:family="paragraph"/>
    <style:style style:name="T634" style:parent-style-name="DefaultParagraphFont" style:family="text">
      <style:text-properties fo:font-size="12pt" style:font-size-asian="12pt" style:font-size-complex="12pt"/>
    </style:style>
    <style:style style:name="T635" style:parent-style-name="DefaultParagraphFont" style:family="text">
      <style:text-properties fo:font-size="12pt" style:font-size-asian="12pt" style:font-size-complex="12pt"/>
    </style:style>
    <style:style style:name="T63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637" style:parent-style-name="DefaultParagraphFont" style:family="text">
      <style:text-properties fo:font-size="12pt" style:font-size-asian="12pt" style:font-size-complex="12pt"/>
    </style:style>
    <style:style style:name="T63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639" style:parent-style-name="DefaultParagraphFont" style:family="text">
      <style:text-properties fo:font-size="12pt" style:font-size-asian="12pt" style:font-size-complex="12pt"/>
    </style:style>
    <style:style style:name="P640" style:parent-style-name="Normal" style:list-style-name="LFO19" style:family="paragraph">
      <style:text-properties fo:font-size="12pt" style:font-size-asian="12pt" style:font-size-complex="12pt"/>
    </style:style>
    <style:style style:name="T641" style:parent-style-name="DefaultParagraphFont" style:family="text">
      <style:text-properties fo:font-size="12pt" style:font-size-asian="12pt" style:font-size-complex="12pt"/>
    </style:style>
    <style:style style:name="P64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64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644" style:parent-style-name="DefaultParagraphFont" style:family="text">
      <style:text-properties fo:font-size="12pt" style:font-size-asian="12pt" style:font-size-complex="12pt"/>
    </style:style>
    <style:style style:name="P64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olumn647" style:family="table-column">
      <style:table-column-properties style:column-width="1.2125in"/>
    </style:style>
    <style:style style:name="TableColumn648" style:family="table-column">
      <style:table-column-properties style:column-width="0.8131in"/>
    </style:style>
    <style:style style:name="TableColumn649" style:family="table-column">
      <style:table-column-properties style:column-width="3.4041in"/>
    </style:style>
    <style:style style:name="Table646" style:family="table">
      <style:table-properties style:width="5.4298in" fo:margin-left="0in" table:align="left"/>
    </style:style>
    <style:style style:name="TableRow650" style:family="table-row">
      <style:table-row-properties/>
    </style:style>
    <style:style style:name="TableCell65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5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65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5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65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5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Row657" style:family="table-row">
      <style:table-row-properties/>
    </style:style>
    <style:style style:name="TableCell65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59" style:parent-style-name="Normal" style:family="paragraph">
      <style:text-properties fo:font-size="12pt" style:font-size-asian="12pt" style:font-size-complex="12pt"/>
    </style:style>
    <style:style style:name="TableCell66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61" style:parent-style-name="Normal" style:family="paragraph">
      <style:text-properties fo:font-size="12pt" style:font-size-asian="12pt" style:font-size-complex="12pt"/>
    </style:style>
    <style:style style:name="TableCell66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63" style:parent-style-name="Normal" style:family="paragraph">
      <style:text-properties fo:font-size="12pt" style:font-size-asian="12pt" style:font-size-complex="12pt"/>
    </style:style>
    <style:style style:name="TableRow664" style:family="table-row">
      <style:table-row-properties/>
    </style:style>
    <style:style style:name="TableCell66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66" style:parent-style-name="Normal" style:family="paragraph">
      <style:text-properties fo:font-size="12pt" style:font-size-asian="12pt" style:font-size-complex="12pt"/>
    </style:style>
    <style:style style:name="TableCell66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68" style:parent-style-name="Normal" style:family="paragraph">
      <style:text-properties fo:font-size="12pt" style:font-size-asian="12pt" style:font-size-complex="12pt"/>
    </style:style>
    <style:style style:name="TableCell66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70" style:parent-style-name="Normal" style:family="paragraph">
      <style:text-properties fo:font-size="12pt" style:font-size-asian="12pt" style:font-size-complex="12pt"/>
    </style:style>
    <style:style style:name="TableRow671" style:family="table-row">
      <style:table-row-properties/>
    </style:style>
    <style:style style:name="TableCell67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73" style:parent-style-name="Normal" style:family="paragraph">
      <style:text-properties fo:font-size="12pt" style:font-size-asian="12pt" style:font-size-complex="12pt"/>
    </style:style>
    <style:style style:name="TableCell67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75" style:parent-style-name="Normal" style:family="paragraph">
      <style:text-properties fo:font-size="12pt" style:font-size-asian="12pt" style:font-size-complex="12pt"/>
    </style:style>
    <style:style style:name="TableCell67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77" style:parent-style-name="Normal" style:family="paragraph">
      <style:text-properties fo:font-size="12pt" style:font-size-asian="12pt" style:font-size-complex="12pt"/>
    </style:style>
    <style:style style:name="TableRow678" style:family="table-row">
      <style:table-row-properties/>
    </style:style>
    <style:style style:name="TableCell67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80" style:parent-style-name="Normal" style:family="paragraph">
      <style:text-properties fo:font-size="12pt" style:font-size-asian="12pt" style:font-size-complex="12pt"/>
    </style:style>
    <style:style style:name="TableCell68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82" style:parent-style-name="Normal" style:family="paragraph">
      <style:text-properties fo:font-size="12pt" style:font-size-asian="12pt" style:font-size-complex="12pt"/>
    </style:style>
    <style:style style:name="TableCell68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84" style:parent-style-name="Normal" style:family="paragraph">
      <style:text-properties fo:font-size="12pt" style:font-size-asian="12pt" style:font-size-complex="12pt"/>
    </style:style>
    <style:style style:name="TableRow685" style:family="table-row">
      <style:table-row-properties/>
    </style:style>
    <style:style style:name="TableCell68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87" style:parent-style-name="Normal" style:family="paragraph">
      <style:text-properties fo:font-size="12pt" style:font-size-asian="12pt" style:font-size-complex="12pt"/>
    </style:style>
    <style:style style:name="TableCell68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89" style:parent-style-name="Normal" style:family="paragraph">
      <style:text-properties fo:font-size="12pt" style:font-size-asian="12pt" style:font-size-complex="12pt"/>
    </style:style>
    <style:style style:name="TableCell69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91" style:parent-style-name="Normal" style:family="paragraph">
      <style:text-properties fo:font-size="12pt" style:font-size-asian="12pt" style:font-size-complex="12pt"/>
    </style:style>
    <style:style style:name="P69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693" style:parent-style-name="Normal" style:list-style-name="LFO20" style:family="paragraph"/>
    <style:style style:name="T694" style:parent-style-name="DefaultParagraphFont" style:family="text">
      <style:text-properties fo:font-size="12pt" style:font-size-asian="12pt" style:font-size-complex="12pt"/>
    </style:style>
    <style:style style:name="T69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696" style:parent-style-name="DefaultParagraphFont" style:family="text">
      <style:text-properties fo:font-size="12pt" style:font-size-asian="12pt" style:font-size-complex="12pt"/>
    </style:style>
    <style:style style:name="P697" style:parent-style-name="Normal" style:list-style-name="LFO20" style:family="paragraph"/>
    <style:style style:name="T698" style:parent-style-name="DefaultParagraphFont" style:family="text">
      <style:text-properties fo:font-size="12pt" style:font-size-asian="12pt" style:font-size-complex="12pt"/>
    </style:style>
    <style:style style:name="T69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00" style:parent-style-name="DefaultParagraphFont" style:family="text">
      <style:text-properties fo:font-size="12pt" style:font-size-asian="12pt" style:font-size-complex="12pt"/>
    </style:style>
    <style:style style:name="P701" style:parent-style-name="Normal" style:list-style-name="LFO20" style:family="paragraph"/>
    <style:style style:name="T702" style:parent-style-name="DefaultParagraphFont" style:family="text">
      <style:text-properties fo:font-size="12pt" style:font-size-asian="12pt" style:font-size-complex="12pt"/>
    </style:style>
    <style:style style:name="T70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0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05" style:parent-style-name="DefaultParagraphFont" style:family="text">
      <style:text-properties fo:font-size="12pt" style:font-size-asian="12pt" style:font-size-complex="12pt"/>
    </style:style>
    <style:style style:name="T706" style:parent-style-name="DefaultParagraphFont" style:family="text">
      <style:text-properties fo:font-size="12pt" style:font-size-asian="12pt" style:font-size-complex="12pt"/>
    </style:style>
    <style:style style:name="P70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708" style:parent-style-name="DefaultParagraphFont" style:family="text">
      <style:text-properties style:font-name="Segoe UI Emoji" style:font-name-complex="Segoe UI Emoji" fo:font-size="12pt" style:font-size-asian="12pt" style:font-size-complex="12pt"/>
    </style:style>
    <style:style style:name="T709" style:parent-style-name="DefaultParagraphFont" style:family="text">
      <style:text-properties fo:font-size="12pt" style:font-size-asian="12pt" style:font-size-complex="12pt"/>
    </style:style>
    <style:style style:name="T71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11" style:parent-style-name="DefaultParagraphFont" style:family="text">
      <style:text-properties fo:font-size="12pt" style:font-size-asian="12pt" style:font-size-complex="12pt"/>
    </style:style>
    <style:style style:name="T712" style:parent-style-name="DefaultParagraphFont" style:family="text">
      <style:text-properties fo:font-size="12pt" style:font-size-asian="12pt" style:font-size-complex="12pt"/>
    </style:style>
    <style:style style:name="T713" style:parent-style-name="DefaultParagraphFont" style:family="text">
      <style:text-properties style:font-name="Segoe UI Emoji" style:font-name-complex="Segoe UI Emoji" fo:font-size="12pt" style:font-size-asian="12pt" style:font-size-complex="12pt"/>
    </style:style>
    <style:style style:name="T714" style:parent-style-name="DefaultParagraphFont" style:family="text">
      <style:text-properties fo:font-size="12pt" style:font-size-asian="12pt" style:font-size-complex="12pt"/>
    </style:style>
    <style:style style:name="T71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16" style:parent-style-name="DefaultParagraphFont" style:family="text">
      <style:text-properties fo:font-size="12pt" style:font-size-asian="12pt" style:font-size-complex="12pt"/>
    </style:style>
    <style:style style:name="T71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18" style:parent-style-name="DefaultParagraphFont" style:family="text">
      <style:text-properties fo:font-size="12pt" style:font-size-asian="12pt" style:font-size-complex="12pt"/>
    </style:style>
    <style:style style:name="T719" style:parent-style-name="DefaultParagraphFont" style:family="text">
      <style:text-properties style:font-name="Segoe UI Emoji" style:font-name-complex="Segoe UI Emoji" fo:font-size="12pt" style:font-size-asian="12pt" style:font-size-complex="12pt"/>
    </style:style>
    <style:style style:name="T720" style:parent-style-name="DefaultParagraphFont" style:family="text">
      <style:text-properties fo:font-size="12pt" style:font-size-asian="12pt" style:font-size-complex="12pt"/>
    </style:style>
    <style:style style:name="T72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22" style:parent-style-name="DefaultParagraphFont" style:family="text">
      <style:text-properties fo:font-size="12pt" style:font-size-asian="12pt" style:font-size-complex="12pt"/>
    </style:style>
    <style:style style:name="T72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24" style:parent-style-name="DefaultParagraphFont" style:family="text">
      <style:text-properties fo:font-size="12pt" style:font-size-asian="12pt" style:font-size-complex="12pt"/>
    </style:style>
    <style:style style:name="T725" style:parent-style-name="DefaultParagraphFont" style:family="text">
      <style:text-properties fo:font-size="12pt" style:font-size-asian="12pt" style:font-size-complex="12pt"/>
    </style:style>
    <style:style style:name="T726" style:parent-style-name="DefaultParagraphFont" style:family="text">
      <style:text-properties style:font-name="Segoe UI Emoji" style:font-name-complex="Segoe UI Emoji" fo:font-size="12pt" style:font-size-asian="12pt" style:font-size-complex="12pt"/>
    </style:style>
    <style:style style:name="T727" style:parent-style-name="DefaultParagraphFont" style:family="text">
      <style:text-properties fo:font-size="12pt" style:font-size-asian="12pt" style:font-size-complex="12pt"/>
    </style:style>
    <style:style style:name="T72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29" style:parent-style-name="DefaultParagraphFont" style:family="text">
      <style:text-properties fo:font-size="12pt" style:font-size-asian="12pt" style:font-size-complex="12pt"/>
    </style:style>
    <style:style style:name="T730" style:parent-style-name="DefaultParagraphFont" style:family="text">
      <style:text-properties fo:font-size="12pt" style:font-size-asian="12pt" style:font-size-complex="12pt"/>
    </style:style>
    <style:style style:name="T73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32" style:parent-style-name="DefaultParagraphFont" style:family="text">
      <style:text-properties fo:font-size="12pt" style:font-size-asian="12pt" style:font-size-complex="12pt"/>
    </style:style>
    <style:style style:name="T733" style:parent-style-name="DefaultParagraphFont" style:family="text">
      <style:text-properties style:font-name="Segoe UI Emoji" style:font-name-complex="Segoe UI Emoji" fo:font-size="12pt" style:font-size-asian="12pt" style:font-size-complex="12pt"/>
    </style:style>
    <style:style style:name="P734" style:parent-style-name="Normal" style:family="paragraph">
      <style:text-properties fo:font-size="12pt" style:font-size-asian="12pt" style:font-size-complex="12pt"/>
    </style:style>
    <style:style style:name="P735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736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737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738" style:parent-style-name="Normal" style:list-style-name="LFO21" style:family="paragraph"/>
    <style:style style:name="T73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740" style:parent-style-name="Normal" style:list-style-name="LFO21" style:family="paragraph"/>
    <style:style style:name="T741" style:parent-style-name="DefaultParagraphFont" style:family="text">
      <style:text-properties fo:font-size="12pt" style:font-size-asian="12pt" style:font-size-complex="12pt"/>
    </style:style>
    <style:style style:name="T74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743" style:parent-style-name="Normal" style:list-style-name="LFO21" style:family="paragraph"/>
    <style:style style:name="T744" style:parent-style-name="DefaultParagraphFont" style:family="text">
      <style:text-properties fo:font-size="12pt" style:font-size-asian="12pt" style:font-size-complex="12pt"/>
    </style:style>
    <style:style style:name="T74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746" style:parent-style-name="Normal" style:list-style-name="LFO21" style:family="paragraph"/>
    <style:style style:name="T747" style:parent-style-name="DefaultParagraphFont" style:family="text">
      <style:text-properties fo:font-size="12pt" style:font-size-asian="12pt" style:font-size-complex="12pt"/>
    </style:style>
    <style:style style:name="T74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749" style:parent-style-name="Normal" style:list-style-name="LFO21" style:family="paragraph"/>
    <style:style style:name="T75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751" style:parent-style-name="Normal" style:list-style-name="LFO21" style:family="paragraph"/>
    <style:style style:name="T752" style:parent-style-name="DefaultParagraphFont" style:family="text">
      <style:text-properties fo:font-size="12pt" style:font-size-asian="12pt" style:font-size-complex="12pt"/>
    </style:style>
    <style:style style:name="T75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54" style:parent-style-name="DefaultParagraphFont" style:family="text">
      <style:text-properties fo:font-size="12pt" style:font-size-asian="12pt" style:font-size-complex="12pt"/>
    </style:style>
    <style:style style:name="T75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756" style:parent-style-name="Normal" style:list-style-name="LFO21" style:family="paragraph"/>
    <style:style style:name="T757" style:parent-style-name="DefaultParagraphFont" style:family="text">
      <style:text-properties fo:font-size="12pt" style:font-size-asian="12pt" style:font-size-complex="12pt"/>
    </style:style>
    <style:style style:name="T75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759" style:parent-style-name="Normal" style:list-style-name="LFO21" style:family="paragraph"/>
    <style:style style:name="T760" style:parent-style-name="DefaultParagraphFont" style:family="text">
      <style:text-properties fo:font-size="12pt" style:font-size-asian="12pt" style:font-size-complex="12pt"/>
    </style:style>
    <style:style style:name="T76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762" style:parent-style-name="Normal" style:list-style-name="LFO21" style:family="paragraph"/>
    <style:style style:name="T763" style:parent-style-name="DefaultParagraphFont" style:family="text">
      <style:text-properties fo:font-size="12pt" style:font-size-asian="12pt" style:font-size-complex="12pt"/>
    </style:style>
    <style:style style:name="T76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765" style:parent-style-name="Normal" style:list-style-name="LFO21" style:family="paragraph"/>
    <style:style style:name="T766" style:parent-style-name="DefaultParagraphFont" style:family="text">
      <style:text-properties fo:font-size="12pt" style:font-size-asian="12pt" style:font-size-complex="12pt"/>
    </style:style>
    <style:style style:name="T76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68" style:parent-style-name="DefaultParagraphFont" style:family="text">
      <style:text-properties fo:font-size="12pt" style:font-size-asian="12pt" style:font-size-complex="12pt"/>
    </style:style>
    <style:style style:name="P769" style:parent-style-name="Normal" style:list-style-name="LFO21" style:family="paragraph"/>
    <style:style style:name="T770" style:parent-style-name="DefaultParagraphFont" style:family="text">
      <style:text-properties fo:font-size="12pt" style:font-size-asian="12pt" style:font-size-complex="12pt"/>
    </style:style>
    <style:style style:name="T77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772" style:parent-style-name="Normal" style:list-style-name="LFO21" style:family="paragraph"/>
    <style:style style:name="T77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774" style:parent-style-name="Normal" style:list-style-name="LFO21" style:family="paragraph"/>
    <style:style style:name="T77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776" style:parent-style-name="Normal" style:list-style-name="LFO21" style:family="paragraph"/>
    <style:style style:name="T77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778" style:parent-style-name="Normal" style:list-style-name="LFO21" style:family="paragraph"/>
    <style:style style:name="T77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780" style:parent-style-name="Normal" style:list-style-name="LFO21" style:family="paragraph"/>
    <style:style style:name="T78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782" style:parent-style-name="Normal" style:list-style-name="LFO21" style:family="paragraph"/>
    <style:style style:name="T78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784" style:parent-style-name="Normal" style:list-style-name="LFO21" style:family="paragraph"/>
    <style:style style:name="T78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786" style:parent-style-name="Normal" style:list-style-name="LFO21" style:family="paragraph"/>
    <style:style style:name="T78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788" style:parent-style-name="Normal" style:list-style-name="LFO21" style:family="paragraph"/>
    <style:style style:name="T78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790" style:parent-style-name="Normal" style:list-style-name="LFO21" style:family="paragraph"/>
    <style:style style:name="T79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792" style:parent-style-name="Normal" style:list-style-name="LFO21" style:family="paragraph"/>
    <style:style style:name="T79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794" style:parent-style-name="Normal" style:list-style-name="LFO21" style:family="paragraph"/>
    <style:style style:name="T79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796" style:parent-style-name="Normal" style:list-style-name="LFO21" style:family="paragraph"/>
    <style:style style:name="T79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798" style:parent-style-name="Normal" style:list-style-name="LFO21" style:family="paragraph"/>
    <style:style style:name="T79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800" style:parent-style-name="Normal" style:list-style-name="LFO21" style:family="paragraph"/>
    <style:style style:name="T80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802" style:parent-style-name="Normal" style:list-style-name="LFO21" style:family="paragraph"/>
    <style:style style:name="T80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804" style:parent-style-name="Normal" style:list-style-name="LFO21" style:family="paragraph"/>
    <style:style style:name="T80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806" style:parent-style-name="Normal" style:list-style-name="LFO21" style:family="paragraph"/>
    <style:style style:name="T80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808" style:parent-style-name="Normal" style:list-style-name="LFO21" style:family="paragraph"/>
    <style:style style:name="T80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810" style:parent-style-name="Normal" style:family="paragraph">
      <style:text-properties fo:font-size="12pt" style:font-size-asian="12pt" style:font-size-complex="12pt"/>
    </style:style>
    <style:style style:name="P811" style:parent-style-name="Normal" style:family="paragraph">
      <style:text-properties fo:font-size="12pt" style:font-size-asian="12pt" style:font-size-complex="12pt"/>
    </style:style>
    <style:style style:name="P812" style:parent-style-name="Normal" style:family="paragraph">
      <style:text-properties fo:font-size="12pt" style:font-size-asian="12pt" style:font-size-complex="12pt"/>
    </style:style>
    <style:style style:name="P813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814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815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816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T817" style:parent-style-name="DefaultParagraphFont" style:family="text">
      <style:text-properties fo:font-size="12pt" style:font-size-asian="12pt" style:font-size-complex="12pt"/>
    </style:style>
    <style:style style:name="T81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19" style:parent-style-name="DefaultParagraphFont" style:family="text">
      <style:text-properties fo:font-size="12pt" style:font-size-asian="12pt" style:font-size-complex="12pt"/>
    </style:style>
    <style:style style:name="T82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21" style:parent-style-name="DefaultParagraphFont" style:family="text">
      <style:text-properties fo:font-size="12pt" style:font-size-asian="12pt" style:font-size-complex="12pt"/>
    </style:style>
    <style:style style:name="T82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23" style:parent-style-name="DefaultParagraphFont" style:family="text">
      <style:text-properties fo:font-size="12pt" style:font-size-asian="12pt" style:font-size-complex="12pt"/>
    </style:style>
    <style:style style:name="T82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2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26" style:parent-style-name="DefaultParagraphFont" style:family="text">
      <style:text-properties style:font-name="Segoe UI Symbol" style:font-name-complex="Segoe UI Symbol" fo:font-weight="bold" style:font-weight-asian="bold" style:font-weight-complex="bold" fo:font-size="12pt" style:font-size-asian="12pt" style:font-size-complex="12pt"/>
    </style:style>
    <style:style style:name="T82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28" style:parent-style-name="DefaultParagraphFont" style:family="text">
      <style:text-properties fo:font-size="12pt" style:font-size-asian="12pt" style:font-size-complex="12pt"/>
    </style:style>
    <style:style style:name="T82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30" style:parent-style-name="DefaultParagraphFont" style:family="text">
      <style:text-properties fo:font-size="12pt" style:font-size-asian="12pt" style:font-size-complex="12pt"/>
    </style:style>
    <style:style style:name="P831" style:parent-style-name="Normal" style:list-style-name="LFO22" style:family="paragraph"/>
    <style:style style:name="T83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33" style:parent-style-name="DefaultParagraphFont" style:family="text">
      <style:text-properties fo:font-size="12pt" style:font-size-asian="12pt" style:font-size-complex="12pt"/>
    </style:style>
    <style:style style:name="T834" style:parent-style-name="DefaultParagraphFont" style:family="text">
      <style:text-properties fo:font-size="12pt" style:font-size-asian="12pt" style:font-size-complex="12pt"/>
    </style:style>
    <style:style style:name="T83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3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37" style:parent-style-name="DefaultParagraphFont" style:family="text">
      <style:text-properties style:font-name="Segoe UI Symbol" style:font-name-complex="Segoe UI Symbol" fo:font-weight="bold" style:font-weight-asian="bold" style:font-weight-complex="bold" fo:font-size="12pt" style:font-size-asian="12pt" style:font-size-complex="12pt"/>
    </style:style>
    <style:style style:name="T83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39" style:parent-style-name="DefaultParagraphFont" style:family="text">
      <style:text-properties fo:font-size="12pt" style:font-size-asian="12pt" style:font-size-complex="12pt"/>
    </style:style>
    <style:style style:name="T84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41" style:parent-style-name="DefaultParagraphFont" style:family="text">
      <style:text-properties fo:font-size="12pt" style:font-size-asian="12pt" style:font-size-complex="12pt"/>
    </style:style>
    <style:style style:name="T84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43" style:parent-style-name="DefaultParagraphFont" style:family="text">
      <style:text-properties fo:font-size="12pt" style:font-size-asian="12pt" style:font-size-complex="12pt"/>
    </style:style>
    <style:style style:name="P844" style:parent-style-name="Normal" style:list-style-name="LFO23" style:family="paragraph"/>
    <style:style style:name="T84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46" style:parent-style-name="DefaultParagraphFont" style:family="text">
      <style:text-properties fo:font-size="12pt" style:font-size-asian="12pt" style:font-size-complex="12pt"/>
    </style:style>
    <style:style style:name="P847" style:parent-style-name="Normal" style:list-style-name="LFO23" style:family="paragraph"/>
    <style:style style:name="T84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49" style:parent-style-name="DefaultParagraphFont" style:family="text">
      <style:text-properties fo:font-size="12pt" style:font-size-asian="12pt" style:font-size-complex="12pt"/>
    </style:style>
    <style:style style:name="P850" style:parent-style-name="Normal" style:list-style-name="LFO23" style:family="paragraph"/>
    <style:style style:name="T851" style:parent-style-name="DefaultParagraphFont" style:family="text">
      <style:text-properties fo:font-size="12pt" style:font-size-asian="12pt" style:font-size-complex="12pt"/>
    </style:style>
    <style:style style:name="T85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53" style:parent-style-name="DefaultParagraphFont" style:family="text">
      <style:text-properties fo:font-size="12pt" style:font-size-asian="12pt" style:font-size-complex="12pt"/>
    </style:style>
    <style:style style:name="P854" style:parent-style-name="Normal" style:list-style-name="LFO23" style:family="paragraph"/>
    <style:style style:name="T855" style:parent-style-name="DefaultParagraphFont" style:family="text">
      <style:text-properties fo:font-size="12pt" style:font-size-asian="12pt" style:font-size-complex="12pt"/>
    </style:style>
    <style:style style:name="T85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57" style:parent-style-name="DefaultParagraphFont" style:family="text">
      <style:text-properties fo:font-size="12pt" style:font-size-asian="12pt" style:font-size-complex="12pt"/>
    </style:style>
    <style:style style:name="T85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59" style:parent-style-name="DefaultParagraphFont" style:family="text">
      <style:text-properties fo:font-size="12pt" style:font-size-asian="12pt" style:font-size-complex="12pt"/>
    </style:style>
    <style:style style:name="P860" style:parent-style-name="Normal" style:list-style-name="LFO23" style:family="paragraph"/>
    <style:style style:name="T861" style:parent-style-name="DefaultParagraphFont" style:family="text">
      <style:text-properties fo:font-size="12pt" style:font-size-asian="12pt" style:font-size-complex="12pt"/>
    </style:style>
    <style:style style:name="T86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63" style:parent-style-name="DefaultParagraphFont" style:family="text">
      <style:text-properties fo:font-size="12pt" style:font-size-asian="12pt" style:font-size-complex="12pt"/>
    </style:style>
    <style:style style:name="T864" style:parent-style-name="DefaultParagraphFont" style:family="text">
      <style:text-properties fo:font-size="12pt" style:font-size-asian="12pt" style:font-size-complex="12pt"/>
    </style:style>
    <style:style style:name="T86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6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67" style:parent-style-name="DefaultParagraphFont" style:family="text">
      <style:text-properties style:font-name="Segoe UI Symbol" style:font-name-complex="Segoe UI Symbol" fo:font-weight="bold" style:font-weight-asian="bold" style:font-weight-complex="bold" fo:font-size="12pt" style:font-size-asian="12pt" style:font-size-complex="12pt"/>
    </style:style>
    <style:style style:name="T86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69" style:parent-style-name="DefaultParagraphFont" style:family="text">
      <style:text-properties fo:font-size="12pt" style:font-size-asian="12pt" style:font-size-complex="12pt"/>
    </style:style>
    <style:style style:name="T87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7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72" style:parent-style-name="DefaultParagraphFont" style:family="text">
      <style:text-properties fo:font-size="12pt" style:font-size-asian="12pt" style:font-size-complex="12pt"/>
    </style:style>
    <style:style style:name="T87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74" style:parent-style-name="DefaultParagraphFont" style:family="text">
      <style:text-properties fo:font-size="12pt" style:font-size-asian="12pt" style:font-size-complex="12pt"/>
    </style:style>
    <style:style style:name="P875" style:parent-style-name="Normal" style:list-style-name="LFO24" style:family="paragraph"/>
    <style:style style:name="T87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77" style:parent-style-name="DefaultParagraphFont" style:family="text">
      <style:text-properties fo:font-size="12pt" style:font-size-asian="12pt" style:font-size-complex="12pt"/>
    </style:style>
    <style:style style:name="P878" style:parent-style-name="Normal" style:list-style-name="LFO24" style:family="paragraph"/>
    <style:style style:name="T87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80" style:parent-style-name="DefaultParagraphFont" style:family="text">
      <style:text-properties fo:font-size="12pt" style:font-size-asian="12pt" style:font-size-complex="12pt"/>
    </style:style>
    <style:style style:name="P881" style:parent-style-name="Normal" style:list-style-name="LFO24" style:family="paragraph"/>
    <style:style style:name="T882" style:parent-style-name="DefaultParagraphFont" style:family="text">
      <style:text-properties fo:font-size="12pt" style:font-size-asian="12pt" style:font-size-complex="12pt"/>
    </style:style>
    <style:style style:name="T88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84" style:parent-style-name="DefaultParagraphFont" style:family="text">
      <style:text-properties fo:font-size="12pt" style:font-size-asian="12pt" style:font-size-complex="12pt"/>
    </style:style>
    <style:style style:name="P885" style:parent-style-name="Normal" style:list-style-name="LFO24" style:family="paragraph"/>
    <style:style style:name="T886" style:parent-style-name="DefaultParagraphFont" style:family="text">
      <style:text-properties fo:font-size="12pt" style:font-size-asian="12pt" style:font-size-complex="12pt"/>
    </style:style>
    <style:style style:name="T88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88" style:parent-style-name="DefaultParagraphFont" style:family="text">
      <style:text-properties fo:font-size="12pt" style:font-size-asian="12pt" style:font-size-complex="12pt"/>
    </style:style>
    <style:style style:name="T88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90" style:parent-style-name="DefaultParagraphFont" style:family="text">
      <style:text-properties fo:font-size="12pt" style:font-size-asian="12pt" style:font-size-complex="12pt"/>
    </style:style>
    <style:style style:name="T891" style:parent-style-name="DefaultParagraphFont" style:family="text">
      <style:text-properties fo:font-size="12pt" style:font-size-asian="12pt" style:font-size-complex="12pt"/>
    </style:style>
    <style:style style:name="T89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9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94" style:parent-style-name="DefaultParagraphFont" style:family="text">
      <style:text-properties style:font-name="Segoe UI Symbol" style:font-name-complex="Segoe UI Symbol" fo:font-weight="bold" style:font-weight-asian="bold" style:font-weight-complex="bold" fo:font-size="12pt" style:font-size-asian="12pt" style:font-size-complex="12pt"/>
    </style:style>
    <style:style style:name="T89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96" style:parent-style-name="DefaultParagraphFont" style:family="text">
      <style:text-properties fo:font-size="12pt" style:font-size-asian="12pt" style:font-size-complex="12pt"/>
    </style:style>
    <style:style style:name="T89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898" style:parent-style-name="Normal" style:list-style-name="LFO25" style:family="paragraph"/>
    <style:style style:name="T89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00" style:parent-style-name="DefaultParagraphFont" style:family="text">
      <style:text-properties fo:font-size="12pt" style:font-size-asian="12pt" style:font-size-complex="12pt"/>
    </style:style>
    <style:style style:name="P901" style:parent-style-name="Normal" style:list-style-name="LFO25" style:family="paragraph"/>
    <style:style style:name="T90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03" style:parent-style-name="DefaultParagraphFont" style:family="text">
      <style:text-properties fo:font-size="12pt" style:font-size-asian="12pt" style:font-size-complex="12pt"/>
    </style:style>
    <style:style style:name="P904" style:parent-style-name="Normal" style:list-style-name="LFO25" style:family="paragraph"/>
    <style:style style:name="T905" style:parent-style-name="DefaultParagraphFont" style:family="text">
      <style:text-properties fo:font-size="12pt" style:font-size-asian="12pt" style:font-size-complex="12pt"/>
    </style:style>
    <style:style style:name="T90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07" style:parent-style-name="DefaultParagraphFont" style:family="text">
      <style:text-properties fo:font-size="12pt" style:font-size-asian="12pt" style:font-size-complex="12pt"/>
    </style:style>
    <style:style style:name="P908" style:parent-style-name="Normal" style:list-style-name="LFO25" style:family="paragraph"/>
    <style:style style:name="T909" style:parent-style-name="DefaultParagraphFont" style:family="text">
      <style:text-properties fo:font-size="12pt" style:font-size-asian="12pt" style:font-size-complex="12pt"/>
    </style:style>
    <style:style style:name="T91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11" style:parent-style-name="DefaultParagraphFont" style:family="text">
      <style:text-properties fo:font-size="12pt" style:font-size-asian="12pt" style:font-size-complex="12pt"/>
    </style:style>
    <style:style style:name="P912" style:parent-style-name="Normal" style:list-style-name="LFO25" style:family="paragraph"/>
    <style:style style:name="T913" style:parent-style-name="DefaultParagraphFont" style:family="text">
      <style:text-properties fo:font-size="12pt" style:font-size-asian="12pt" style:font-size-complex="12pt"/>
    </style:style>
    <style:style style:name="T91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15" style:parent-style-name="DefaultParagraphFont" style:family="text">
      <style:text-properties fo:font-size="12pt" style:font-size-asian="12pt" style:font-size-complex="12pt"/>
    </style:style>
    <style:style style:name="T91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917" style:parent-style-name="Normal" style:list-style-name="LFO25" style:family="paragraph"/>
    <style:style style:name="T918" style:parent-style-name="DefaultParagraphFont" style:family="text">
      <style:text-properties fo:font-size="12pt" style:font-size-asian="12pt" style:font-size-complex="12pt"/>
    </style:style>
    <style:style style:name="T91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20" style:parent-style-name="DefaultParagraphFont" style:family="text">
      <style:text-properties fo:font-size="12pt" style:font-size-asian="12pt" style:font-size-complex="12pt"/>
    </style:style>
    <style:style style:name="T921" style:parent-style-name="DefaultParagraphFont" style:family="text">
      <style:text-properties fo:font-size="12pt" style:font-size-asian="12pt" style:font-size-complex="12pt"/>
    </style:style>
    <style:style style:name="T92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2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24" style:parent-style-name="DefaultParagraphFont" style:family="text">
      <style:text-properties style:font-name="Segoe UI Symbol" style:font-name-complex="Segoe UI Symbol" fo:font-weight="bold" style:font-weight-asian="bold" style:font-weight-complex="bold" fo:font-size="12pt" style:font-size-asian="12pt" style:font-size-complex="12pt"/>
    </style:style>
    <style:style style:name="T92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26" style:parent-style-name="DefaultParagraphFont" style:family="text">
      <style:text-properties fo:font-size="12pt" style:font-size-asian="12pt" style:font-size-complex="12pt"/>
    </style:style>
    <style:style style:name="T92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28" style:parent-style-name="DefaultParagraphFont" style:family="text">
      <style:text-properties fo:font-size="12pt" style:font-size-asian="12pt" style:font-size-complex="12pt"/>
    </style:style>
    <style:style style:name="P929" style:parent-style-name="Normal" style:list-style-name="LFO26" style:family="paragraph"/>
    <style:style style:name="T93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31" style:parent-style-name="DefaultParagraphFont" style:family="text">
      <style:text-properties fo:font-size="12pt" style:font-size-asian="12pt" style:font-size-complex="12pt"/>
    </style:style>
    <style:style style:name="P932" style:parent-style-name="Normal" style:list-style-name="LFO26" style:family="paragraph"/>
    <style:style style:name="T93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34" style:parent-style-name="DefaultParagraphFont" style:family="text">
      <style:text-properties fo:font-size="12pt" style:font-size-asian="12pt" style:font-size-complex="12pt"/>
    </style:style>
    <style:style style:name="P935" style:parent-style-name="Normal" style:list-style-name="LFO26" style:family="paragraph"/>
    <style:style style:name="T936" style:parent-style-name="DefaultParagraphFont" style:family="text">
      <style:text-properties fo:font-size="12pt" style:font-size-asian="12pt" style:font-size-complex="12pt"/>
    </style:style>
    <style:style style:name="T93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38" style:parent-style-name="DefaultParagraphFont" style:family="text">
      <style:text-properties fo:font-size="12pt" style:font-size-asian="12pt" style:font-size-complex="12pt"/>
    </style:style>
    <style:style style:name="P939" style:parent-style-name="Normal" style:list-style-name="LFO26" style:family="paragraph"/>
    <style:style style:name="T940" style:parent-style-name="DefaultParagraphFont" style:family="text">
      <style:text-properties fo:font-size="12pt" style:font-size-asian="12pt" style:font-size-complex="12pt"/>
    </style:style>
    <style:style style:name="T94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42" style:parent-style-name="DefaultParagraphFont" style:family="text">
      <style:text-properties fo:font-size="12pt" style:font-size-asian="12pt" style:font-size-complex="12pt"/>
    </style:style>
    <style:style style:name="T94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44" style:parent-style-name="DefaultParagraphFont" style:family="text">
      <style:text-properties fo:font-size="12pt" style:font-size-asian="12pt" style:font-size-complex="12pt"/>
    </style:style>
    <style:style style:name="T945" style:parent-style-name="DefaultParagraphFont" style:family="text">
      <style:text-properties fo:font-size="12pt" style:font-size-asian="12pt" style:font-size-complex="12pt"/>
    </style:style>
    <style:style style:name="T94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4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48" style:parent-style-name="DefaultParagraphFont" style:family="text">
      <style:text-properties style:font-name="Segoe UI Symbol" style:font-name-complex="Segoe UI Symbol" fo:font-weight="bold" style:font-weight-asian="bold" style:font-weight-complex="bold" fo:font-size="12pt" style:font-size-asian="12pt" style:font-size-complex="12pt"/>
    </style:style>
    <style:style style:name="T94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50" style:parent-style-name="DefaultParagraphFont" style:family="text">
      <style:text-properties fo:font-size="12pt" style:font-size-asian="12pt" style:font-size-complex="12pt"/>
    </style:style>
    <style:style style:name="T95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52" style:parent-style-name="DefaultParagraphFont" style:family="text">
      <style:text-properties fo:font-size="12pt" style:font-size-asian="12pt" style:font-size-complex="12pt"/>
    </style:style>
    <style:style style:name="T95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954" style:parent-style-name="Normal" style:list-style-name="LFO27" style:family="paragraph"/>
    <style:style style:name="T95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56" style:parent-style-name="DefaultParagraphFont" style:family="text">
      <style:text-properties fo:font-size="12pt" style:font-size-asian="12pt" style:font-size-complex="12pt"/>
    </style:style>
    <style:style style:name="P957" style:parent-style-name="Normal" style:list-style-name="LFO27" style:family="paragraph"/>
    <style:style style:name="T95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59" style:parent-style-name="DefaultParagraphFont" style:family="text">
      <style:text-properties fo:font-size="12pt" style:font-size-asian="12pt" style:font-size-complex="12pt"/>
    </style:style>
    <style:style style:name="P960" style:parent-style-name="Normal" style:list-style-name="LFO27" style:family="paragraph"/>
    <style:style style:name="T961" style:parent-style-name="DefaultParagraphFont" style:family="text">
      <style:text-properties fo:font-size="12pt" style:font-size-asian="12pt" style:font-size-complex="12pt"/>
    </style:style>
    <style:style style:name="T96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63" style:parent-style-name="DefaultParagraphFont" style:family="text">
      <style:text-properties fo:font-size="12pt" style:font-size-asian="12pt" style:font-size-complex="12pt"/>
    </style:style>
    <style:style style:name="P964" style:parent-style-name="Normal" style:list-style-name="LFO27" style:family="paragraph"/>
    <style:style style:name="T965" style:parent-style-name="DefaultParagraphFont" style:family="text">
      <style:text-properties fo:font-size="12pt" style:font-size-asian="12pt" style:font-size-complex="12pt"/>
    </style:style>
    <style:style style:name="T96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67" style:parent-style-name="DefaultParagraphFont" style:family="text">
      <style:text-properties fo:font-size="12pt" style:font-size-asian="12pt" style:font-size-complex="12pt"/>
    </style:style>
    <style:style style:name="P968" style:parent-style-name="Normal" style:list-style-name="LFO27" style:family="paragraph"/>
    <style:style style:name="T969" style:parent-style-name="DefaultParagraphFont" style:family="text">
      <style:text-properties fo:font-size="12pt" style:font-size-asian="12pt" style:font-size-complex="12pt"/>
    </style:style>
    <style:style style:name="T97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71" style:parent-style-name="DefaultParagraphFont" style:family="text">
      <style:text-properties fo:font-size="12pt" style:font-size-asian="12pt" style:font-size-complex="12pt"/>
    </style:style>
    <style:style style:name="T97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73" style:parent-style-name="DefaultParagraphFont" style:family="text">
      <style:text-properties fo:font-size="12pt" style:font-size-asian="12pt" style:font-size-complex="12pt"/>
    </style:style>
    <style:style style:name="T974" style:parent-style-name="DefaultParagraphFont" style:family="text">
      <style:text-properties fo:font-size="12pt" style:font-size-asian="12pt" style:font-size-complex="12pt"/>
    </style:style>
    <style:style style:name="P97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976" style:parent-style-name="DefaultParagraphFont" style:family="text">
      <style:text-properties fo:font-size="12pt" style:font-size-asian="12pt" style:font-size-complex="12pt"/>
    </style:style>
    <style:style style:name="T97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978" style:parent-style-name="Normal" style:list-style-name="LFO28" style:family="paragraph"/>
    <style:style style:name="T97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80" style:parent-style-name="DefaultParagraphFont" style:family="text">
      <style:text-properties fo:font-size="12pt" style:font-size-asian="12pt" style:font-size-complex="12pt"/>
    </style:style>
    <style:style style:name="P981" style:parent-style-name="Normal" style:list-style-name="LFO28" style:family="paragraph"/>
    <style:style style:name="T98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83" style:parent-style-name="DefaultParagraphFont" style:family="text">
      <style:text-properties fo:font-size="12pt" style:font-size-asian="12pt" style:font-size-complex="12pt"/>
    </style:style>
    <style:style style:name="P984" style:parent-style-name="Normal" style:list-style-name="LFO28" style:family="paragraph"/>
    <style:style style:name="T98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86" style:parent-style-name="DefaultParagraphFont" style:family="text">
      <style:text-properties fo:font-size="12pt" style:font-size-asian="12pt" style:font-size-complex="12pt"/>
    </style:style>
    <style:style style:name="P987" style:parent-style-name="Normal" style:list-style-name="LFO28" style:family="paragraph"/>
    <style:style style:name="T988" style:parent-style-name="DefaultParagraphFont" style:family="text">
      <style:text-properties fo:font-size="12pt" style:font-size-asian="12pt" style:font-size-complex="12pt"/>
    </style:style>
    <style:style style:name="T98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90" style:parent-style-name="DefaultParagraphFont" style:family="text">
      <style:text-properties fo:font-size="12pt" style:font-size-asian="12pt" style:font-size-complex="12pt"/>
    </style:style>
    <style:style style:name="T991" style:parent-style-name="DefaultParagraphFont" style:family="text">
      <style:text-properties fo:font-size="12pt" style:font-size-asian="12pt" style:font-size-complex="12pt"/>
    </style:style>
    <style:style style:name="T99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9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94" style:parent-style-name="DefaultParagraphFont" style:family="text">
      <style:text-properties style:font-name="Segoe UI Symbol" style:font-name-complex="Segoe UI Symbol" fo:font-weight="bold" style:font-weight-asian="bold" style:font-weight-complex="bold" fo:font-size="12pt" style:font-size-asian="12pt" style:font-size-complex="12pt"/>
    </style:style>
    <style:style style:name="T99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96" style:parent-style-name="DefaultParagraphFont" style:family="text">
      <style:text-properties fo:font-size="12pt" style:font-size-asian="12pt" style:font-size-complex="12pt"/>
    </style:style>
    <style:style style:name="T99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98" style:parent-style-name="DefaultParagraphFont" style:family="text">
      <style:text-properties fo:font-size="12pt" style:font-size-asian="12pt" style:font-size-complex="12pt"/>
    </style:style>
    <style:style style:name="T999" style:parent-style-name="DefaultParagraphFont" style:family="text">
      <style:text-properties fo:font-size="12pt" style:font-size-asian="12pt" style:font-size-complex="12pt"/>
    </style:style>
    <style:style style:name="P1000" style:parent-style-name="Normal" style:list-style-name="LFO29" style:family="paragraph"/>
    <style:style style:name="T100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02" style:parent-style-name="DefaultParagraphFont" style:family="text">
      <style:text-properties fo:font-size="12pt" style:font-size-asian="12pt" style:font-size-complex="12pt"/>
    </style:style>
    <style:style style:name="P1003" style:parent-style-name="Normal" style:list-style-name="LFO29" style:family="paragraph"/>
    <style:style style:name="T100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05" style:parent-style-name="DefaultParagraphFont" style:family="text">
      <style:text-properties fo:font-size="12pt" style:font-size-asian="12pt" style:font-size-complex="12pt"/>
    </style:style>
    <style:style style:name="P1006" style:parent-style-name="Normal" style:list-style-name="LFO29" style:family="paragraph"/>
    <style:style style:name="T1007" style:parent-style-name="DefaultParagraphFont" style:family="text">
      <style:text-properties fo:font-size="12pt" style:font-size-asian="12pt" style:font-size-complex="12pt"/>
    </style:style>
    <style:style style:name="T100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09" style:parent-style-name="DefaultParagraphFont" style:family="text">
      <style:text-properties fo:font-size="12pt" style:font-size-asian="12pt" style:font-size-complex="12pt"/>
    </style:style>
    <style:style style:name="P1010" style:parent-style-name="Normal" style:list-style-name="LFO29" style:family="paragraph"/>
    <style:style style:name="T1011" style:parent-style-name="DefaultParagraphFont" style:family="text">
      <style:text-properties fo:font-size="12pt" style:font-size-asian="12pt" style:font-size-complex="12pt"/>
    </style:style>
    <style:style style:name="T101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13" style:parent-style-name="DefaultParagraphFont" style:family="text">
      <style:text-properties fo:font-size="12pt" style:font-size-asian="12pt" style:font-size-complex="12pt"/>
    </style:style>
    <style:style style:name="T1014" style:parent-style-name="DefaultParagraphFont" style:family="text">
      <style:text-properties fo:font-size="12pt" style:font-size-asian="12pt" style:font-size-complex="12pt"/>
    </style:style>
    <style:style style:name="T101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1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17" style:parent-style-name="DefaultParagraphFont" style:family="text">
      <style:text-properties style:font-name="Segoe UI Symbol" style:font-name-complex="Segoe UI Symbol" fo:font-weight="bold" style:font-weight-asian="bold" style:font-weight-complex="bold" fo:font-size="12pt" style:font-size-asian="12pt" style:font-size-complex="12pt"/>
    </style:style>
    <style:style style:name="T101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1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20" style:parent-style-name="DefaultParagraphFont" style:family="text">
      <style:text-properties fo:font-size="12pt" style:font-size-asian="12pt" style:font-size-complex="12pt"/>
    </style:style>
    <style:style style:name="T102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1022" style:parent-style-name="Normal" style:list-style-name="LFO30" style:family="paragraph"/>
    <style:style style:name="T102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24" style:parent-style-name="DefaultParagraphFont" style:family="text">
      <style:text-properties fo:font-size="12pt" style:font-size-asian="12pt" style:font-size-complex="12pt"/>
    </style:style>
    <style:style style:name="P1025" style:parent-style-name="Normal" style:list-style-name="LFO30" style:family="paragraph"/>
    <style:style style:name="T102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27" style:parent-style-name="DefaultParagraphFont" style:family="text">
      <style:text-properties fo:font-size="12pt" style:font-size-asian="12pt" style:font-size-complex="12pt"/>
    </style:style>
    <style:style style:name="P1028" style:parent-style-name="Normal" style:list-style-name="LFO30" style:family="paragraph"/>
    <style:style style:name="T1029" style:parent-style-name="DefaultParagraphFont" style:family="text">
      <style:text-properties fo:font-size="12pt" style:font-size-asian="12pt" style:font-size-complex="12pt"/>
    </style:style>
    <style:style style:name="T103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31" style:parent-style-name="DefaultParagraphFont" style:family="text">
      <style:text-properties fo:font-size="12pt" style:font-size-asian="12pt" style:font-size-complex="12pt"/>
    </style:style>
    <style:style style:name="T103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1033" style:parent-style-name="Normal" style:list-style-name="LFO30" style:family="paragraph"/>
    <style:style style:name="T1034" style:parent-style-name="DefaultParagraphFont" style:family="text">
      <style:text-properties fo:font-size="12pt" style:font-size-asian="12pt" style:font-size-complex="12pt"/>
    </style:style>
    <style:style style:name="T103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36" style:parent-style-name="DefaultParagraphFont" style:family="text">
      <style:text-properties fo:font-size="12pt" style:font-size-asian="12pt" style:font-size-complex="12pt"/>
    </style:style>
    <style:style style:name="T1037" style:parent-style-name="DefaultParagraphFont" style:family="text">
      <style:text-properties style:font-name="Segoe UI Emoji" style:font-name-complex="Segoe UI Emoji" fo:font-weight="bold" style:font-weight-asian="bold" style:font-weight-complex="bold" fo:font-size="12pt" style:font-size-asian="12pt" style:font-size-complex="12pt"/>
    </style:style>
    <style:style style:name="T103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39" style:parent-style-name="DefaultParagraphFont" style:family="text">
      <style:text-properties fo:font-size="12pt" style:font-size-asian="12pt" style:font-size-complex="12pt"/>
    </style:style>
    <style:style style:name="T1040" style:parent-style-name="DefaultParagraphFont" style:family="text">
      <style:text-properties fo:font-size="12pt" style:font-size-asian="12pt" style:font-size-complex="12pt"/>
    </style:style>
    <style:style style:name="T1041" style:parent-style-name="DefaultParagraphFont" style:family="text">
      <style:text-properties style:font-name="Segoe UI Symbol" style:font-name-complex="Segoe UI Symbol" fo:font-size="12pt" style:font-size-asian="12pt" style:font-size-complex="12pt"/>
    </style:style>
    <style:style style:name="T1042" style:parent-style-name="DefaultParagraphFont" style:family="text">
      <style:text-properties fo:font-size="12pt" style:font-size-asian="12pt" style:font-size-complex="12pt"/>
    </style:style>
    <style:style style:name="T104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44" style:parent-style-name="DefaultParagraphFont" style:family="text">
      <style:text-properties fo:font-size="12pt" style:font-size-asian="12pt" style:font-size-complex="12pt"/>
    </style:style>
    <style:style style:name="T1045" style:parent-style-name="DefaultParagraphFont" style:family="text">
      <style:text-properties fo:font-size="12pt" style:font-size-asian="12pt" style:font-size-complex="12pt"/>
    </style:style>
    <style:style style:name="T1046" style:parent-style-name="DefaultParagraphFont" style:family="text">
      <style:text-properties fo:font-size="12pt" style:font-size-asian="12pt" style:font-size-complex="12pt"/>
    </style:style>
    <style:style style:name="T1047" style:parent-style-name="DefaultParagraphFont" style:family="text">
      <style:text-properties fo:font-size="12pt" style:font-size-asian="12pt" style:font-size-complex="12pt"/>
    </style:style>
    <style:style style:name="T1048" style:parent-style-name="DefaultParagraphFont" style:family="text">
      <style:text-properties style:font-name="Segoe UI Symbol" style:font-name-complex="Segoe UI Symbol" fo:font-size="12pt" style:font-size-asian="12pt" style:font-size-complex="12pt"/>
    </style:style>
    <style:style style:name="T1049" style:parent-style-name="DefaultParagraphFont" style:family="text">
      <style:text-properties fo:font-size="12pt" style:font-size-asian="12pt" style:font-size-complex="12pt"/>
    </style:style>
    <style:style style:name="T105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51" style:parent-style-name="DefaultParagraphFont" style:family="text">
      <style:text-properties fo:font-size="12pt" style:font-size-asian="12pt" style:font-size-complex="12pt"/>
    </style:style>
    <style:style style:name="T1052" style:parent-style-name="DefaultParagraphFont" style:family="text">
      <style:text-properties fo:font-size="12pt" style:font-size-asian="12pt" style:font-size-complex="12pt"/>
    </style:style>
    <style:style style:name="T1053" style:parent-style-name="DefaultParagraphFont" style:family="text">
      <style:text-properties fo:font-size="12pt" style:font-size-asian="12pt" style:font-size-complex="12pt"/>
    </style:style>
    <style:style style:name="T1054" style:parent-style-name="DefaultParagraphFont" style:family="text">
      <style:text-properties style:font-name="Segoe UI Symbol" style:font-name-complex="Segoe UI Symbol" fo:font-size="12pt" style:font-size-asian="12pt" style:font-size-complex="12pt"/>
    </style:style>
    <style:style style:name="T1055" style:parent-style-name="DefaultParagraphFont" style:family="text">
      <style:text-properties fo:font-size="12pt" style:font-size-asian="12pt" style:font-size-complex="12pt"/>
    </style:style>
    <style:style style:name="T105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57" style:parent-style-name="DefaultParagraphFont" style:family="text">
      <style:text-properties fo:font-size="12pt" style:font-size-asian="12pt" style:font-size-complex="12pt"/>
    </style:style>
    <style:style style:name="T1058" style:parent-style-name="DefaultParagraphFont" style:family="text">
      <style:text-properties fo:font-size="12pt" style:font-size-asian="12pt" style:font-size-complex="12pt"/>
    </style:style>
    <style:style style:name="T1059" style:parent-style-name="DefaultParagraphFont" style:family="text">
      <style:text-properties fo:font-size="12pt" style:font-size-asian="12pt" style:font-size-complex="12pt"/>
    </style:style>
    <style:style style:name="T1060" style:parent-style-name="DefaultParagraphFont" style:family="text">
      <style:text-properties style:font-name="Segoe UI Symbol" style:font-name-complex="Segoe UI Symbol" fo:font-size="12pt" style:font-size-asian="12pt" style:font-size-complex="12pt"/>
    </style:style>
    <style:style style:name="T1061" style:parent-style-name="DefaultParagraphFont" style:family="text">
      <style:text-properties fo:font-size="12pt" style:font-size-asian="12pt" style:font-size-complex="12pt"/>
    </style:style>
    <style:style style:name="T106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63" style:parent-style-name="DefaultParagraphFont" style:family="text">
      <style:text-properties fo:font-size="12pt" style:font-size-asian="12pt" style:font-size-complex="12pt"/>
    </style:style>
    <style:style style:name="T1064" style:parent-style-name="DefaultParagraphFont" style:family="text">
      <style:text-properties fo:font-size="12pt" style:font-size-asian="12pt" style:font-size-complex="12pt"/>
    </style:style>
    <style:style style:name="T1065" style:parent-style-name="DefaultParagraphFont" style:family="text">
      <style:text-properties fo:font-size="12pt" style:font-size-asian="12pt" style:font-size-complex="12pt"/>
    </style:style>
    <style:style style:name="T1066" style:parent-style-name="DefaultParagraphFont" style:family="text">
      <style:text-properties style:font-name="Segoe UI Symbol" style:font-name-complex="Segoe UI Symbol" fo:font-size="12pt" style:font-size-asian="12pt" style:font-size-complex="12pt"/>
    </style:style>
    <style:style style:name="T1067" style:parent-style-name="DefaultParagraphFont" style:family="text">
      <style:text-properties fo:font-size="12pt" style:font-size-asian="12pt" style:font-size-complex="12pt"/>
    </style:style>
    <style:style style:name="T106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69" style:parent-style-name="DefaultParagraphFont" style:family="text">
      <style:text-properties fo:font-size="12pt" style:font-size-asian="12pt" style:font-size-complex="12pt"/>
    </style:style>
    <style:style style:name="T1070" style:parent-style-name="DefaultParagraphFont" style:family="text">
      <style:text-properties fo:font-size="12pt" style:font-size-asian="12pt" style:font-size-complex="12pt"/>
    </style:style>
    <style:style style:name="T1071" style:parent-style-name="DefaultParagraphFont" style:family="text">
      <style:text-properties fo:font-size="12pt" style:font-size-asian="12pt" style:font-size-complex="12pt"/>
    </style:style>
    <style:style style:name="T1072" style:parent-style-name="DefaultParagraphFont" style:family="text">
      <style:text-properties style:font-name="Segoe UI Symbol" style:font-name-complex="Segoe UI Symbol" fo:font-size="12pt" style:font-size-asian="12pt" style:font-size-complex="12pt"/>
    </style:style>
    <style:style style:name="T1073" style:parent-style-name="DefaultParagraphFont" style:family="text">
      <style:text-properties fo:font-size="12pt" style:font-size-asian="12pt" style:font-size-complex="12pt"/>
    </style:style>
    <style:style style:name="T107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75" style:parent-style-name="DefaultParagraphFont" style:family="text">
      <style:text-properties fo:font-size="12pt" style:font-size-asian="12pt" style:font-size-complex="12pt"/>
    </style:style>
    <style:style style:name="T1076" style:parent-style-name="DefaultParagraphFont" style:family="text">
      <style:text-properties fo:font-size="12pt" style:font-size-asian="12pt" style:font-size-complex="12pt"/>
    </style:style>
    <style:style style:name="T1077" style:parent-style-name="DefaultParagraphFont" style:family="text">
      <style:text-properties fo:font-size="12pt" style:font-size-asian="12pt" style:font-size-complex="12pt"/>
    </style:style>
    <style:style style:name="T1078" style:parent-style-name="DefaultParagraphFont" style:family="text">
      <style:text-properties style:font-name="Segoe UI Symbol" style:font-name-complex="Segoe UI Symbol" fo:font-size="12pt" style:font-size-asian="12pt" style:font-size-complex="12pt"/>
    </style:style>
    <style:style style:name="T1079" style:parent-style-name="DefaultParagraphFont" style:family="text">
      <style:text-properties fo:font-size="12pt" style:font-size-asian="12pt" style:font-size-complex="12pt"/>
    </style:style>
    <style:style style:name="T108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8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82" style:parent-style-name="DefaultParagraphFont" style:family="text">
      <style:text-properties fo:font-size="12pt" style:font-size-asian="12pt" style:font-size-complex="12pt"/>
    </style:style>
    <style:style style:name="T1083" style:parent-style-name="DefaultParagraphFont" style:family="text">
      <style:text-properties fo:font-size="12pt" style:font-size-asian="12pt" style:font-size-complex="12pt"/>
    </style:style>
    <style:style style:name="T1084" style:parent-style-name="DefaultParagraphFont" style:family="text">
      <style:text-properties fo:font-size="12pt" style:font-size-asian="12pt" style:font-size-complex="12pt"/>
    </style:style>
    <style:style style:name="T1085" style:parent-style-name="DefaultParagraphFont" style:family="text">
      <style:text-properties style:font-name="Segoe UI Symbol" style:font-name-complex="Segoe UI Symbol" fo:font-size="12pt" style:font-size-asian="12pt" style:font-size-complex="12pt"/>
    </style:style>
    <style:style style:name="T1086" style:parent-style-name="DefaultParagraphFont" style:family="text">
      <style:text-properties fo:font-size="12pt" style:font-size-asian="12pt" style:font-size-complex="12pt"/>
    </style:style>
    <style:style style:name="T108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88" style:parent-style-name="DefaultParagraphFont" style:family="text">
      <style:text-properties fo:font-size="12pt" style:font-size-asian="12pt" style:font-size-complex="12pt"/>
    </style:style>
    <style:style style:name="T1089" style:parent-style-name="DefaultParagraphFont" style:family="text">
      <style:text-properties fo:font-size="12pt" style:font-size-asian="12pt" style:font-size-complex="12pt"/>
    </style:style>
    <style:style style:name="T1090" style:parent-style-name="DefaultParagraphFont" style:family="text">
      <style:text-properties fo:font-size="12pt" style:font-size-asian="12pt" style:font-size-complex="12pt"/>
    </style:style>
    <style:style style:name="T1091" style:parent-style-name="DefaultParagraphFont" style:family="text">
      <style:text-properties style:font-name="Segoe UI Symbol" style:font-name-complex="Segoe UI Symbol" fo:font-size="12pt" style:font-size-asian="12pt" style:font-size-complex="12pt"/>
    </style:style>
    <style:style style:name="T1092" style:parent-style-name="DefaultParagraphFont" style:family="text">
      <style:text-properties fo:font-size="12pt" style:font-size-asian="12pt" style:font-size-complex="12pt"/>
    </style:style>
    <style:style style:name="T109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94" style:parent-style-name="DefaultParagraphFont" style:family="text">
      <style:text-properties fo:font-size="12pt" style:font-size-asian="12pt" style:font-size-complex="12pt"/>
    </style:style>
    <style:style style:name="T1095" style:parent-style-name="DefaultParagraphFont" style:family="text">
      <style:text-properties style:font-name="Segoe UI Emoji" style:font-name-complex="Segoe UI Emoji" fo:font-weight="bold" style:font-weight-asian="bold" style:font-weight-complex="bold" fo:font-size="12pt" style:font-size-asian="12pt" style:font-size-complex="12pt"/>
    </style:style>
    <style:style style:name="T109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97" style:parent-style-name="DefaultParagraphFont" style:family="text">
      <style:text-properties style:font-name="Segoe UI Emoji" style:font-name-complex="Segoe UI Emoji" fo:font-size="12pt" style:font-size-asian="12pt" style:font-size-complex="12pt"/>
    </style:style>
    <style:style style:name="T1098" style:parent-style-name="DefaultParagraphFont" style:family="text">
      <style:text-properties fo:font-size="12pt" style:font-size-asian="12pt" style:font-size-complex="12pt"/>
    </style:style>
    <style:style style:name="T109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100" style:parent-style-name="DefaultParagraphFont" style:family="text">
      <style:text-properties fo:font-size="12pt" style:font-size-asian="12pt" style:font-size-complex="12pt"/>
    </style:style>
    <style:style style:name="T110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102" style:parent-style-name="DefaultParagraphFont" style:family="text">
      <style:text-properties fo:font-size="12pt" style:font-size-asian="12pt" style:font-size-complex="12pt"/>
    </style:style>
    <style:style style:name="T1103" style:parent-style-name="DefaultParagraphFont" style:family="text">
      <style:text-properties style:font-name="Segoe UI Emoji" style:font-name-complex="Segoe UI Emoji" fo:font-size="12pt" style:font-size-asian="12pt" style:font-size-complex="12pt"/>
    </style:style>
    <style:style style:name="T1104" style:parent-style-name="DefaultParagraphFont" style:family="text">
      <style:text-properties fo:font-size="12pt" style:font-size-asian="12pt" style:font-size-complex="12pt"/>
    </style:style>
    <style:style style:name="T110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106" style:parent-style-name="DefaultParagraphFont" style:family="text">
      <style:text-properties fo:font-size="12pt" style:font-size-asian="12pt" style:font-size-complex="12pt"/>
    </style:style>
    <style:style style:name="T1107" style:parent-style-name="DefaultParagraphFont" style:family="text">
      <style:text-properties style:font-name="Segoe UI Emoji" style:font-name-complex="Segoe UI Emoji" fo:font-size="12pt" style:font-size-asian="12pt" style:font-size-complex="12pt"/>
    </style:style>
    <style:style style:name="T1108" style:parent-style-name="DefaultParagraphFont" style:family="text">
      <style:text-properties fo:font-size="12pt" style:font-size-asian="12pt" style:font-size-complex="12pt"/>
    </style:style>
    <style:style style:name="T110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110" style:parent-style-name="DefaultParagraphFont" style:family="text">
      <style:text-properties fo:font-size="12pt" style:font-size-asian="12pt" style:font-size-complex="12pt"/>
    </style:style>
    <style:style style:name="T1111" style:parent-style-name="DefaultParagraphFont" style:family="text">
      <style:text-properties style:font-name="Segoe UI Emoji" style:font-name-complex="Segoe UI Emoji" fo:font-size="12pt" style:font-size-asian="12pt" style:font-size-complex="12pt"/>
    </style:style>
    <style:style style:name="T1112" style:parent-style-name="DefaultParagraphFont" style:family="text">
      <style:text-properties fo:font-size="12pt" style:font-size-asian="12pt" style:font-size-complex="12pt"/>
    </style:style>
    <style:style style:name="T111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114" style:parent-style-name="DefaultParagraphFont" style:family="text">
      <style:text-properties fo:font-size="12pt" style:font-size-asian="12pt" style:font-size-complex="12pt"/>
    </style:style>
    <style:style style:name="T111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116" style:parent-style-name="DefaultParagraphFont" style:family="text">
      <style:text-properties fo:font-size="12pt" style:font-size-asian="12pt" style:font-size-complex="12pt"/>
    </style:style>
    <style:style style:name="T1117" style:parent-style-name="DefaultParagraphFont" style:family="text">
      <style:text-properties style:font-name="Segoe UI Emoji" style:font-name-complex="Segoe UI Emoji" fo:font-size="12pt" style:font-size-asian="12pt" style:font-size-complex="12pt"/>
    </style:style>
    <style:style style:name="P1118" style:parent-style-name="Normal" style:family="paragraph">
      <style:text-properties style:font-name="Segoe UI Emoji" style:font-name-complex="Segoe UI Emoji" fo:font-size="12pt" style:font-size-asian="12pt" style:font-size-complex="12pt"/>
    </style:style>
    <style:style style:name="P1119" style:parent-style-name="Normal" style:family="paragraph">
      <style:text-properties style:font-name="Segoe UI Emoji" style:font-name-complex="Segoe UI Emoji" fo:font-size="12pt" style:font-size-asian="12pt" style:font-size-complex="12pt"/>
    </style:style>
    <style:style style:name="P1120" style:parent-style-name="Normal" style:family="paragraph">
      <style:text-properties style:font-name="Segoe UI Emoji" style:font-name-complex="Segoe UI Emoji" fo:font-size="12pt" style:font-size-asian="12pt" style:font-size-complex="12pt"/>
    </style:style>
    <style:style style:name="P1121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122" style:parent-style-name="Normal" style:family="paragraph">
      <style:text-properties fo:font-size="12pt" style:font-size-asian="12pt" style:font-size-complex="12pt"/>
    </style:style>
    <style:style style:name="P1123" style:parent-style-name="Normal" style:family="paragraph">
      <style:text-properties fo:font-size="12pt" style:font-size-asian="12pt" style:font-size-complex="12pt"/>
    </style:style>
    <style:style style:name="P1124" style:parent-style-name="Normal" style:family="paragraph">
      <style:text-properties fo:font-size="12pt" style:font-size-asian="12pt" style:font-size-complex="12pt"/>
    </style:style>
    <style:style style:name="T1125" style:parent-style-name="DefaultParagraphFont" style:family="text">
      <style:text-properties fo:font-size="12pt" style:font-size-asian="12pt" style:font-size-complex="12pt"/>
    </style:style>
    <style:style style:name="T1126" style:parent-style-name="DefaultParagraphFont" style:family="text">
      <style:text-properties style:font-name="MS Gothic" style:font-name-asian="MS Gothic" style:font-name-complex="MS Gothic" fo:font-size="12pt" style:font-size-asian="12pt" style:font-size-complex="12pt"/>
    </style:style>
    <style:style style:name="T1127" style:parent-style-name="DefaultParagraphFont" style:family="text">
      <style:text-properties style:font-name-complex="Calibri" fo:font-size="12pt" style:font-size-asian="12pt" style:font-size-complex="12pt"/>
    </style:style>
    <style:style style:name="T1128" style:parent-style-name="DefaultParagraphFont" style:family="text">
      <style:text-properties fo:font-size="12pt" style:font-size-asian="12pt" style:font-size-complex="12pt"/>
    </style:style>
    <style:style style:name="P1129" style:parent-style-name="Normal" style:family="paragraph">
      <style:text-properties fo:font-size="12pt" style:font-size-asian="12pt" style:font-size-complex="12pt"/>
    </style:style>
    <style:style style:name="T1130" style:parent-style-name="DefaultParagraphFont" style:family="text">
      <style:text-properties fo:font-size="12pt" style:font-size-asian="12pt" style:font-size-complex="12pt"/>
    </style:style>
    <style:style style:name="T1131" style:parent-style-name="DefaultParagraphFont" style:family="text">
      <style:text-properties style:font-name="MS Gothic" style:font-name-asian="MS Gothic" style:font-name-complex="MS Gothic" fo:font-size="12pt" style:font-size-asian="12pt" style:font-size-complex="12pt"/>
    </style:style>
    <style:style style:name="T1132" style:parent-style-name="DefaultParagraphFont" style:family="text">
      <style:text-properties style:font-name-complex="Calibri" fo:font-size="12pt" style:font-size-asian="12pt" style:font-size-complex="12pt"/>
    </style:style>
    <style:style style:name="T1133" style:parent-style-name="DefaultParagraphFont" style:family="text">
      <style:text-properties fo:font-size="12pt" style:font-size-asian="12pt" style:font-size-complex="12pt"/>
    </style:style>
    <style:style style:name="T1134" style:parent-style-name="DefaultParagraphFont" style:family="text">
      <style:text-properties fo:font-size="12pt" style:font-size-asian="12pt" style:font-size-complex="12pt"/>
    </style:style>
    <style:style style:name="T1135" style:parent-style-name="DefaultParagraphFont" style:family="text">
      <style:text-properties fo:font-size="12pt" style:font-size-asian="12pt" style:font-size-complex="12pt"/>
    </style:style>
    <style:style style:name="T1136" style:parent-style-name="DefaultParagraphFont" style:family="text">
      <style:text-properties style:font-name="MS Gothic" style:font-name-asian="MS Gothic" style:font-name-complex="MS Gothic" fo:font-size="12pt" style:font-size-asian="12pt" style:font-size-complex="12pt"/>
    </style:style>
    <style:style style:name="T1137" style:parent-style-name="DefaultParagraphFont" style:family="text">
      <style:text-properties style:font-name-complex="Calibri" fo:font-size="12pt" style:font-size-asian="12pt" style:font-size-complex="12pt"/>
    </style:style>
    <style:style style:name="T1138" style:parent-style-name="DefaultParagraphFont" style:family="text">
      <style:text-properties fo:font-size="12pt" style:font-size-asian="12pt" style:font-size-complex="12pt"/>
    </style:style>
    <style:style style:name="T1139" style:parent-style-name="DefaultParagraphFont" style:family="text">
      <style:text-properties fo:font-size="12pt" style:font-size-asian="12pt" style:font-size-complex="12pt"/>
    </style:style>
    <style:style style:name="T1140" style:parent-style-name="DefaultParagraphFont" style:family="text">
      <style:text-properties style:font-name="MS Gothic" style:font-name-asian="MS Gothic" style:font-name-complex="MS Gothic" fo:font-size="12pt" style:font-size-asian="12pt" style:font-size-complex="12pt"/>
    </style:style>
    <style:style style:name="T1141" style:parent-style-name="DefaultParagraphFont" style:family="text">
      <style:text-properties style:font-name-complex="Calibri" fo:font-size="12pt" style:font-size-asian="12pt" style:font-size-complex="12pt"/>
    </style:style>
    <style:style style:name="T1142" style:parent-style-name="DefaultParagraphFont" style:family="text">
      <style:text-properties fo:font-size="12pt" style:font-size-asian="12pt" style:font-size-complex="12pt"/>
    </style:style>
    <style:style style:name="T1143" style:parent-style-name="DefaultParagraphFont" style:family="text">
      <style:text-properties fo:font-size="12pt" style:font-size-asian="12pt" style:font-size-complex="12pt"/>
    </style:style>
    <style:style style:name="T1144" style:parent-style-name="DefaultParagraphFont" style:family="text">
      <style:text-properties style:font-name="MS Gothic" style:font-name-asian="MS Gothic" style:font-name-complex="MS Gothic" fo:font-size="12pt" style:font-size-asian="12pt" style:font-size-complex="12pt"/>
    </style:style>
    <style:style style:name="T1145" style:parent-style-name="DefaultParagraphFont" style:family="text">
      <style:text-properties style:font-name-complex="Calibri" fo:font-size="12pt" style:font-size-asian="12pt" style:font-size-complex="12pt"/>
    </style:style>
    <style:style style:name="T1146" style:parent-style-name="DefaultParagraphFont" style:family="text">
      <style:text-properties fo:font-size="12pt" style:font-size-asian="12pt" style:font-size-complex="12pt"/>
    </style:style>
    <style:style style:name="T1147" style:parent-style-name="DefaultParagraphFont" style:family="text">
      <style:text-properties fo:font-size="12pt" style:font-size-asian="12pt" style:font-size-complex="12pt"/>
    </style:style>
    <style:style style:name="T1148" style:parent-style-name="DefaultParagraphFont" style:family="text">
      <style:text-properties style:font-name="MS Gothic" style:font-name-asian="MS Gothic" style:font-name-complex="MS Gothic" fo:font-size="12pt" style:font-size-asian="12pt" style:font-size-complex="12pt"/>
    </style:style>
    <style:style style:name="T1149" style:parent-style-name="DefaultParagraphFont" style:family="text">
      <style:text-properties style:font-name-complex="Calibri" fo:font-size="12pt" style:font-size-asian="12pt" style:font-size-complex="12pt"/>
    </style:style>
    <style:style style:name="T1150" style:parent-style-name="DefaultParagraphFont" style:family="text">
      <style:text-properties fo:font-size="12pt" style:font-size-asian="12pt" style:font-size-complex="12pt"/>
    </style:style>
    <style:style style:name="T1151" style:parent-style-name="DefaultParagraphFont" style:family="text">
      <style:text-properties fo:font-size="12pt" style:font-size-asian="12pt" style:font-size-complex="12pt"/>
    </style:style>
    <style:style style:name="T1152" style:parent-style-name="DefaultParagraphFont" style:family="text">
      <style:text-properties fo:font-size="12pt" style:font-size-asian="12pt" style:font-size-complex="12pt"/>
    </style:style>
    <style:style style:name="T1153" style:parent-style-name="DefaultParagraphFont" style:family="text">
      <style:text-properties style:font-name="MS Gothic" style:font-name-asian="MS Gothic" style:font-name-complex="MS Gothic" fo:font-size="12pt" style:font-size-asian="12pt" style:font-size-complex="12pt"/>
    </style:style>
    <style:style style:name="T1154" style:parent-style-name="DefaultParagraphFont" style:family="text">
      <style:text-properties style:font-name-complex="Calibri" fo:font-size="12pt" style:font-size-asian="12pt" style:font-size-complex="12pt"/>
    </style:style>
    <style:style style:name="T1155" style:parent-style-name="DefaultParagraphFont" style:family="text">
      <style:text-properties fo:font-size="12pt" style:font-size-asian="12pt" style:font-size-complex="12pt"/>
    </style:style>
    <style:style style:name="T1156" style:parent-style-name="DefaultParagraphFont" style:family="text">
      <style:text-properties fo:font-size="12pt" style:font-size-asian="12pt" style:font-size-complex="12pt"/>
    </style:style>
    <style:style style:name="T1157" style:parent-style-name="DefaultParagraphFont" style:family="text">
      <style:text-properties style:font-name="MS Gothic" style:font-name-asian="MS Gothic" style:font-name-complex="MS Gothic" fo:font-size="12pt" style:font-size-asian="12pt" style:font-size-complex="12pt"/>
    </style:style>
    <style:style style:name="T1158" style:parent-style-name="DefaultParagraphFont" style:family="text">
      <style:text-properties style:font-name-complex="Calibri" fo:font-size="12pt" style:font-size-asian="12pt" style:font-size-complex="12pt"/>
    </style:style>
    <style:style style:name="T1159" style:parent-style-name="DefaultParagraphFont" style:family="text">
      <style:text-properties fo:font-size="12pt" style:font-size-asian="12pt" style:font-size-complex="12pt"/>
    </style:style>
    <style:style style:name="P1160" style:parent-style-name="Normal" style:family="paragraph">
      <style:text-properties fo:font-size="12pt" style:font-size-asian="12pt" style:font-size-complex="12pt"/>
    </style:style>
    <style:style style:name="T1161" style:parent-style-name="DefaultParagraphFont" style:family="text">
      <style:text-properties fo:font-size="12pt" style:font-size-asian="12pt" style:font-size-complex="12pt"/>
    </style:style>
    <style:style style:name="T1162" style:parent-style-name="DefaultParagraphFont" style:family="text">
      <style:text-properties style:font-name="MS Gothic" style:font-name-asian="MS Gothic" style:font-name-complex="MS Gothic" fo:font-size="12pt" style:font-size-asian="12pt" style:font-size-complex="12pt"/>
    </style:style>
    <style:style style:name="T1163" style:parent-style-name="DefaultParagraphFont" style:family="text">
      <style:text-properties style:font-name-complex="Calibri" fo:font-size="12pt" style:font-size-asian="12pt" style:font-size-complex="12pt"/>
    </style:style>
    <style:style style:name="T1164" style:parent-style-name="DefaultParagraphFont" style:family="text">
      <style:text-properties fo:font-size="12pt" style:font-size-asian="12pt" style:font-size-complex="12pt"/>
    </style:style>
    <style:style style:name="T1165" style:parent-style-name="DefaultParagraphFont" style:family="text">
      <style:text-properties fo:font-size="12pt" style:font-size-asian="12pt" style:font-size-complex="12pt"/>
    </style:style>
    <style:style style:name="T1166" style:parent-style-name="DefaultParagraphFont" style:family="text">
      <style:text-properties style:font-name="MS Gothic" style:font-name-asian="MS Gothic" style:font-name-complex="MS Gothic" fo:font-size="12pt" style:font-size-asian="12pt" style:font-size-complex="12pt"/>
    </style:style>
    <style:style style:name="T1167" style:parent-style-name="DefaultParagraphFont" style:family="text">
      <style:text-properties style:font-name-complex="Calibri" fo:font-size="12pt" style:font-size-asian="12pt" style:font-size-complex="12pt"/>
    </style:style>
    <style:style style:name="T1168" style:parent-style-name="DefaultParagraphFont" style:family="text">
      <style:text-properties fo:font-size="12pt" style:font-size-asian="12pt" style:font-size-complex="12pt"/>
    </style:style>
    <style:style style:name="T1169" style:parent-style-name="DefaultParagraphFont" style:family="text">
      <style:text-properties fo:font-size="12pt" style:font-size-asian="12pt" style:font-size-complex="12pt"/>
    </style:style>
    <style:style style:name="T1170" style:parent-style-name="DefaultParagraphFont" style:family="text">
      <style:text-properties style:font-name="MS Gothic" style:font-name-asian="MS Gothic" style:font-name-complex="MS Gothic" fo:font-size="12pt" style:font-size-asian="12pt" style:font-size-complex="12pt"/>
    </style:style>
    <style:style style:name="T1171" style:parent-style-name="DefaultParagraphFont" style:family="text">
      <style:text-properties style:font-name-complex="Calibri" fo:font-size="12pt" style:font-size-asian="12pt" style:font-size-complex="12pt"/>
    </style:style>
    <style:style style:name="T1172" style:parent-style-name="DefaultParagraphFont" style:family="text">
      <style:text-properties fo:font-size="12pt" style:font-size-asian="12pt" style:font-size-complex="12pt"/>
    </style:style>
    <style:style style:name="T1173" style:parent-style-name="DefaultParagraphFont" style:family="text">
      <style:text-properties fo:font-size="12pt" style:font-size-asian="12pt" style:font-size-complex="12pt"/>
    </style:style>
    <style:style style:name="T1174" style:parent-style-name="DefaultParagraphFont" style:family="text">
      <style:text-properties style:font-name="MS Gothic" style:font-name-asian="MS Gothic" style:font-name-complex="MS Gothic" fo:font-size="12pt" style:font-size-asian="12pt" style:font-size-complex="12pt"/>
    </style:style>
    <style:style style:name="T1175" style:parent-style-name="DefaultParagraphFont" style:family="text">
      <style:text-properties style:font-name-complex="Calibri" fo:font-size="12pt" style:font-size-asian="12pt" style:font-size-complex="12pt"/>
    </style:style>
    <style:style style:name="T1176" style:parent-style-name="DefaultParagraphFont" style:family="text">
      <style:text-properties fo:font-size="12pt" style:font-size-asian="12pt" style:font-size-complex="12pt"/>
    </style:style>
    <style:style style:name="T1177" style:parent-style-name="DefaultParagraphFont" style:family="text">
      <style:text-properties fo:font-size="12pt" style:font-size-asian="12pt" style:font-size-complex="12pt"/>
    </style:style>
    <style:style style:name="T1178" style:parent-style-name="DefaultParagraphFont" style:family="text">
      <style:text-properties style:font-name="MS Gothic" style:font-name-asian="MS Gothic" style:font-name-complex="MS Gothic" fo:font-size="12pt" style:font-size-asian="12pt" style:font-size-complex="12pt"/>
    </style:style>
    <style:style style:name="T1179" style:parent-style-name="DefaultParagraphFont" style:family="text">
      <style:text-properties style:font-name-complex="Calibri" fo:font-size="12pt" style:font-size-asian="12pt" style:font-size-complex="12pt"/>
    </style:style>
    <style:style style:name="T1180" style:parent-style-name="DefaultParagraphFont" style:family="text">
      <style:text-properties fo:font-size="12pt" style:font-size-asian="12pt" style:font-size-complex="12pt"/>
    </style:style>
    <style:style style:name="T1181" style:parent-style-name="DefaultParagraphFont" style:family="text">
      <style:text-properties fo:font-size="12pt" style:font-size-asian="12pt" style:font-size-complex="12pt"/>
    </style:style>
    <style:style style:name="T1182" style:parent-style-name="DefaultParagraphFont" style:family="text">
      <style:text-properties style:font-name="MS Gothic" style:font-name-asian="MS Gothic" style:font-name-complex="MS Gothic" fo:font-size="12pt" style:font-size-asian="12pt" style:font-size-complex="12pt"/>
    </style:style>
    <style:style style:name="T1183" style:parent-style-name="DefaultParagraphFont" style:family="text">
      <style:text-properties style:font-name-complex="Calibri" fo:font-size="12pt" style:font-size-asian="12pt" style:font-size-complex="12pt"/>
    </style:style>
    <style:style style:name="T1184" style:parent-style-name="DefaultParagraphFont" style:family="text">
      <style:text-properties fo:font-size="12pt" style:font-size-asian="12pt" style:font-size-complex="12pt"/>
    </style:style>
    <style:style style:name="T1185" style:parent-style-name="DefaultParagraphFont" style:family="text">
      <style:text-properties fo:font-size="12pt" style:font-size-asian="12pt" style:font-size-complex="12pt"/>
    </style:style>
    <style:style style:name="T1186" style:parent-style-name="DefaultParagraphFont" style:family="text">
      <style:text-properties style:font-name="MS Gothic" style:font-name-asian="MS Gothic" style:font-name-complex="MS Gothic" fo:font-size="12pt" style:font-size-asian="12pt" style:font-size-complex="12pt"/>
    </style:style>
    <style:style style:name="T1187" style:parent-style-name="DefaultParagraphFont" style:family="text">
      <style:text-properties style:font-name-complex="Calibri" fo:font-size="12pt" style:font-size-asian="12pt" style:font-size-complex="12pt"/>
    </style:style>
    <style:style style:name="T1188" style:parent-style-name="DefaultParagraphFont" style:family="text">
      <style:text-properties fo:font-size="12pt" style:font-size-asian="12pt" style:font-size-complex="12pt"/>
    </style:style>
    <style:style style:name="P1189" style:parent-style-name="Normal" style:family="paragraph">
      <style:text-properties fo:font-size="12pt" style:font-size-asian="12pt" style:font-size-complex="12pt"/>
    </style:style>
    <style:style style:name="T1190" style:parent-style-name="DefaultParagraphFont" style:family="text">
      <style:text-properties fo:font-size="12pt" style:font-size-asian="12pt" style:font-size-complex="12pt"/>
    </style:style>
    <style:style style:name="T1191" style:parent-style-name="DefaultParagraphFont" style:family="text">
      <style:text-properties style:font-name="MS Gothic" style:font-name-asian="MS Gothic" style:font-name-complex="MS Gothic" fo:font-size="12pt" style:font-size-asian="12pt" style:font-size-complex="12pt"/>
    </style:style>
    <style:style style:name="T1192" style:parent-style-name="DefaultParagraphFont" style:family="text">
      <style:text-properties style:font-name-complex="Calibri" fo:font-size="12pt" style:font-size-asian="12pt" style:font-size-complex="12pt"/>
    </style:style>
    <style:style style:name="T1193" style:parent-style-name="DefaultParagraphFont" style:family="text">
      <style:text-properties fo:font-size="12pt" style:font-size-asian="12pt" style:font-size-complex="12pt"/>
    </style:style>
    <style:style style:name="T1194" style:parent-style-name="DefaultParagraphFont" style:family="text">
      <style:text-properties fo:font-size="12pt" style:font-size-asian="12pt" style:font-size-complex="12pt"/>
    </style:style>
    <style:style style:name="T1195" style:parent-style-name="DefaultParagraphFont" style:family="text">
      <style:text-properties style:font-name="MS Gothic" style:font-name-asian="MS Gothic" style:font-name-complex="MS Gothic" fo:font-size="12pt" style:font-size-asian="12pt" style:font-size-complex="12pt"/>
    </style:style>
    <style:style style:name="T1196" style:parent-style-name="DefaultParagraphFont" style:family="text">
      <style:text-properties style:font-name-complex="Calibri" fo:font-size="12pt" style:font-size-asian="12pt" style:font-size-complex="12pt"/>
    </style:style>
    <style:style style:name="T1197" style:parent-style-name="DefaultParagraphFont" style:family="text">
      <style:text-properties fo:font-size="12pt" style:font-size-asian="12pt" style:font-size-complex="12pt"/>
    </style:style>
    <style:style style:name="T1198" style:parent-style-name="DefaultParagraphFont" style:family="text">
      <style:text-properties fo:font-size="12pt" style:font-size-asian="12pt" style:font-size-complex="12pt"/>
    </style:style>
    <style:style style:name="T1199" style:parent-style-name="DefaultParagraphFont" style:family="text">
      <style:text-properties style:font-name="MS Gothic" style:font-name-asian="MS Gothic" style:font-name-complex="MS Gothic" fo:font-size="12pt" style:font-size-asian="12pt" style:font-size-complex="12pt"/>
    </style:style>
    <style:style style:name="T1200" style:parent-style-name="DefaultParagraphFont" style:family="text">
      <style:text-properties style:font-name-complex="Calibri" fo:font-size="12pt" style:font-size-asian="12pt" style:font-size-complex="12pt"/>
    </style:style>
    <style:style style:name="T1201" style:parent-style-name="DefaultParagraphFont" style:family="text">
      <style:text-properties fo:font-size="12pt" style:font-size-asian="12pt" style:font-size-complex="12pt"/>
    </style:style>
    <style:style style:name="T1202" style:parent-style-name="DefaultParagraphFont" style:family="text">
      <style:text-properties fo:font-size="12pt" style:font-size-asian="12pt" style:font-size-complex="12pt"/>
    </style:style>
    <style:style style:name="T1203" style:parent-style-name="DefaultParagraphFont" style:family="text">
      <style:text-properties style:font-name="MS Gothic" style:font-name-asian="MS Gothic" style:font-name-complex="MS Gothic" fo:font-size="12pt" style:font-size-asian="12pt" style:font-size-complex="12pt"/>
    </style:style>
    <style:style style:name="T1204" style:parent-style-name="DefaultParagraphFont" style:family="text">
      <style:text-properties style:font-name-complex="Calibri" fo:font-size="12pt" style:font-size-asian="12pt" style:font-size-complex="12pt"/>
    </style:style>
    <style:style style:name="T1205" style:parent-style-name="DefaultParagraphFont" style:family="text">
      <style:text-properties fo:font-size="12pt" style:font-size-asian="12pt" style:font-size-complex="12pt"/>
    </style:style>
    <style:style style:name="T1206" style:parent-style-name="DefaultParagraphFont" style:family="text">
      <style:text-properties fo:font-size="12pt" style:font-size-asian="12pt" style:font-size-complex="12pt"/>
    </style:style>
    <style:style style:name="T1207" style:parent-style-name="DefaultParagraphFont" style:family="text">
      <style:text-properties style:font-name="MS Gothic" style:font-name-asian="MS Gothic" style:font-name-complex="MS Gothic" fo:font-size="12pt" style:font-size-asian="12pt" style:font-size-complex="12pt"/>
    </style:style>
    <style:style style:name="T1208" style:parent-style-name="DefaultParagraphFont" style:family="text">
      <style:text-properties style:font-name-complex="Calibri" fo:font-size="12pt" style:font-size-asian="12pt" style:font-size-complex="12pt"/>
    </style:style>
    <style:style style:name="T1209" style:parent-style-name="DefaultParagraphFont" style:family="text">
      <style:text-properties fo:font-size="12pt" style:font-size-asian="12pt" style:font-size-complex="12pt"/>
    </style:style>
    <style:style style:name="T1210" style:parent-style-name="DefaultParagraphFont" style:family="text">
      <style:text-properties fo:font-size="12pt" style:font-size-asian="12pt" style:font-size-complex="12pt"/>
    </style:style>
    <style:style style:name="T1211" style:parent-style-name="DefaultParagraphFont" style:family="text">
      <style:text-properties style:font-name="MS Gothic" style:font-name-asian="MS Gothic" style:font-name-complex="MS Gothic" fo:font-size="12pt" style:font-size-asian="12pt" style:font-size-complex="12pt"/>
    </style:style>
    <style:style style:name="T1212" style:parent-style-name="DefaultParagraphFont" style:family="text">
      <style:text-properties style:font-name-complex="Calibri" fo:font-size="12pt" style:font-size-asian="12pt" style:font-size-complex="12pt"/>
    </style:style>
    <style:style style:name="T1213" style:parent-style-name="DefaultParagraphFont" style:family="text">
      <style:text-properties fo:font-size="12pt" style:font-size-asian="12pt" style:font-size-complex="12pt"/>
    </style:style>
    <style:style style:name="T1214" style:parent-style-name="DefaultParagraphFont" style:family="text">
      <style:text-properties fo:font-size="12pt" style:font-size-asian="12pt" style:font-size-complex="12pt"/>
    </style:style>
    <style:style style:name="T1215" style:parent-style-name="DefaultParagraphFont" style:family="text">
      <style:text-properties style:font-name="MS Gothic" style:font-name-asian="MS Gothic" style:font-name-complex="MS Gothic" fo:font-size="12pt" style:font-size-asian="12pt" style:font-size-complex="12pt"/>
    </style:style>
    <style:style style:name="T1216" style:parent-style-name="DefaultParagraphFont" style:family="text">
      <style:text-properties style:font-name-complex="Calibri" fo:font-size="12pt" style:font-size-asian="12pt" style:font-size-complex="12pt"/>
    </style:style>
    <style:style style:name="T1217" style:parent-style-name="DefaultParagraphFont" style:family="text">
      <style:text-properties fo:font-size="12pt" style:font-size-asian="12pt" style:font-size-complex="12pt"/>
    </style:style>
    <style:style style:name="P1218" style:parent-style-name="Normal" style:family="paragraph">
      <style:text-properties fo:font-size="12pt" style:font-size-asian="12pt" style:font-size-complex="12pt"/>
    </style:style>
    <style:style style:name="T1219" style:parent-style-name="DefaultParagraphFont" style:family="text">
      <style:text-properties fo:font-size="12pt" style:font-size-asian="12pt" style:font-size-complex="12pt"/>
    </style:style>
    <style:style style:name="T1220" style:parent-style-name="DefaultParagraphFont" style:family="text">
      <style:text-properties style:font-name="MS Gothic" style:font-name-asian="MS Gothic" style:font-name-complex="MS Gothic" fo:font-size="12pt" style:font-size-asian="12pt" style:font-size-complex="12pt"/>
    </style:style>
    <style:style style:name="T1221" style:parent-style-name="DefaultParagraphFont" style:family="text">
      <style:text-properties style:font-name-complex="Calibri" fo:font-size="12pt" style:font-size-asian="12pt" style:font-size-complex="12pt"/>
    </style:style>
    <style:style style:name="T1222" style:parent-style-name="DefaultParagraphFont" style:family="text">
      <style:text-properties fo:font-size="12pt" style:font-size-asian="12pt" style:font-size-complex="12pt"/>
    </style:style>
    <style:style style:name="P1223" style:parent-style-name="Normal" style:family="paragraph">
      <style:text-properties fo:font-size="12pt" style:font-size-asian="12pt" style:font-size-complex="12pt"/>
    </style:style>
    <style:style style:name="T1224" style:parent-style-name="DefaultParagraphFont" style:family="text">
      <style:text-properties fo:font-size="12pt" style:font-size-asian="12pt" style:font-size-complex="12pt"/>
    </style:style>
    <style:style style:name="T1225" style:parent-style-name="DefaultParagraphFont" style:family="text">
      <style:text-properties style:font-name="MS Gothic" style:font-name-asian="MS Gothic" style:font-name-complex="MS Gothic" fo:font-size="12pt" style:font-size-asian="12pt" style:font-size-complex="12pt"/>
    </style:style>
    <style:style style:name="T1226" style:parent-style-name="DefaultParagraphFont" style:family="text">
      <style:text-properties style:font-name-complex="Calibri" fo:font-size="12pt" style:font-size-asian="12pt" style:font-size-complex="12pt"/>
    </style:style>
    <style:style style:name="T1227" style:parent-style-name="DefaultParagraphFont" style:family="text">
      <style:text-properties fo:font-size="12pt" style:font-size-asian="12pt" style:font-size-complex="12pt"/>
    </style:style>
    <style:style style:name="P1228" style:parent-style-name="Normal" style:family="paragraph">
      <style:text-properties fo:font-size="12pt" style:font-size-asian="12pt" style:font-size-complex="12pt"/>
    </style:style>
    <style:style style:name="P1229" style:parent-style-name="Normal" style:family="paragraph">
      <style:text-properties fo:font-size="12pt" style:font-size-asian="12pt" style:font-size-complex="12pt"/>
    </style:style>
    <style:style style:name="P1230" style:parent-style-name="Normal" style:family="paragraph">
      <style:text-properties fo:font-size="12pt" style:font-size-asian="12pt" style:font-size-complex="12pt"/>
    </style:style>
    <style:style style:name="P1231" style:parent-style-name="Normal" style:family="paragraph">
      <style:text-properties fo:font-size="12pt" style:font-size-asian="12pt" style:font-size-complex="12pt"/>
    </style:style>
    <style:style style:name="P1232" style:parent-style-name="Normal" style:family="paragraph">
      <style:text-properties fo:font-size="10pt" style:font-size-asian="10pt" style:font-size-complex="10pt"/>
    </style:style>
    <style:style style:name="P1233" style:parent-style-name="Normal" style:family="paragraph">
      <style:text-properties fo:font-size="10pt" style:font-size-asian="10pt" style:font-size-complex="10pt"/>
    </style:style>
    <style:style style:name="P1234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23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Column1237" style:family="table-column">
      <style:table-column-properties style:column-width="0.5291in"/>
    </style:style>
    <style:style style:name="TableColumn1238" style:family="table-column">
      <style:table-column-properties style:column-width="1.1208in"/>
    </style:style>
    <style:style style:name="TableColumn1239" style:family="table-column">
      <style:table-column-properties style:column-width="2.2527in"/>
    </style:style>
    <style:style style:name="Table1236" style:family="table">
      <style:table-properties style:width="3.9027in" fo:margin-left="0in" table:align="left"/>
    </style:style>
    <style:style style:name="TableRow1240" style:family="table-row">
      <style:table-row-properties/>
    </style:style>
    <style:style style:name="TableCell124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4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124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4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124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4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Row1247" style:family="table-row">
      <style:table-row-properties/>
    </style:style>
    <style:style style:name="TableCell124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49" style:parent-style-name="Normal" style:family="paragraph">
      <style:text-properties fo:font-size="10pt" style:font-size-asian="10pt" style:font-size-complex="10pt"/>
    </style:style>
    <style:style style:name="TableCell125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51" style:parent-style-name="Normal" style:family="paragraph">
      <style:text-properties fo:font-size="10pt" style:font-size-asian="10pt" style:font-size-complex="10pt"/>
    </style:style>
    <style:style style:name="TableCell125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53" style:parent-style-name="Normal" style:family="paragraph">
      <style:text-properties fo:font-size="10pt" style:font-size-asian="10pt" style:font-size-complex="10pt"/>
    </style:style>
    <style:style style:name="TableRow1254" style:family="table-row">
      <style:table-row-properties/>
    </style:style>
    <style:style style:name="TableCell125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56" style:parent-style-name="Normal" style:family="paragraph">
      <style:text-properties fo:font-size="10pt" style:font-size-asian="10pt" style:font-size-complex="10pt"/>
    </style:style>
    <style:style style:name="TableCell125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58" style:parent-style-name="Normal" style:family="paragraph">
      <style:text-properties fo:font-size="10pt" style:font-size-asian="10pt" style:font-size-complex="10pt"/>
    </style:style>
    <style:style style:name="TableCell125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60" style:parent-style-name="Normal" style:family="paragraph">
      <style:text-properties fo:font-size="10pt" style:font-size-asian="10pt" style:font-size-complex="10pt"/>
    </style:style>
    <style:style style:name="TableRow1261" style:family="table-row">
      <style:table-row-properties/>
    </style:style>
    <style:style style:name="TableCell126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63" style:parent-style-name="Normal" style:family="paragraph">
      <style:text-properties fo:font-size="10pt" style:font-size-asian="10pt" style:font-size-complex="10pt"/>
    </style:style>
    <style:style style:name="TableCell126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65" style:parent-style-name="Normal" style:family="paragraph">
      <style:text-properties fo:font-size="10pt" style:font-size-asian="10pt" style:font-size-complex="10pt"/>
    </style:style>
    <style:style style:name="TableCell126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67" style:parent-style-name="Normal" style:family="paragraph">
      <style:text-properties fo:font-size="10pt" style:font-size-asian="10pt" style:font-size-complex="10pt"/>
    </style:style>
    <style:style style:name="P126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Column1270" style:family="table-column">
      <style:table-column-properties style:column-width="0.5291in"/>
    </style:style>
    <style:style style:name="TableColumn1271" style:family="table-column">
      <style:table-column-properties style:column-width="1.2395in"/>
    </style:style>
    <style:style style:name="TableColumn1272" style:family="table-column">
      <style:table-column-properties style:column-width="1.9375in"/>
    </style:style>
    <style:style style:name="Table1269" style:family="table">
      <style:table-properties style:width="3.7062in" fo:margin-left="0in" table:align="left"/>
    </style:style>
    <style:style style:name="TableRow1273" style:family="table-row">
      <style:table-row-properties/>
    </style:style>
    <style:style style:name="TableCell127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7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127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7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127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7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Row1280" style:family="table-row">
      <style:table-row-properties/>
    </style:style>
    <style:style style:name="TableCell128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82" style:parent-style-name="Normal" style:family="paragraph">
      <style:text-properties fo:font-size="10pt" style:font-size-asian="10pt" style:font-size-complex="10pt"/>
    </style:style>
    <style:style style:name="TableCell128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84" style:parent-style-name="Normal" style:family="paragraph">
      <style:text-properties fo:font-size="10pt" style:font-size-asian="10pt" style:font-size-complex="10pt"/>
    </style:style>
    <style:style style:name="TableCell128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86" style:parent-style-name="Normal" style:family="paragraph">
      <style:text-properties fo:font-size="10pt" style:font-size-asian="10pt" style:font-size-complex="10pt"/>
    </style:style>
    <style:style style:name="TableRow1287" style:family="table-row">
      <style:table-row-properties/>
    </style:style>
    <style:style style:name="TableCell128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89" style:parent-style-name="Normal" style:family="paragraph">
      <style:text-properties fo:font-size="10pt" style:font-size-asian="10pt" style:font-size-complex="10pt"/>
    </style:style>
    <style:style style:name="TableCell129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91" style:parent-style-name="Normal" style:family="paragraph">
      <style:text-properties fo:font-size="10pt" style:font-size-asian="10pt" style:font-size-complex="10pt"/>
    </style:style>
    <style:style style:name="TableCell129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93" style:parent-style-name="Normal" style:family="paragraph">
      <style:text-properties fo:font-size="10pt" style:font-size-asian="10pt" style:font-size-complex="10pt"/>
    </style:style>
    <style:style style:name="P129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Column1296" style:family="table-column">
      <style:table-column-properties style:column-width="0.5291in"/>
    </style:style>
    <style:style style:name="TableColumn1297" style:family="table-column">
      <style:table-column-properties style:column-width="1.8638in"/>
    </style:style>
    <style:style style:name="TableColumn1298" style:family="table-column">
      <style:table-column-properties style:column-width="1.6618in"/>
    </style:style>
    <style:style style:name="Table1295" style:family="table">
      <style:table-properties style:width="4.0548in" fo:margin-left="0in" table:align="left"/>
    </style:style>
    <style:style style:name="TableRow1299" style:family="table-row">
      <style:table-row-properties/>
    </style:style>
    <style:style style:name="TableCell130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0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130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0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130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0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Row1306" style:family="table-row">
      <style:table-row-properties/>
    </style:style>
    <style:style style:name="TableCell130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08" style:parent-style-name="Normal" style:family="paragraph">
      <style:text-properties fo:font-size="10pt" style:font-size-asian="10pt" style:font-size-complex="10pt"/>
    </style:style>
    <style:style style:name="TableCell130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10" style:parent-style-name="Normal" style:family="paragraph">
      <style:text-properties fo:font-size="10pt" style:font-size-asian="10pt" style:font-size-complex="10pt"/>
    </style:style>
    <style:style style:name="TableCell131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12" style:parent-style-name="Normal" style:family="paragraph">
      <style:text-properties fo:font-size="10pt" style:font-size-asian="10pt" style:font-size-complex="10pt"/>
    </style:style>
    <style:style style:name="TableRow1313" style:family="table-row">
      <style:table-row-properties/>
    </style:style>
    <style:style style:name="TableCell131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15" style:parent-style-name="Normal" style:family="paragraph">
      <style:text-properties fo:font-size="10pt" style:font-size-asian="10pt" style:font-size-complex="10pt"/>
    </style:style>
    <style:style style:name="TableCell131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17" style:parent-style-name="Normal" style:family="paragraph">
      <style:text-properties fo:font-size="10pt" style:font-size-asian="10pt" style:font-size-complex="10pt"/>
    </style:style>
    <style:style style:name="TableCell131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19" style:parent-style-name="Normal" style:family="paragraph">
      <style:text-properties fo:font-size="10pt" style:font-size-asian="10pt" style:font-size-complex="10pt"/>
    </style:style>
    <style:style style:name="P132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Column1322" style:family="table-column">
      <style:table-column-properties style:column-width="0.5291in"/>
    </style:style>
    <style:style style:name="TableColumn1323" style:family="table-column">
      <style:table-column-properties style:column-width="1.1361in"/>
    </style:style>
    <style:style style:name="TableColumn1324" style:family="table-column">
      <style:table-column-properties style:column-width="1.7722in"/>
    </style:style>
    <style:style style:name="Table1321" style:family="table">
      <style:table-properties style:width="3.4375in" fo:margin-left="0in" table:align="left"/>
    </style:style>
    <style:style style:name="TableRow1325" style:family="table-row">
      <style:table-row-properties/>
    </style:style>
    <style:style style:name="TableCell132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2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132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2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133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3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Row1332" style:family="table-row">
      <style:table-row-properties/>
    </style:style>
    <style:style style:name="TableCell133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34" style:parent-style-name="Normal" style:family="paragraph">
      <style:text-properties fo:font-size="10pt" style:font-size-asian="10pt" style:font-size-complex="10pt"/>
    </style:style>
    <style:style style:name="TableCell13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36" style:parent-style-name="Normal" style:family="paragraph">
      <style:text-properties fo:font-size="10pt" style:font-size-asian="10pt" style:font-size-complex="10pt"/>
    </style:style>
    <style:style style:name="TableCell13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38" style:parent-style-name="Normal" style:family="paragraph">
      <style:text-properties fo:font-size="10pt" style:font-size-asian="10pt" style:font-size-complex="10pt"/>
    </style:style>
    <style:style style:name="TableRow1339" style:family="table-row">
      <style:table-row-properties/>
    </style:style>
    <style:style style:name="TableCell134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41" style:parent-style-name="Normal" style:family="paragraph">
      <style:text-properties fo:font-size="10pt" style:font-size-asian="10pt" style:font-size-complex="10pt"/>
    </style:style>
    <style:style style:name="TableCell134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43" style:parent-style-name="Normal" style:family="paragraph">
      <style:text-properties fo:font-size="10pt" style:font-size-asian="10pt" style:font-size-complex="10pt"/>
    </style:style>
    <style:style style:name="TableCell134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45" style:parent-style-name="Normal" style:family="paragraph">
      <style:text-properties fo:font-size="10pt" style:font-size-asian="10pt" style:font-size-complex="10pt"/>
    </style:style>
    <style:style style:name="P134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Column1348" style:family="table-column">
      <style:table-column-properties style:column-width="0.5291in"/>
    </style:style>
    <style:style style:name="TableColumn1349" style:family="table-column">
      <style:table-column-properties style:column-width="1.3326in"/>
    </style:style>
    <style:style style:name="TableColumn1350" style:family="table-column">
      <style:table-column-properties style:column-width="1.834in"/>
    </style:style>
    <style:style style:name="Table1347" style:family="table">
      <style:table-properties style:width="3.6958in" fo:margin-left="0in" table:align="left"/>
    </style:style>
    <style:style style:name="TableRow1351" style:family="table-row">
      <style:table-row-properties/>
    </style:style>
    <style:style style:name="TableCell135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5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135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5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135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5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Row1358" style:family="table-row">
      <style:table-row-properties/>
    </style:style>
    <style:style style:name="TableCell135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60" style:parent-style-name="Normal" style:family="paragraph">
      <style:text-properties fo:font-size="10pt" style:font-size-asian="10pt" style:font-size-complex="10pt"/>
    </style:style>
    <style:style style:name="TableCell136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62" style:parent-style-name="Normal" style:family="paragraph">
      <style:text-properties fo:font-size="10pt" style:font-size-asian="10pt" style:font-size-complex="10pt"/>
    </style:style>
    <style:style style:name="TableCell136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64" style:parent-style-name="Normal" style:family="paragraph">
      <style:text-properties fo:font-size="10pt" style:font-size-asian="10pt" style:font-size-complex="10pt"/>
    </style:style>
    <style:style style:name="TableRow1365" style:family="table-row">
      <style:table-row-properties/>
    </style:style>
    <style:style style:name="TableCell136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67" style:parent-style-name="Normal" style:family="paragraph">
      <style:text-properties fo:font-size="10pt" style:font-size-asian="10pt" style:font-size-complex="10pt"/>
    </style:style>
    <style:style style:name="TableCell136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69" style:parent-style-name="Normal" style:family="paragraph">
      <style:text-properties fo:font-size="10pt" style:font-size-asian="10pt" style:font-size-complex="10pt"/>
    </style:style>
    <style:style style:name="TableCell137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71" style:parent-style-name="Normal" style:family="paragraph">
      <style:text-properties fo:font-size="10pt" style:font-size-asian="10pt" style:font-size-complex="10pt"/>
    </style:style>
    <style:style style:name="P137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Column1374" style:family="table-column">
      <style:table-column-properties style:column-width="0.5291in"/>
    </style:style>
    <style:style style:name="TableColumn1375" style:family="table-column">
      <style:table-column-properties style:column-width="1.4986in"/>
    </style:style>
    <style:style style:name="TableColumn1376" style:family="table-column">
      <style:table-column-properties style:column-width="2.5041in"/>
    </style:style>
    <style:style style:name="Table1373" style:family="table">
      <style:table-properties style:width="4.5319in" fo:margin-left="0in" table:align="left"/>
    </style:style>
    <style:style style:name="TableRow1377" style:family="table-row">
      <style:table-row-properties/>
    </style:style>
    <style:style style:name="TableCell137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7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138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8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138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8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Row1384" style:family="table-row">
      <style:table-row-properties/>
    </style:style>
    <style:style style:name="TableCell138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86" style:parent-style-name="Normal" style:family="paragraph">
      <style:text-properties fo:font-size="10pt" style:font-size-asian="10pt" style:font-size-complex="10pt"/>
    </style:style>
    <style:style style:name="TableCell138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88" style:parent-style-name="Normal" style:family="paragraph">
      <style:text-properties fo:font-size="10pt" style:font-size-asian="10pt" style:font-size-complex="10pt"/>
    </style:style>
    <style:style style:name="TableCell138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90" style:parent-style-name="Normal" style:family="paragraph">
      <style:text-properties fo:font-size="10pt" style:font-size-asian="10pt" style:font-size-complex="10pt"/>
    </style:style>
    <style:style style:name="TableRow1391" style:family="table-row">
      <style:table-row-properties/>
    </style:style>
    <style:style style:name="TableCell139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93" style:parent-style-name="Normal" style:family="paragraph">
      <style:text-properties fo:font-size="10pt" style:font-size-asian="10pt" style:font-size-complex="10pt"/>
    </style:style>
    <style:style style:name="TableCell139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95" style:parent-style-name="Normal" style:family="paragraph">
      <style:text-properties fo:font-size="10pt" style:font-size-asian="10pt" style:font-size-complex="10pt"/>
    </style:style>
    <style:style style:name="TableCell139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97" style:parent-style-name="Normal" style:family="paragraph">
      <style:text-properties fo:font-size="10pt" style:font-size-asian="10pt" style:font-size-complex="10pt"/>
    </style:style>
    <style:style style:name="P139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Column1400" style:family="table-column">
      <style:table-column-properties style:column-width="0.5291in"/>
    </style:style>
    <style:style style:name="TableColumn1401" style:family="table-column">
      <style:table-column-properties style:column-width="1.3895in"/>
    </style:style>
    <style:style style:name="TableColumn1402" style:family="table-column">
      <style:table-column-properties style:column-width="1.9715in"/>
    </style:style>
    <style:style style:name="Table1399" style:family="table">
      <style:table-properties style:width="3.8902in" fo:margin-left="0in" table:align="left"/>
    </style:style>
    <style:style style:name="TableRow1403" style:family="table-row">
      <style:table-row-properties/>
    </style:style>
    <style:style style:name="TableCell140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0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140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0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140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0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Row1410" style:family="table-row">
      <style:table-row-properties/>
    </style:style>
    <style:style style:name="TableCell141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12" style:parent-style-name="Normal" style:family="paragraph">
      <style:text-properties fo:font-size="10pt" style:font-size-asian="10pt" style:font-size-complex="10pt"/>
    </style:style>
    <style:style style:name="TableCell141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14" style:parent-style-name="Normal" style:family="paragraph">
      <style:text-properties fo:font-size="10pt" style:font-size-asian="10pt" style:font-size-complex="10pt"/>
    </style:style>
    <style:style style:name="TableCell141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16" style:parent-style-name="Normal" style:family="paragraph">
      <style:text-properties fo:font-size="10pt" style:font-size-asian="10pt" style:font-size-complex="10pt"/>
    </style:style>
    <style:style style:name="TableRow1417" style:family="table-row">
      <style:table-row-properties/>
    </style:style>
    <style:style style:name="TableCell141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19" style:parent-style-name="Normal" style:family="paragraph">
      <style:text-properties fo:font-size="10pt" style:font-size-asian="10pt" style:font-size-complex="10pt"/>
    </style:style>
    <style:style style:name="TableCell142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21" style:parent-style-name="Normal" style:family="paragraph">
      <style:text-properties fo:font-size="10pt" style:font-size-asian="10pt" style:font-size-complex="10pt"/>
    </style:style>
    <style:style style:name="TableCell142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23" style:parent-style-name="Normal" style:family="paragraph">
      <style:text-properties fo:font-size="10pt" style:font-size-asian="10pt" style:font-size-complex="10pt"/>
    </style:style>
    <style:style style:name="P1424" style:parent-style-name="Normal" style:family="paragraph">
      <style:text-properties fo:font-size="10pt" style:font-size-asian="10pt" style:font-size-complex="10pt"/>
    </style:style>
    <style:style style:name="P1425" style:parent-style-name="Normal" style:family="paragraph">
      <style:text-properties fo:font-size="10pt" style:font-size-asian="10pt" style:font-size-complex="10pt"/>
    </style:style>
    <style:style style:family="graphic" style:name="a2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Society Security System – Detailed Explanation (MERN Stack Based)</text:p>
      <text:p text:style-name="P2">This Society Security System is built using the MERN Stack (MongoDB, Express.js, React.js, Node.js) without any additional hardware. The system ensures secure<text:s/>visitor and vehicle entry, resident and staff management, and emergency handling using QR codes and digital verification.</text:p>
      <text:p text:style-name="Normal"><text:span text:style-name="T3"><draw:custom-shape svg:x="0in" svg:y="0in" svg:width="45.51042in" svg:height="0.00139in" draw:id="id0" draw:style-name="a0" draw:name="Horizontal Line 287" text:anchor-type="as-char"><svg:title/><svg:desc/><draw:enhanced-geometry draw:type="non-primitive" svg:viewBox="0 0 21600 21600" draw:enhanced-path="M 0 0 L 21600 0 21600 21600 0 21600 Z N"/></draw:custom-shape></text:span></text:p>
      <text:p text:style-name="P4">1. User Registration &amp; Admin Approval Process</text:p>
      <text:list text:style-name="LFO1" text:continue-numbering="true">
        <text:list-item>
          <text:p text:style-name="P5">Resident &amp; Security Guard Registration:<text:s/></text:p>
          <text:list text:continue-numbering="true">
            <text:list-item>
              <text:p text:style-name="P6">Residents and security guards must sign up by providing their details (name, flat number, phone number, etc.).</text:p>
            </text:list-item>
            <text:list-item>
              <text:p text:style-name="P7">The admin reviews and approves the request within 24 hours.</text:p>
            </text:list-item>
            <text:list-item>
              <text:p text:style-name="P8">If the admin approves, the user gets access to the system.</text:p>
            </text:list-item>
            <text:list-item>
              <text:p text:style-name="P9">If the admin does not approve within 24 hours, the user's data is automatically deleted from the database.</text:p>
            </text:list-item>
          </text:list>
        </text:list-item>
      </text:list>
      <text:p text:style-name="Normal"><text:span text:style-name="T10"><draw:custom-shape svg:x="0in" svg:y="0in" svg:width="43.55903in" svg:height="0.00139in" draw:id="id1" draw:style-name="a1" draw:name="Horizontal Line 288" text:anchor-type="as-char"><svg:title/><svg:desc/><draw:enhanced-geometry draw:type="non-primitive" svg:viewBox="0 0 21600 21600" draw:enhanced-path="M 0 0 L 21600 0 21600 21600 0 21600 Z N"/></draw:custom-shape></text:span></text:p>
      <text:p text:style-name="P11">2. Visitor Entry Process</text:p>
      <text:p text:style-name="P12">(Resident Registers Visitor &amp; Generates QR Code)</text:p>
      <text:list text:style-name="LFO2" text:continue-numbering="true">
        <text:list-item>
          <text:p text:style-name="P13">The resident fills out the visitor details (Name, Phone Number, Date, Time, Purpose).</text:p>
        </text:list-item>
        <text:list-item>
          <text:p text:style-name="P14">The system generates a QR code, which is sent to the visitor's phone via WhatsApp/SMS.</text:p>
        </text:list-item>
        <text:list-item>
          <text:p text:style-name="P15">The visitor must show this QR code at the society gate.</text:p>
        </text:list-item>
      </text:list>
      <text:p text:style-name="P16">(QR Code Scanning at the Entry Gate)</text:p>
      <text:list text:style-name="LFO3" text:continue-numbering="true">
        <text:list-item>
          <text:p text:style-name="P17">Case 1: If Visitor is Registered</text:p>
          <text:list text:continue-numbering="true">
            <text:list-item>
              <text:p text:style-name="P18">Security guard scans the QR code.</text:p>
            </text:list-item>
            <text:list-item>
              <text:p text:style-name="P19">If the QR is valid, the system grants entry and logs the time.</text:p>
            </text:list-item>
          </text:list>
        </text:list-item>
        <text:list-item>
          <text:p text:style-name="P20">Case 2: If Visitor is Not Registered</text:p>
          <text:list text:continue-numbering="true">
            <text:list-item>
              <text:p text:style-name="P21">The security guard captures the visitor’s image using a webcam.</text:p>
            </text:list-item>
            <text:list-item>
              <text:p text:style-name="P22">This image is sent to the resident's mobile app for approval.</text:p>
            </text:list-item>
            <text:list-item>
              <text:p text:style-name="P23">If the resident accepts, entry is allowed.</text:p>
            </text:list-item>
            <text:list-item>
              <text:p text:style-name="P24">If the resident rejects, entry is denied.</text:p>
            </text:list-item>
          </text:list>
        </text:list-item>
      </text:list>
      <text:p text:style-name="Normal"><text:span text:style-name="T25"><draw:custom-shape svg:x="0in" svg:y="0in" svg:width="43.55903in" svg:height="0.00139in" draw:id="id2" draw:style-name="a2" draw:name="Horizontal Line 289" text:anchor-type="as-char"><svg:title/><svg:desc/><draw:enhanced-geometry draw:type="non-primitive" svg:viewBox="0 0 21600 21600" draw:enhanced-path="M 0 0 L 21600 0 21600 21600 0 21600 Z N"/></draw:custom-shape></text:span></text:p>
      <text:p text:style-name="P26">3. Vehicle Registration System</text:p>
      <text:list text:style-name="LFO4" text:continue-numbering="true">
        <text:list-item>
          <text:p text:style-name="P27">Only registered vehicles of residents can enter.</text:p>
        </text:list-item>
        <text:list-item>
          <text:p text:style-name="P28">Residents register their vehicle number, model, and owner details in the system.</text:p>
        </text:list-item>
        <text:list-item>
          <text:p text:style-name="P29">At the entry gate, the guard verifies the vehicle's registration.</text:p>
        </text:list-item>
        <text:list-item>
          <text:p text:style-name="P30">Unregistered vehicles are denied access.</text:p>
        </text:list-item>
      </text:list>
      <text:p text:style-name="Normal"><text:span text:style-name="T31"><draw:custom-shape svg:x="0in" svg:y="0in" svg:width="45.51042in" svg:height="0.00139in" draw:id="id3" draw:style-name="a3" draw:name="Horizontal Line 290" text:anchor-type="as-char"><svg:title/><svg:desc/><draw:enhanced-geometry draw:type="non-primitive" svg:viewBox="0 0 21600 21600" draw:enhanced-path="M 0 0 L 21600 0 21600 21600 0 21600 Z N"/></draw:custom-shape></text:span></text:p>
      <text:p text:style-name="P32">4. Permanent ID System for Domestic Staff (Driver, Maid, Cook, etc.)</text:p>
      <text:list text:style-name="LFO5" text:continue-numbering="true">
        <text:list-item>
          <text:p text:style-name="P33">Residents can register IDs for their staff.</text:p>
        </text:list-item>
        <text:list-item>
          <text:p text:style-name="P34">The resident has the authority to block or cancel IDs at any time.</text:p>
        </text:list-item>
        <text:list-item>
          <text:p text:style-name="P35">Only registered domestic staff members are allowed entry.</text:p>
        </text:list-item>
      </text:list>
      <text:p text:style-name="Normal"><text:span text:style-name="T36"><draw:custom-shape svg:x="0in" svg:y="0in" svg:width="45.51042in" svg:height="0.00139in" draw:id="id4" draw:style-name="a4" draw:name="Horizontal Line 291" text:anchor-type="as-char"><svg:title/><svg:desc/><draw:enhanced-geometry draw:type="non-primitive" svg:viewBox="0 0 21600 21600" draw:enhanced-path="M 0 0 L 21600 0 21600 21600 0 21600 Z N"/></draw:custom-shape></text:span></text:p>
      <text:p text:style-name="P37">5.<text:s/>Permanent ID System for Newspaper &amp; Milkman</text:p>
      <text:list text:style-name="LFO6" text:continue-numbering="true">
        <text:list-item>
          <text:p text:style-name="P38">Admin registers IDs for newspaper vendors, milkmen, etc.</text:p>
        </text:list-item>
        <text:list-item>
          <text:p text:style-name="P39">Admin has the authority to block or cancel IDs at any time.</text:p>
        </text:list-item>
        <text:list-item>
          <text:p text:style-name="P40">These workers do not require daily approvals for entry.</text:p>
        </text:list-item>
      </text:list>
      <text:p text:style-name="Normal"><text:span text:style-name="T41"><draw:custom-shape svg:x="0in" svg:y="0in" svg:width="45.51042in" svg:height="0.00139in" draw:id="id5" draw:style-name="a5" draw:name="Horizontal Line 292" text:anchor-type="as-char"><svg:title/><svg:desc/><draw:enhanced-geometry draw:type="non-primitive" svg:viewBox="0 0 21600 21600" draw:enhanced-path="M 0 0 L 21600 0 21600 21600 0 21600 Z N"/></draw:custom-shape></text:span></text:p>
      <text:p text:style-name="P42">6. One-Time Entry for<text:s/>Delivery Persons</text:p>
      <text:list text:style-name="LFO7" text:continue-numbering="true">
        <text:list-item>
          <text:p text:style-name="P43">Delivery personnel (e.g., Zomato, Amazon, Swiggy) must be pre-approved by the resident.</text:p>
        </text:list-item>
        <text:list-item>
          <text:p text:style-name="P44">If the resident approves the delivery person’s entry, they get a temporary one-time QR code for access.</text:p>
        </text:list-item>
      </text:list>
      <text:p text:style-name="Normal"><text:span text:style-name="T45"><draw:custom-shape svg:x="0in" svg:y="0in" svg:width="45.51042in" svg:height="0.00139in" draw:id="id6" draw:style-name="a6" draw:name="Horizontal Line 293" text:anchor-type="as-char"><svg:title/><svg:desc/><draw:enhanced-geometry draw:type="non-primitive" svg:viewBox="0 0 21600 21600" draw:enhanced-path="M 0 0 L 21600 0 21600 21600 0 21600 Z N"/></draw:custom-shape></text:span></text:p>
      <text:p text:style-name="P46">7. Emergency Alert System (To be Defined)</text:p>
      <text:p text:style-name="P47">(Possible Emergency Alerts and Actions in the System)</text:p>
      <text:list text:style-name="LFO8" text:continue-numbering="true">
        <text:list-item>
          <text:p text:style-name="P48">Fire Emergency → Residents &amp; security notified via app</text:p>
        </text:list-item>
        <text:list-item>
          <text:p text:style-name="P49">Medical Emergency → Send alert to society’s medical response team</text:p>
        </text:list-item>
        <text:list-item>
          <text:p text:style-name="P50">Security Threat (Suspicious Person) → Alert sent to all security guards &amp; residents</text:p>
        </text:list-item>
        <text:list-item>
          <text:p text:style-name="P51">Unauthorized Entry Attempt → Automatic alert if an unapproved person tries to enter multiple times</text:p>
        </text:list-item>
      </text:list>
      <text:p text:style-name="Normal"><text:span text:style-name="T52"><draw:custom-shape svg:x="0in" svg:y="0in" svg:width="45.51042in" svg:height="0.00139in" draw:id="id7" draw:style-name="a7" draw:name="Horizontal Line 294" text:anchor-type="as-char"><svg:title/><svg:desc/><draw:enhanced-geometry draw:type="non-primitive" svg:viewBox="0 0 21600 21600" draw:enhanced-path="M 0 0 L 21600 0 21600 21600 0 21600 Z N"/></draw:custom-shape></text:span></text:p>
      <text:p text:style-name="P53">Technology Stack (No Extra Hardware Used)</text:p>
      <text:p text:style-name="P54">Frontend (User Interface &amp; Security Guard Panel)</text:p>
      <text:list text:style-name="LFO9" text:continue-numbering="true">
        <text:list-item>
          <text:p text:style-name="P55">React.js → For creating a responsive user interface</text:p>
        </text:list-item>
        <text:list-item>
          <text:p text:style-name="P56">Redux → For managing application state</text:p>
        </text:list-item>
        <text:list-item>
          <text:p text:style-name="P57">Tailwind CSS → For designing a modern and clean UI</text:p>
        </text:list-item>
      </text:list>
      <text:p text:style-name="P58">Backend (Logic &amp; Processing)</text:p>
      <text:list text:style-name="LFO10" text:continue-numbering="true">
        <text:list-item>
          <text:p text:style-name="P59">Node.js &amp; Express.js → For handling API requests</text:p>
        </text:list-item>
        <text:list-item>
          <text:p text:style-name="P60">JWT (JSON Web Token) → For secure authentication</text:p>
        </text:list-item>
      </text:list>
      <text:p text:style-name="P61">Database (Storing All User, Visitor, and Vehicle Data)</text:p>
      <text:list text:style-name="LFO11" text:continue-numbering="true">
        <text:list-item>
          <text:p text:style-name="P62">MongoDB → Cloud-based database for efficient data handling</text:p>
        </text:list-item>
      </text:list>
      <text:p text:style-name="P63">QR Code Generation &amp; Scanning</text:p>
      <text:list text:style-name="LFO12" text:continue-numbering="true">
        <text:list-item>
          <text:p text:style-name="P64">qrcode npm package → To generate visitor QR codes</text:p>
        </text:list-item>
        <text:list-item>
          <text:p text:style-name="P65">jsQR library → To scan and verify QR codes using mobile or web camera</text:p>
        </text:list-item>
      </text:list>
      <text:p text:style-name="P66">Notifications &amp; Alerts</text:p>
      <text:list text:style-name="LFO13" text:continue-numbering="true">
        <text:list-item>
          <text:p text:style-name="P67">Twilio API → For<text:s/>sending OTPs and entry approval messages via SMS</text:p>
        </text:list-item>
        <text:list-item>
          <text:p text:style-name="P68">WebSockets (Socket.io) → For real-time notifications in the app</text:p>
        </text:list-item>
      </text:list>
      <text:p text:style-name="Normal"><text:span text:style-name="T69"><draw:custom-shape svg:x="0in" svg:y="0in" svg:width="45.51042in" svg:height="0.00139in" draw:id="id8" draw:style-name="a8" draw:name="Horizontal Line 295" text:anchor-type="as-char"><svg:title/><svg:desc/><draw:enhanced-geometry draw:type="non-primitive" svg:viewBox="0 0 21600 21600" draw:enhanced-path="M 0 0 L 21600 0 21600 21600 0 21600 Z N"/></draw:custom-shape></text:span></text:p>
      <text:p text:style-name="P70">Workflow Summary</text:p>
      <text:p text:style-name="Normal"><text:span text:style-name="T71">✅</text:span><text:span text:style-name="T72"><text:s/>Residents &amp; Security Guards must be admin-approved to log in</text:span><text:span text:style-name="T73"><text:line-break/></text:span><text:span text:style-name="T74">✅</text:span><text:span text:style-name="T75"><text:s/>Visitors get QR codes, and security guards scan them at entry</text:span><text:span text:style-name="T76"><text:line-break/></text:span><text:span text:style-name="T77">✅</text:span><text:span text:style-name="T78"><text:s/>Unregistered visitors must be approved via resident confirmation</text:span><text:span text:style-name="T79"><text:line-break/></text:span><text:span text:style-name="T80">✅</text:span><text:span text:style-name="T81"><text:s/>Vehicles must be pre-registered to gain entry</text:span><text:span text:style-name="T82"><text:line-break/></text:span><text:span text:style-name="T83">✅</text:span><text:span text:style-name="T84"><text:s/>Domestic staff and service providers get permanent IDs</text:span><text:span text:style-name="T85"><text:line-break/></text:span><text:span text:style-name="T86">✅</text:span><text:span text:style-name="T87"><text:s/>Emergency alerts notify residents and security instantly</text:span></text:p>
      <text:p text:style-name="Normal"><text:span text:style-name="T88">This system<text:s/></text:span><text:span text:style-name="T89">provides secure, efficient, and paperless society management without additional hardware by utilizing the MERN stack.<text:s/></text:span><text:span text:style-name="T90">🚀</text:span></text:p>
      <text:p text:style-name="P91"/>
      <text:p text:style-name="P92"><text:span text:style-name="T93">Database Schema</text:span></text:p>
      <text:p text:style-name="P94"/>
      <text:p text:style-name="P95">Database Schema for Society Security System (MERN Stack Based)</text:p>
      <text:p text:style-name="Normal"><text:span text:style-name="T96">The system uses<text:s/></text:span><text:span text:style-name="T97">MongoDB</text:span><text:span text:style-name="T98"><text:s/>as the database to store all user, visitor, vehicle, and security-related data. Below is the detailed schema explanation for each collection, along with how it works in real-world scenarios.</text:span></text:p>
      <text:p text:style-name="Normal"><text:span text:style-name="T99"><draw:custom-shape svg:x="0in" svg:y="0in" svg:width="45.51042in" svg:height="0.00139in" draw:id="id9" draw:style-name="a9" draw:name="Horizontal Line 362" text:anchor-type="as-char"><svg:title/><svg:desc/><draw:enhanced-geometry draw:type="non-primitive" svg:viewBox="0 0 21600 21600" draw:enhanced-path="M 0 0 L 21600 0 21600 21600 0 21600 Z N"/></draw:custom-shape></text:span></text:p>
      <text:p text:style-name="P100">1. Users Collection (Residents &amp; Security Guards)</text:p>
      <text:p text:style-name="Normal"><text:span text:style-name="T101">Collection Name:</text:span><text:span text:style-name="T102"><text:s/>users</text:span></text:p>
      <text:p text:style-name="P103">Fields &amp; Explanation:</text:p>
      <table:table table:style-name="Table104">
        <table:table-columns>
          <table:table-column table:style-name="TableColumn105"/>
          <table:table-column table:style-name="TableColumn106"/>
          <table:table-column table:style-name="TableColumn107"/>
        </table:table-columns>
        <table:table-header-rows>
          <table:table-row table:style-name="TableRow108">
            <table:table-cell table:style-name="TableCell109">
              <text:p text:style-name="P110">Field Name</text:p>
            </table:table-cell>
            <table:table-cell table:style-name="TableCell111">
              <text:p text:style-name="P112">Data Type</text:p>
            </table:table-cell>
            <table:table-cell table:style-name="TableCell113">
              <text:p text:style-name="P114">Description</text:p>
            </table:table-cell>
          </table:table-row>
        </table:table-header-rows>
        <table:table-row table:style-name="TableRow115">
          <table:table-cell table:style-name="TableCell116">
            <text:p text:style-name="P117">_id</text:p>
          </table:table-cell>
          <table:table-cell table:style-name="TableCell118">
            <text:p text:style-name="P119">ObjectId</text:p>
          </table:table-cell>
          <table:table-cell table:style-name="TableCell120">
            <text:p text:style-name="P121">Unique identifier for each user</text:p>
          </table:table-cell>
        </table:table-row>
        <text:soft-page-break/>
        <table:table-row table:style-name="TableRow122">
          <table:table-cell table:style-name="TableCell123">
            <text:p text:style-name="P124">name</text:p>
          </table:table-cell>
          <table:table-cell table:style-name="TableCell125">
            <text:p text:style-name="P126">String</text:p>
          </table:table-cell>
          <table:table-cell table:style-name="TableCell127">
            <text:p text:style-name="P128">Full name of the user</text:p>
          </table:table-cell>
        </table:table-row>
        <table:table-row table:style-name="TableRow129">
          <table:table-cell table:style-name="TableCell130">
            <text:p text:style-name="P131">email</text:p>
          </table:table-cell>
          <table:table-cell table:style-name="TableCell132">
            <text:p text:style-name="P133">String</text:p>
          </table:table-cell>
          <table:table-cell table:style-name="TableCell134">
            <text:p text:style-name="P135">Email address (used for login)</text:p>
          </table:table-cell>
        </table:table-row>
        <table:table-row table:style-name="TableRow136">
          <table:table-cell table:style-name="TableCell137">
            <text:p text:style-name="P138">password</text:p>
          </table:table-cell>
          <table:table-cell table:style-name="TableCell139">
            <text:p text:style-name="P140">String</text:p>
          </table:table-cell>
          <table:table-cell table:style-name="TableCell141">
            <text:p text:style-name="P142">Hashed password for authentication</text:p>
          </table:table-cell>
        </table:table-row>
        <table:table-row table:style-name="TableRow143">
          <table:table-cell table:style-name="TableCell144">
            <text:p text:style-name="P145">phone</text:p>
          </table:table-cell>
          <table:table-cell table:style-name="TableCell146">
            <text:p text:style-name="P147">String</text:p>
          </table:table-cell>
          <table:table-cell table:style-name="TableCell148">
            <text:p text:style-name="P149">Contact number</text:p>
          </table:table-cell>
        </table:table-row>
        <table:table-row table:style-name="TableRow150">
          <table:table-cell table:style-name="TableCell151">
            <text:p text:style-name="P152">role</text:p>
          </table:table-cell>
          <table:table-cell table:style-name="TableCell153">
            <text:p text:style-name="P154">String</text:p>
          </table:table-cell>
          <table:table-cell table:style-name="TableCell155">
            <text:p text:style-name="P156">Defines user type (resident, security, admin)</text:p>
          </table:table-cell>
        </table:table-row>
        <table:table-row table:style-name="TableRow157">
          <table:table-cell table:style-name="TableCell158">
            <text:p text:style-name="P159">flat_no</text:p>
          </table:table-cell>
          <table:table-cell table:style-name="TableCell160">
            <text:p text:style-name="P161">String</text:p>
          </table:table-cell>
          <table:table-cell table:style-name="TableCell162">
            <text:p text:style-name="P163">Flat number (applicable for residents)</text:p>
          </table:table-cell>
        </table:table-row>
        <table:table-row table:style-name="TableRow164">
          <table:table-cell table:style-name="TableCell165">
            <text:p text:style-name="P166">approval_status</text:p>
          </table:table-cell>
          <table:table-cell table:style-name="TableCell167">
            <text:p text:style-name="P168">String</text:p>
          </table:table-cell>
          <table:table-cell table:style-name="TableCell169">
            <text:p text:style-name="P170">pending, approved, rejected (Admin approval status)</text:p>
          </table:table-cell>
        </table:table-row>
        <table:table-row table:style-name="TableRow171">
          <table:table-cell table:style-name="TableCell172">
            <text:p text:style-name="P173">createdAt</text:p>
          </table:table-cell>
          <table:table-cell table:style-name="TableCell174">
            <text:p text:style-name="P175">Timestamp</text:p>
          </table:table-cell>
          <table:table-cell table:style-name="TableCell176">
            <text:p text:style-name="P177">Account creation time</text:p>
          </table:table-cell>
        </table:table-row>
      </table:table>
      <text:p text:style-name="P178">Working Example:</text:p>
      <text:list text:style-name="LFO14" text:continue-numbering="true">
        <text:list-item>
          <text:p text:style-name="P179"><text:span text:style-name="T180">A<text:s/></text:span><text:span text:style-name="T181">resident signs up and provides<text:s/></text:span><text:span text:style-name="T182">name, email, phone, flat number, and password</text:span><text:span text:style-name="T183">.</text:span></text:p>
        </text:list-item>
        <text:list-item>
          <text:p text:style-name="P184"><text:span text:style-name="T185">The account remains in<text:s/></text:span><text:span text:style-name="T186">pending</text:span><text:span text:style-name="T187"><text:s/>status until an<text:s/></text:span><text:span text:style-name="T188">admin approves it within 24 hours</text:span><text:span text:style-name="T189">.</text:span></text:p>
        </text:list-item>
        <text:list-item>
          <text:p text:style-name="P190"><text:span text:style-name="T191">If the admin approves, the resident gets access; otherwise, the account is<text:s/></text:span><text:span text:style-name="T192">deleted automatically</text:span><text:span text:style-name="T193">.</text:span></text:p>
        </text:list-item>
        <text:list-item>
          <text:p text:style-name="P194"><text:span text:style-name="T195">Security guards also register but require<text:s/></text:span><text:span text:style-name="T196">admin approval</text:span><text:span text:style-name="T197"><text:s/>before they can log in.</text:span></text:p>
        </text:list-item>
      </text:list>
      <text:p text:style-name="Normal"><text:span text:style-name="T198"><draw:custom-shape svg:x="0in" svg:y="0in" svg:width="45.51042in" svg:height="0.00139in" draw:id="id10" draw:style-name="a10" draw:name="Horizontal Line 363" text:anchor-type="as-char"><svg:title/><svg:desc/><draw:enhanced-geometry draw:type="non-primitive" svg:viewBox="0 0 21600 21600" draw:enhanced-path="M 0 0 L 21600 0 21600 21600 0 21600 Z N"/></draw:custom-shape></text:span></text:p>
      <text:p text:style-name="P199">2. Visitors Collection</text:p>
      <text:p text:style-name="Normal"><text:span text:style-name="T200">Collection Name:</text:span><text:span text:style-name="T201"><text:s/>visitors</text:span></text:p>
      <text:p text:style-name="P202">Fields &amp; Explanation:</text:p>
      <table:table table:style-name="Table203">
        <table:table-columns>
          <table:table-column table:style-name="TableColumn204"/>
          <table:table-column table:style-name="TableColumn205"/>
          <table:table-column table:style-name="TableColumn206"/>
        </table:table-columns>
        <table:table-header-rows>
          <table:table-row table:style-name="TableRow207">
            <table:table-cell table:style-name="TableCell208">
              <text:p text:style-name="P209">Field Name</text:p>
            </table:table-cell>
            <table:table-cell table:style-name="TableCell210">
              <text:p text:style-name="P211">Data Type</text:p>
            </table:table-cell>
            <table:table-cell table:style-name="TableCell212">
              <text:p text:style-name="P213">Description</text:p>
            </table:table-cell>
          </table:table-row>
        </table:table-header-rows>
        <table:table-row table:style-name="TableRow214">
          <table:table-cell table:style-name="TableCell215">
            <text:p text:style-name="P216">_id</text:p>
          </table:table-cell>
          <table:table-cell table:style-name="TableCell217">
            <text:p text:style-name="P218">ObjectId</text:p>
          </table:table-cell>
          <table:table-cell table:style-name="TableCell219">
            <text:p text:style-name="P220">Unique identifier for each visitor</text:p>
          </table:table-cell>
        </table:table-row>
        <table:table-row table:style-name="TableRow221">
          <table:table-cell table:style-name="TableCell222">
            <text:p text:style-name="P223">name</text:p>
          </table:table-cell>
          <table:table-cell table:style-name="TableCell224">
            <text:p text:style-name="P225">String</text:p>
          </table:table-cell>
          <table:table-cell table:style-name="TableCell226">
            <text:p text:style-name="P227">Visitor’s full name</text:p>
          </table:table-cell>
        </table:table-row>
        <table:table-row table:style-name="TableRow228">
          <table:table-cell table:style-name="TableCell229">
            <text:p text:style-name="P230">phone</text:p>
          </table:table-cell>
          <table:table-cell table:style-name="TableCell231">
            <text:p text:style-name="P232">String</text:p>
          </table:table-cell>
          <table:table-cell table:style-name="TableCell233">
            <text:p text:style-name="P234">Visitor’s phone number</text:p>
          </table:table-cell>
        </table:table-row>
        <table:table-row table:style-name="TableRow235">
          <table:table-cell table:style-name="TableCell236">
            <text:p text:style-name="P237">flat_no</text:p>
          </table:table-cell>
          <table:table-cell table:style-name="TableCell238">
            <text:p text:style-name="P239">String</text:p>
          </table:table-cell>
          <table:table-cell table:style-name="TableCell240">
            <text:p text:style-name="P241">Flat they are visiting</text:p>
          </table:table-cell>
        </table:table-row>
        <table:table-row table:style-name="TableRow242">
          <table:table-cell table:style-name="TableCell243">
            <text:p text:style-name="P244">resident_id</text:p>
          </table:table-cell>
          <table:table-cell table:style-name="TableCell245">
            <text:p text:style-name="P246">ObjectId</text:p>
          </table:table-cell>
          <table:table-cell table:style-name="TableCell247">
            <text:p text:style-name="P248">Reference to the resident who invited them</text:p>
          </table:table-cell>
        </table:table-row>
        <table:table-row table:style-name="TableRow249">
          <table:table-cell table:style-name="TableCell250">
            <text:p text:style-name="P251">qr_code</text:p>
          </table:table-cell>
          <table:table-cell table:style-name="TableCell252">
            <text:p text:style-name="P253">String</text:p>
          </table:table-cell>
          <table:table-cell table:style-name="TableCell254">
            <text:p text:style-name="P255">Generated QR code for visitor entry</text:p>
          </table:table-cell>
        </table:table-row>
        <table:table-row table:style-name="TableRow256">
          <table:table-cell table:style-name="TableCell257">
            <text:p text:style-name="P258">entry_status</text:p>
          </table:table-cell>
          <table:table-cell table:style-name="TableCell259">
            <text:p text:style-name="P260">String</text:p>
          </table:table-cell>
          <table:table-cell table:style-name="TableCell261">
            <text:p text:style-name="P262">pending,<text:s/>granted, denied</text:p>
          </table:table-cell>
        </table:table-row>
        <table:table-row table:style-name="TableRow263">
          <table:table-cell table:style-name="TableCell264">
            <text:p text:style-name="P265">entry_time</text:p>
          </table:table-cell>
          <table:table-cell table:style-name="TableCell266">
            <text:p text:style-name="P267">Timestamp</text:p>
          </table:table-cell>
          <table:table-cell table:style-name="TableCell268">
            <text:p text:style-name="P269">Time when visitor enters the society</text:p>
          </table:table-cell>
        </table:table-row>
        <table:table-row table:style-name="TableRow270">
          <table:table-cell table:style-name="TableCell271">
            <text:p text:style-name="P272">exit_time</text:p>
          </table:table-cell>
          <table:table-cell table:style-name="TableCell273">
            <text:p text:style-name="P274">Timestamp</text:p>
          </table:table-cell>
          <table:table-cell table:style-name="TableCell275">
            <text:p text:style-name="P276">Time when visitor exits the society</text:p>
          </table:table-cell>
        </table:table-row>
        <text:soft-page-break/>
        <table:table-row table:style-name="TableRow277">
          <table:table-cell table:style-name="TableCell278">
            <text:p text:style-name="P279">createdAt</text:p>
          </table:table-cell>
          <table:table-cell table:style-name="TableCell280">
            <text:p text:style-name="P281">Timestamp</text:p>
          </table:table-cell>
          <table:table-cell table:style-name="TableCell282">
            <text:p text:style-name="P283">Record creation time</text:p>
          </table:table-cell>
        </table:table-row>
      </table:table>
      <text:p text:style-name="P284">Working Example:</text:p>
      <text:list text:style-name="LFO15" text:continue-numbering="true">
        <text:list-item>
          <text:p text:style-name="P285"><text:span text:style-name="T286">A resident invites a guest by filling in their<text:s/></text:span><text:span text:style-name="T287">name, phone<text:s/></text:span><text:span text:style-name="T288">number, and flat number</text:span><text:span text:style-name="T289">.</text:span></text:p>
        </text:list-item>
        <text:list-item>
          <text:p text:style-name="P290"><text:span text:style-name="T291">The system<text:s/></text:span><text:span text:style-name="T292">generates a QR code</text:span><text:span text:style-name="T293">, which is sent to the visitor.</text:span></text:p>
        </text:list-item>
        <text:list-item>
          <text:p text:style-name="P294"><text:span text:style-name="T295">At the gate, the security guard<text:s/></text:span><text:span text:style-name="T296">scans the QR code</text:span><text:span text:style-name="T297">:<text:s/></text:span></text:p>
          <text:list text:continue-numbering="true">
            <text:list-item>
              <text:p text:style-name="P298"><text:span text:style-name="T299">If valid,<text:s/></text:span><text:span text:style-name="T300">entry is granted</text:span><text:span text:style-name="T301">, and the time is recorded.</text:span></text:p>
            </text:list-item>
            <text:list-item>
              <text:p text:style-name="P302"><text:span text:style-name="T303">If invalid, the guard captures the visitor’s image, and the<text:s/></text:span><text:span text:style-name="T304">resident receives an approval request</text:span><text:span text:style-name="T305">.</text:span></text:p>
            </text:list-item>
          </text:list>
        </text:list-item>
        <text:list-item>
          <text:p text:style-name="P306"><text:span text:style-name="T307">If the resident<text:s/></text:span><text:span text:style-name="T308">approves</text:span><text:span text:style-name="T309">, the visitor is allowed inside; otherwise, entry is denied.</text:span></text:p>
        </text:list-item>
      </text:list>
      <text:p text:style-name="Normal"><text:span text:style-name="T310"><draw:custom-shape svg:x="0in" svg:y="0in" svg:width="45.51042in" svg:height="0.00139in" draw:id="id11" draw:style-name="a11" draw:name="Horizontal Line 364" text:anchor-type="as-char"><svg:title/><svg:desc/><draw:enhanced-geometry draw:type="non-primitive" svg:viewBox="0 0 21600 21600" draw:enhanced-path="M 0 0 L 21600 0 21600 21600 0 21600 Z N"/></draw:custom-shape></text:span></text:p>
      <text:p text:style-name="P311">3. Vehicles Collection (Resident Vehicles Registration)</text:p>
      <text:p text:style-name="Normal"><text:span text:style-name="T312">Collection Name:</text:span><text:span text:style-name="T313"><text:s/>vehicles</text:span></text:p>
      <text:p text:style-name="P314">Fields &amp; Explanation:</text:p>
      <table:table table:style-name="Table315">
        <table:table-columns>
          <table:table-column table:style-name="TableColumn316"/>
          <table:table-column table:style-name="TableColumn317"/>
          <table:table-column table:style-name="TableColumn318"/>
        </table:table-columns>
        <table:table-header-rows>
          <table:table-row table:style-name="TableRow319">
            <table:table-cell table:style-name="TableCell320">
              <text:p text:style-name="P321">Field Name</text:p>
            </table:table-cell>
            <table:table-cell table:style-name="TableCell322">
              <text:p text:style-name="P323">Data Type</text:p>
            </table:table-cell>
            <table:table-cell table:style-name="TableCell324">
              <text:p text:style-name="P325">Description</text:p>
            </table:table-cell>
          </table:table-row>
        </table:table-header-rows>
        <table:table-row table:style-name="TableRow326">
          <table:table-cell table:style-name="TableCell327">
            <text:p text:style-name="P328">_id</text:p>
          </table:table-cell>
          <table:table-cell table:style-name="TableCell329">
            <text:p text:style-name="P330">ObjectId</text:p>
          </table:table-cell>
          <table:table-cell table:style-name="TableCell331">
            <text:p text:style-name="P332">Unique identifier for each vehicle</text:p>
          </table:table-cell>
        </table:table-row>
        <table:table-row table:style-name="TableRow333">
          <table:table-cell table:style-name="TableCell334">
            <text:p text:style-name="P335">owner_id</text:p>
          </table:table-cell>
          <table:table-cell table:style-name="TableCell336">
            <text:p text:style-name="P337">ObjectId</text:p>
          </table:table-cell>
          <table:table-cell table:style-name="TableCell338">
            <text:p text:style-name="P339">Reference to the resident who owns the vehicle</text:p>
          </table:table-cell>
        </table:table-row>
        <table:table-row table:style-name="TableRow340">
          <table:table-cell table:style-name="TableCell341">
            <text:p text:style-name="P342">flat_no</text:p>
          </table:table-cell>
          <table:table-cell table:style-name="TableCell343">
            <text:p text:style-name="P344">String</text:p>
          </table:table-cell>
          <table:table-cell table:style-name="TableCell345">
            <text:p text:style-name="P346">Flat number of the resident</text:p>
          </table:table-cell>
        </table:table-row>
        <table:table-row table:style-name="TableRow347">
          <table:table-cell table:style-name="TableCell348">
            <text:p text:style-name="P349">vehicle_no</text:p>
          </table:table-cell>
          <table:table-cell table:style-name="TableCell350">
            <text:p text:style-name="P351">String</text:p>
          </table:table-cell>
          <table:table-cell table:style-name="TableCell352">
            <text:p text:style-name="P353">Registered vehicle number</text:p>
          </table:table-cell>
        </table:table-row>
        <table:table-row table:style-name="TableRow354">
          <table:table-cell table:style-name="TableCell355">
            <text:p text:style-name="P356">vehicle_type</text:p>
          </table:table-cell>
          <table:table-cell table:style-name="TableCell357">
            <text:p text:style-name="P358">String</text:p>
          </table:table-cell>
          <table:table-cell table:style-name="TableCell359">
            <text:p text:style-name="P360">car, bike, scooter,<text:s/>etc.</text:p>
          </table:table-cell>
        </table:table-row>
        <table:table-row table:style-name="TableRow361">
          <table:table-cell table:style-name="TableCell362">
            <text:p text:style-name="P363">entry_status</text:p>
          </table:table-cell>
          <table:table-cell table:style-name="TableCell364">
            <text:p text:style-name="P365">String</text:p>
          </table:table-cell>
          <table:table-cell table:style-name="TableCell366">
            <text:p text:style-name="P367">allowed, denied</text:p>
          </table:table-cell>
        </table:table-row>
        <table:table-row table:style-name="TableRow368">
          <table:table-cell table:style-name="TableCell369">
            <text:p text:style-name="P370">createdAt</text:p>
          </table:table-cell>
          <table:table-cell table:style-name="TableCell371">
            <text:p text:style-name="P372">Timestamp</text:p>
          </table:table-cell>
          <table:table-cell table:style-name="TableCell373">
            <text:p text:style-name="P374">Record creation time</text:p>
          </table:table-cell>
        </table:table-row>
      </table:table>
      <text:p text:style-name="P375">Working Example:</text:p>
      <text:list text:style-name="LFO16" text:continue-numbering="true">
        <text:list-item>
          <text:p text:style-name="P376"><text:span text:style-name="T377">A resident registers their vehicle by entering the<text:s/></text:span><text:span text:style-name="T378">vehicle number and type</text:span><text:span text:style-name="T379">.</text:span></text:p>
        </text:list-item>
        <text:list-item>
          <text:p text:style-name="P380"><text:span text:style-name="T381">Only<text:s/></text:span><text:span text:style-name="T382">registered vehicles</text:span><text:span text:style-name="T383"><text:s/>are allowed entry into the society.</text:span></text:p>
        </text:list-item>
        <text:list-item>
          <text:p text:style-name="P384"><text:span text:style-name="T385">If an<text:s/></text:span><text:span text:style-name="T386">unregistered vehicle</text:span><text:span text:style-name="T387"><text:s/>arrives, it is<text:s/></text:span><text:span text:style-name="T388">denied entry by the security guard</text:span><text:span text:style-name="T389">.</text:span></text:p>
        </text:list-item>
      </text:list>
      <text:p text:style-name="Normal"><text:span text:style-name="T390"><draw:custom-shape svg:x="0in" svg:y="0in" svg:width="45.51042in" svg:height="0.00139in" draw:id="id12" draw:style-name="a12" draw:name="Horizontal Line 365" text:anchor-type="as-char"><svg:title/><svg:desc/><draw:enhanced-geometry draw:type="non-primitive" svg:viewBox="0 0 21600 21600" draw:enhanced-path="M 0 0 L 21600 0 21600 21600 0 21600 Z N"/></draw:custom-shape></text:span></text:p>
      <text:p text:style-name="P391">4. Staff Collection (Drivers, Maids, Cooks, etc.)</text:p>
      <text:p text:style-name="Normal"><text:span text:style-name="T392">Collection Name:</text:span><text:span text:style-name="T393"><text:s/>staff</text:span></text:p>
      <text:p text:style-name="P394">Fields &amp; Explanation:</text:p>
      <table:table table:style-name="Table395">
        <table:table-columns>
          <table:table-column table:style-name="TableColumn396"/>
          <table:table-column table:style-name="TableColumn397"/>
          <table:table-column table:style-name="TableColumn398"/>
        </table:table-columns>
        <table:table-header-rows>
          <table:table-row table:style-name="TableRow399">
            <table:table-cell table:style-name="TableCell400">
              <text:soft-page-break/>
              <text:p text:style-name="P401">Field Name</text:p>
            </table:table-cell>
            <table:table-cell table:style-name="TableCell402">
              <text:p text:style-name="P403">Data Type</text:p>
            </table:table-cell>
            <table:table-cell table:style-name="TableCell404">
              <text:p text:style-name="P405">Description</text:p>
            </table:table-cell>
          </table:table-row>
        </table:table-header-rows>
        <table:table-row table:style-name="TableRow406">
          <table:table-cell table:style-name="TableCell407">
            <text:p text:style-name="P408">_id</text:p>
          </table:table-cell>
          <table:table-cell table:style-name="TableCell409">
            <text:p text:style-name="P410">ObjectId</text:p>
          </table:table-cell>
          <table:table-cell table:style-name="TableCell411">
            <text:p text:style-name="P412">Unique identifier for each staff<text:s/>member</text:p>
          </table:table-cell>
        </table:table-row>
        <table:table-row table:style-name="TableRow413">
          <table:table-cell table:style-name="TableCell414">
            <text:p text:style-name="P415">name</text:p>
          </table:table-cell>
          <table:table-cell table:style-name="TableCell416">
            <text:p text:style-name="P417">String</text:p>
          </table:table-cell>
          <table:table-cell table:style-name="TableCell418">
            <text:p text:style-name="P419">Full name of the staff member</text:p>
          </table:table-cell>
        </table:table-row>
        <table:table-row table:style-name="TableRow420">
          <table:table-cell table:style-name="TableCell421">
            <text:p text:style-name="P422">phone</text:p>
          </table:table-cell>
          <table:table-cell table:style-name="TableCell423">
            <text:p text:style-name="P424">String</text:p>
          </table:table-cell>
          <table:table-cell table:style-name="TableCell425">
            <text:p text:style-name="P426">Contact number</text:p>
          </table:table-cell>
        </table:table-row>
        <table:table-row table:style-name="TableRow427">
          <table:table-cell table:style-name="TableCell428">
            <text:p text:style-name="P429">resident_id</text:p>
          </table:table-cell>
          <table:table-cell table:style-name="TableCell430">
            <text:p text:style-name="P431">ObjectId</text:p>
          </table:table-cell>
          <table:table-cell table:style-name="TableCell432">
            <text:p text:style-name="P433">Reference to the resident who employs them</text:p>
          </table:table-cell>
        </table:table-row>
        <table:table-row table:style-name="TableRow434">
          <table:table-cell table:style-name="TableCell435">
            <text:p text:style-name="P436">role</text:p>
          </table:table-cell>
          <table:table-cell table:style-name="TableCell437">
            <text:p text:style-name="P438">String</text:p>
          </table:table-cell>
          <table:table-cell table:style-name="TableCell439">
            <text:p text:style-name="P440">driver, maid, cook, etc.</text:p>
          </table:table-cell>
        </table:table-row>
        <table:table-row table:style-name="TableRow441">
          <table:table-cell table:style-name="TableCell442">
            <text:p text:style-name="P443">id_status</text:p>
          </table:table-cell>
          <table:table-cell table:style-name="TableCell444">
            <text:p text:style-name="P445">String</text:p>
          </table:table-cell>
          <table:table-cell table:style-name="TableCell446">
            <text:p text:style-name="P447">active, blocked, canceled</text:p>
          </table:table-cell>
        </table:table-row>
        <table:table-row table:style-name="TableRow448">
          <table:table-cell table:style-name="TableCell449">
            <text:p text:style-name="P450">createdAt</text:p>
          </table:table-cell>
          <table:table-cell table:style-name="TableCell451">
            <text:p text:style-name="P452">Timestamp</text:p>
          </table:table-cell>
          <table:table-cell table:style-name="TableCell453">
            <text:p text:style-name="P454">Record creation time</text:p>
          </table:table-cell>
        </table:table-row>
      </table:table>
      <text:p text:style-name="P455">Working Example:</text:p>
      <text:list text:style-name="LFO17" text:continue-numbering="true">
        <text:list-item>
          <text:p text:style-name="P456"><text:span text:style-name="T457">A resident registers their<text:s/></text:span><text:span text:style-name="T458">maid, driver, or cook</text:span><text:span text:style-name="T459"><text:s/>in the system.</text:span></text:p>
        </text:list-item>
        <text:list-item>
          <text:p text:style-name="P460"><text:span text:style-name="T461">The staff member gets a<text:s/></text:span><text:span text:style-name="T462">permanent ID for entry</text:span><text:span text:style-name="T463">.</text:span></text:p>
        </text:list-item>
        <text:list-item>
          <text:p text:style-name="P464"><text:span text:style-name="T465">If the resident<text:s/></text:span><text:span text:style-name="T466">blocks or cancels</text:span><text:span text:style-name="T467"><text:s/>the staff’s ID, the person is<text:s/></text:span><text:span text:style-name="T468">denied entry</text:span><text:span text:style-name="T469">.</text:span></text:p>
        </text:list-item>
      </text:list>
      <text:p text:style-name="Normal"><text:span text:style-name="T470"><draw:custom-shape svg:x="0in" svg:y="0in" svg:width="45.51042in" svg:height="0.00139in" draw:id="id13" draw:style-name="a13" draw:name="Horizontal Line 366" text:anchor-type="as-char"><svg:title/><svg:desc/><draw:enhanced-geometry draw:type="non-primitive" svg:viewBox="0 0 21600 21600" draw:enhanced-path="M 0 0 L 21600 0 21600 21600 0 21600 Z N"/></draw:custom-shape></text:span></text:p>
      <text:p text:style-name="P471">5. Newspaper &amp; Milkman Collection</text:p>
      <text:p text:style-name="Normal"><text:span text:style-name="T472">Collection Name:</text:span><text:span text:style-name="T473"><text:s/>service_providers</text:span></text:p>
      <text:p text:style-name="P474">Fields &amp; Explanation:</text:p>
      <table:table table:style-name="Table475">
        <table:table-columns>
          <table:table-column table:style-name="TableColumn476"/>
          <table:table-column table:style-name="TableColumn477"/>
          <table:table-column table:style-name="TableColumn478"/>
        </table:table-columns>
        <table:table-header-rows>
          <table:table-row table:style-name="TableRow479">
            <table:table-cell table:style-name="TableCell480">
              <text:p text:style-name="P481">Field Name</text:p>
            </table:table-cell>
            <table:table-cell table:style-name="TableCell482">
              <text:p text:style-name="P483">Data Type</text:p>
            </table:table-cell>
            <table:table-cell table:style-name="TableCell484">
              <text:p text:style-name="P485">Description</text:p>
            </table:table-cell>
          </table:table-row>
        </table:table-header-rows>
        <table:table-row table:style-name="TableRow486">
          <table:table-cell table:style-name="TableCell487">
            <text:p text:style-name="P488">_id</text:p>
          </table:table-cell>
          <table:table-cell table:style-name="TableCell489">
            <text:p text:style-name="P490">ObjectId</text:p>
          </table:table-cell>
          <table:table-cell table:style-name="TableCell491">
            <text:p text:style-name="P492">Unique identifier for each service provider</text:p>
          </table:table-cell>
        </table:table-row>
        <table:table-row table:style-name="TableRow493">
          <table:table-cell table:style-name="TableCell494">
            <text:p text:style-name="P495">name</text:p>
          </table:table-cell>
          <table:table-cell table:style-name="TableCell496">
            <text:p text:style-name="P497">String</text:p>
          </table:table-cell>
          <table:table-cell table:style-name="TableCell498">
            <text:p text:style-name="P499">Full name of the service provider</text:p>
          </table:table-cell>
        </table:table-row>
        <table:table-row table:style-name="TableRow500">
          <table:table-cell table:style-name="TableCell501">
            <text:p text:style-name="P502">phone</text:p>
          </table:table-cell>
          <table:table-cell table:style-name="TableCell503">
            <text:p text:style-name="P504">String</text:p>
          </table:table-cell>
          <table:table-cell table:style-name="TableCell505">
            <text:p text:style-name="P506">Contact number</text:p>
          </table:table-cell>
        </table:table-row>
        <table:table-row table:style-name="TableRow507">
          <table:table-cell table:style-name="TableCell508">
            <text:p text:style-name="P509">service_type</text:p>
          </table:table-cell>
          <table:table-cell table:style-name="TableCell510">
            <text:p text:style-name="P511">String</text:p>
          </table:table-cell>
          <table:table-cell table:style-name="TableCell512">
            <text:p text:style-name="P513">newspaper, milkman</text:p>
          </table:table-cell>
        </table:table-row>
        <table:table-row table:style-name="TableRow514">
          <table:table-cell table:style-name="TableCell515">
            <text:p text:style-name="P516">admin_id</text:p>
          </table:table-cell>
          <table:table-cell table:style-name="TableCell517">
            <text:p text:style-name="P518">ObjectId</text:p>
          </table:table-cell>
          <table:table-cell table:style-name="TableCell519">
            <text:p text:style-name="P520">Reference to the admin who registered them</text:p>
          </table:table-cell>
        </table:table-row>
        <table:table-row table:style-name="TableRow521">
          <table:table-cell table:style-name="TableCell522">
            <text:p text:style-name="P523">id_status</text:p>
          </table:table-cell>
          <table:table-cell table:style-name="TableCell524">
            <text:p text:style-name="P525">String</text:p>
          </table:table-cell>
          <table:table-cell table:style-name="TableCell526">
            <text:p text:style-name="P527">active, blocked, canceled</text:p>
          </table:table-cell>
        </table:table-row>
        <table:table-row table:style-name="TableRow528">
          <table:table-cell table:style-name="TableCell529">
            <text:p text:style-name="P530">createdAt</text:p>
          </table:table-cell>
          <table:table-cell table:style-name="TableCell531">
            <text:p text:style-name="P532">Timestamp</text:p>
          </table:table-cell>
          <table:table-cell table:style-name="TableCell533">
            <text:p text:style-name="P534">Record creation time</text:p>
          </table:table-cell>
        </table:table-row>
      </table:table>
      <text:p text:style-name="P535">Working Example:</text:p>
      <text:list text:style-name="LFO18" text:continue-numbering="true">
        <text:list-item>
          <text:p text:style-name="P536"><text:span text:style-name="T537">The<text:s/></text:span><text:span text:style-name="T538">admin registers</text:span><text:span text:style-name="T539"><text:s/>newspaper vendors and<text:s/></text:span><text:span text:style-name="T540">milkmen.</text:span></text:p>
        </text:list-item>
        <text:list-item>
          <text:p text:style-name="P541"><text:span text:style-name="T542">They get<text:s/></text:span><text:span text:style-name="T543">permanent IDs</text:span><text:span text:style-name="T544"><text:s/>to enter the society.</text:span></text:p>
        </text:list-item>
        <text:list-item>
          <text:p text:style-name="P545"><text:span text:style-name="T546">The<text:s/></text:span><text:span text:style-name="T547">admin can block or cancel</text:span><text:span text:style-name="T548"><text:s/>their ID anytime.</text:span></text:p>
        </text:list-item>
      </text:list>
      <text:p text:style-name="Normal"><text:span text:style-name="T549"><draw:custom-shape svg:x="0in" svg:y="0in" svg:width="45.51042in" svg:height="0.00139in" draw:id="id14" draw:style-name="a14" draw:name="Horizontal Line 367" text:anchor-type="as-char"><svg:title/><svg:desc/><draw:enhanced-geometry draw:type="non-primitive" svg:viewBox="0 0 21600 21600" draw:enhanced-path="M 0 0 L 21600 0 21600 21600 0 21600 Z N"/></draw:custom-shape></text:span></text:p>
      <text:soft-page-break/>
      <text:p text:style-name="P550">6. Delivery Persons (One-Time Entry System)</text:p>
      <text:p text:style-name="Normal"><text:span text:style-name="T551">Collection Name:</text:span><text:span text:style-name="T552"><text:s/>delivery_requests</text:span></text:p>
      <text:p text:style-name="P553">Fields &amp; Explanation:</text:p>
      <table:table table:style-name="Table554">
        <table:table-columns>
          <table:table-column table:style-name="TableColumn555"/>
          <table:table-column table:style-name="TableColumn556"/>
          <table:table-column table:style-name="TableColumn557"/>
        </table:table-columns>
        <table:table-header-rows>
          <table:table-row table:style-name="TableRow558">
            <table:table-cell table:style-name="TableCell559">
              <text:p text:style-name="P560">Field Name</text:p>
            </table:table-cell>
            <table:table-cell table:style-name="TableCell561">
              <text:p text:style-name="P562">Data Type</text:p>
            </table:table-cell>
            <table:table-cell table:style-name="TableCell563">
              <text:p text:style-name="P564">Description</text:p>
            </table:table-cell>
          </table:table-row>
        </table:table-header-rows>
        <table:table-row table:style-name="TableRow565">
          <table:table-cell table:style-name="TableCell566">
            <text:p text:style-name="P567">_id</text:p>
          </table:table-cell>
          <table:table-cell table:style-name="TableCell568">
            <text:p text:style-name="P569">ObjectId</text:p>
          </table:table-cell>
          <table:table-cell table:style-name="TableCell570">
            <text:p text:style-name="P571">Unique identifier for each delivery entry request</text:p>
          </table:table-cell>
        </table:table-row>
        <table:table-row table:style-name="TableRow572">
          <table:table-cell table:style-name="TableCell573">
            <text:p text:style-name="P574">name</text:p>
          </table:table-cell>
          <table:table-cell table:style-name="TableCell575">
            <text:p text:style-name="P576">String</text:p>
          </table:table-cell>
          <table:table-cell table:style-name="TableCell577">
            <text:p text:style-name="P578">Delivery person’s name</text:p>
          </table:table-cell>
        </table:table-row>
        <table:table-row table:style-name="TableRow579">
          <table:table-cell table:style-name="TableCell580">
            <text:p text:style-name="P581">phone</text:p>
          </table:table-cell>
          <table:table-cell table:style-name="TableCell582">
            <text:p text:style-name="P583">String</text:p>
          </table:table-cell>
          <table:table-cell table:style-name="TableCell584">
            <text:p text:style-name="P585">Contact number</text:p>
          </table:table-cell>
        </table:table-row>
        <table:table-row table:style-name="TableRow586">
          <table:table-cell table:style-name="TableCell587">
            <text:p text:style-name="P588">flat_no</text:p>
          </table:table-cell>
          <table:table-cell table:style-name="TableCell589">
            <text:p text:style-name="P590">String</text:p>
          </table:table-cell>
          <table:table-cell table:style-name="TableCell591">
            <text:p text:style-name="P592">Flat number of the delivery location</text:p>
          </table:table-cell>
        </table:table-row>
        <table:table-row table:style-name="TableRow593">
          <table:table-cell table:style-name="TableCell594">
            <text:p text:style-name="P595">resident_id</text:p>
          </table:table-cell>
          <table:table-cell table:style-name="TableCell596">
            <text:p text:style-name="P597">ObjectId</text:p>
          </table:table-cell>
          <table:table-cell table:style-name="TableCell598">
            <text:p text:style-name="P599">Reference to the resident who approved the request</text:p>
          </table:table-cell>
        </table:table-row>
        <table:table-row table:style-name="TableRow600">
          <table:table-cell table:style-name="TableCell601">
            <text:p text:style-name="P602">entry_status</text:p>
          </table:table-cell>
          <table:table-cell table:style-name="TableCell603">
            <text:p text:style-name="P604">String</text:p>
          </table:table-cell>
          <table:table-cell table:style-name="TableCell605">
            <text:p text:style-name="P606">approved, denied</text:p>
          </table:table-cell>
        </table:table-row>
        <table:table-row table:style-name="TableRow607">
          <table:table-cell table:style-name="TableCell608">
            <text:p text:style-name="P609">entry_time</text:p>
          </table:table-cell>
          <table:table-cell table:style-name="TableCell610">
            <text:p text:style-name="P611">Timestamp</text:p>
          </table:table-cell>
          <table:table-cell table:style-name="TableCell612">
            <text:p text:style-name="P613">Time when the delivery person enters</text:p>
          </table:table-cell>
        </table:table-row>
        <table:table-row table:style-name="TableRow614">
          <table:table-cell table:style-name="TableCell615">
            <text:p text:style-name="P616">exit_time</text:p>
          </table:table-cell>
          <table:table-cell table:style-name="TableCell617">
            <text:p text:style-name="P618">Timestamp</text:p>
          </table:table-cell>
          <table:table-cell table:style-name="TableCell619">
            <text:p text:style-name="P620">Time when they exit</text:p>
          </table:table-cell>
        </table:table-row>
        <table:table-row table:style-name="TableRow621">
          <table:table-cell table:style-name="TableCell622">
            <text:p text:style-name="P623">createdAt</text:p>
          </table:table-cell>
          <table:table-cell table:style-name="TableCell624">
            <text:p text:style-name="P625">Timestamp</text:p>
          </table:table-cell>
          <table:table-cell table:style-name="TableCell626">
            <text:p text:style-name="P627">Record creation time</text:p>
          </table:table-cell>
        </table:table-row>
      </table:table>
      <text:p text:style-name="P628">Working Example:</text:p>
      <text:list text:style-name="LFO19" text:continue-numbering="true">
        <text:list-item>
          <text:p text:style-name="P629"><text:span text:style-name="T630">A resident<text:s/></text:span><text:span text:style-name="T631">pre-approves</text:span><text:span text:style-name="T632"><text:s/>a delivery person’s entry.</text:span></text:p>
        </text:list-item>
        <text:list-item>
          <text:p text:style-name="P633"><text:span text:style-name="T634">The<text:s/></text:span><text:span text:style-name="T635">system generates a<text:s/></text:span><text:span text:style-name="T636">temporary QR code</text:span><text:span text:style-name="T637"><text:s/>for a<text:s/></text:span><text:span text:style-name="T638">one-time entry</text:span><text:span text:style-name="T639">.</text:span></text:p>
        </text:list-item>
        <text:list-item>
          <text:p text:style-name="P640">If the security guard scans the QR and it’s valid, the person is allowed entry.</text:p>
        </text:list-item>
      </text:list>
      <text:p text:style-name="Normal"><text:span text:style-name="T641"><draw:custom-shape svg:x="0in" svg:y="0in" svg:width="45.51042in" svg:height="0.00139in" draw:id="id15" draw:style-name="a15" draw:name="Horizontal Line 368" text:anchor-type="as-char"><svg:title/><svg:desc/><draw:enhanced-geometry draw:type="non-primitive" svg:viewBox="0 0 21600 21600" draw:enhanced-path="M 0 0 L 21600 0 21600 21600 0 21600 Z N"/></draw:custom-shape></text:span></text:p>
      <text:p text:style-name="P642">7. Emergency Alerts Collection</text:p>
      <text:p text:style-name="Normal"><text:span text:style-name="T643">Collection Name:</text:span><text:span text:style-name="T644"><text:s/>emergency_alerts</text:span></text:p>
      <text:p text:style-name="P645">Fields &amp; Explanation:</text:p>
      <table:table table:style-name="Table646">
        <table:table-columns>
          <table:table-column table:style-name="TableColumn647"/>
          <table:table-column table:style-name="TableColumn648"/>
          <table:table-column table:style-name="TableColumn649"/>
        </table:table-columns>
        <table:table-header-rows>
          <table:table-row table:style-name="TableRow650">
            <table:table-cell table:style-name="TableCell651">
              <text:p text:style-name="P652">Field Name</text:p>
            </table:table-cell>
            <table:table-cell table:style-name="TableCell653">
              <text:p text:style-name="P654">Data Type</text:p>
            </table:table-cell>
            <table:table-cell table:style-name="TableCell655">
              <text:p text:style-name="P656">Description</text:p>
            </table:table-cell>
          </table:table-row>
        </table:table-header-rows>
        <table:table-row table:style-name="TableRow657">
          <table:table-cell table:style-name="TableCell658">
            <text:p text:style-name="P659">_id</text:p>
          </table:table-cell>
          <table:table-cell table:style-name="TableCell660">
            <text:p text:style-name="P661">ObjectId</text:p>
          </table:table-cell>
          <table:table-cell table:style-name="TableCell662">
            <text:p text:style-name="P663">Unique identifier for each alert</text:p>
          </table:table-cell>
        </table:table-row>
        <table:table-row table:style-name="TableRow664">
          <table:table-cell table:style-name="TableCell665">
            <text:p text:style-name="P666">alert_type</text:p>
          </table:table-cell>
          <table:table-cell table:style-name="TableCell667">
            <text:p text:style-name="P668">String</text:p>
          </table:table-cell>
          <table:table-cell table:style-name="TableCell669">
            <text:p text:style-name="P670">fire, medical, security threat, etc.</text:p>
          </table:table-cell>
        </table:table-row>
        <table:table-row table:style-name="TableRow671">
          <table:table-cell table:style-name="TableCell672">
            <text:p text:style-name="P673">resident_id</text:p>
          </table:table-cell>
          <table:table-cell table:style-name="TableCell674">
            <text:p text:style-name="P675">ObjectId</text:p>
          </table:table-cell>
          <table:table-cell table:style-name="TableCell676">
            <text:p text:style-name="P677">Reference to the resident who triggered the alert</text:p>
          </table:table-cell>
        </table:table-row>
        <table:table-row table:style-name="TableRow678">
          <table:table-cell table:style-name="TableCell679">
            <text:p text:style-name="P680">security_notified</text:p>
          </table:table-cell>
          <table:table-cell table:style-name="TableCell681">
            <text:p text:style-name="P682">Boolean</text:p>
          </table:table-cell>
          <table:table-cell table:style-name="TableCell683">
            <text:p text:style-name="P684">Whether security has been alerted<text:s/>(true/false)</text:p>
          </table:table-cell>
        </table:table-row>
        <table:table-row table:style-name="TableRow685">
          <table:table-cell table:style-name="TableCell686">
            <text:p text:style-name="P687">createdAt</text:p>
          </table:table-cell>
          <table:table-cell table:style-name="TableCell688">
            <text:p text:style-name="P689">Timestamp</text:p>
          </table:table-cell>
          <table:table-cell table:style-name="TableCell690">
            <text:p text:style-name="P691">Time when the alert was triggered</text:p>
          </table:table-cell>
        </table:table-row>
      </table:table>
      <text:p text:style-name="P692">Working Example:</text:p>
      <text:list text:style-name="LFO20" text:continue-numbering="true">
        <text:list-item>
          <text:p text:style-name="P693"><text:span text:style-name="T694">If a<text:s/></text:span><text:span text:style-name="T695">resident faces an emergency</text:span><text:span text:style-name="T696">, they press an alert button in the app.</text:span></text:p>
        </text:list-item>
        <text:list-item>
          <text:p text:style-name="P697"><text:span text:style-name="T698">The alert is<text:s/></text:span><text:span text:style-name="T699">instantly sent to all security guards and admin</text:span><text:span text:style-name="T700">.</text:span></text:p>
        </text:list-item>
        <text:list-item>
          <text:p text:style-name="P701"><text:span text:style-name="T702">Security takes<text:s/></text:span><text:span text:style-name="T703">immediate<text:s/></text:span><text:span text:style-name="T704">action based on the type of emergency</text:span><text:span text:style-name="T705">.</text:span></text:p>
        </text:list-item>
      </text:list>
      <text:p text:style-name="Normal"><text:span text:style-name="T706"><draw:custom-shape svg:x="0in" svg:y="0in" svg:width="45.51042in" svg:height="0.00139in" draw:id="id16" draw:style-name="a16" draw:name="Horizontal Line 369" text:anchor-type="as-char"><svg:title/><svg:desc/><draw:enhanced-geometry draw:type="non-primitive" svg:viewBox="0 0 21600 21600" draw:enhanced-path="M 0 0 L 21600 0 21600 21600 0 21600 Z N"/></draw:custom-shape></text:span></text:p>
      <text:p text:style-name="P707">Final Notes</text:p>
      <text:p text:style-name="Normal"><text:span text:style-name="T708">✅</text:span><text:span text:style-name="T709"><text:s/>The system is<text:s/></text:span><text:span text:style-name="T710">secure, automated, and paperless</text:span><text:span text:style-name="T711">.</text:span><text:span text:style-name="T712"><text:line-break/></text:span><text:span text:style-name="T713">✅</text:span><text:span text:style-name="T714"><text:s/></text:span><text:span text:style-name="T715">No extra hardware</text:span><text:span text:style-name="T716"><text:s/>is needed—everything works via<text:s/></text:span><text:span text:style-name="T717">QR codes, digital approvals, and MongoDB.</text:span><text:span text:style-name="T718"><text:line-break/></text:span><text:span text:style-name="T719">✅</text:span><text:span text:style-name="T720"><text:s/>The<text:s/></text:span><text:span text:style-name="T721">admin, residents, and security guards</text:span><text:span text:style-name="T722"><text:s/>have<text:s/></text:span><text:span text:style-name="T723">different levels of access</text:span><text:span text:style-name="T724"><text:s/>to the system.</text:span><text:span text:style-name="T725"><text:line-break/></text:span><text:span text:style-name="T726">✅</text:span><text:span text:style-name="T727"><text:s/></text:span><text:span text:style-name="T728">Every entry, approval, and rejection is logged</text:span><text:span text:style-name="T729"><text:s/>for security tracking.</text:span></text:p>
      <text:p text:style-name="Normal"><text:span text:style-name="T730">This ensures<text:s/></text:span><text:span text:style-name="T731">maximum safety and efficiency in society security management.</text:span><text:span text:style-name="T732"><text:s/></text:span><text:span text:style-name="T733">🚀</text:span></text:p>
      <text:p text:style-name="P734"/>
      <text:p text:style-name="P735"/>
      <text:p text:style-name="P736">Flowchart Breakdown</text:p>
      <text:p text:style-name="P737"/>
      <text:list text:style-name="LFO21" text:continue-numbering="true">
        <text:list-item>
          <text:p text:style-name="P738"><text:span text:style-name="T739">User Registration &amp; Approval Process</text:span></text:p>
          <text:list text:continue-numbering="true">
            <text:list-item>
              <text:p text:style-name="P740"><text:span text:style-name="T741">Residents &amp; security guards<text:s/></text:span><text:span text:style-name="T742">register</text:span></text:p>
            </text:list-item>
            <text:list-item>
              <text:p text:style-name="P743"><text:span text:style-name="T744">Admin<text:s/></text:span><text:span text:style-name="T745">approves within 24 hours</text:span></text:p>
            </text:list-item>
            <text:list-item>
              <text:p text:style-name="P746"><text:span text:style-name="T747">If not approved,<text:s/></text:span><text:span text:style-name="T748">data is deleted</text:span></text:p>
            </text:list-item>
          </text:list>
        </text:list-item>
        <text:list-item>
          <text:p text:style-name="P749"><text:span text:style-name="T750">Visitor Entry Process</text:span></text:p>
          <text:list text:continue-numbering="true">
            <text:list-item>
              <text:p text:style-name="P751"><text:span text:style-name="T752">Resident<text:s/></text:span><text:span text:style-name="T753">registers visitor</text:span><text:span text:style-name="T754"><text:s/>→<text:s/></text:span><text:span text:style-name="T755">QR Code generated</text:span></text:p>
            </text:list-item>
            <text:list-item>
              <text:p text:style-name="P756"><text:span text:style-name="T757">Security guard<text:s/></text:span><text:span text:style-name="T758">scans QR at entry</text:span></text:p>
            </text:list-item>
            <text:list-item>
              <text:p text:style-name="P759"><text:span text:style-name="T760">If<text:s/></text:span><text:span text:style-name="T761">QR is valid → Entry allowed</text:span></text:p>
            </text:list-item>
            <text:list-item>
              <text:p text:style-name="P762"><text:span text:style-name="T763">If<text:s/></text:span><text:span text:style-name="T764">QR is invalid → Visitor’s photo sent to resident</text:span></text:p>
            </text:list-item>
            <text:list-item>
              <text:p text:style-name="P765"><text:span text:style-name="T766">If<text:s/></text:span><text:span text:style-name="T767">resident approves</text:span><text:span text:style-name="T768"><text:s/>→ Entry allowed</text:span></text:p>
            </text:list-item>
            <text:list-item>
              <text:p text:style-name="P769"><text:span text:style-name="T770">Else<text:s/></text:span><text:span text:style-name="T771">entry denied</text:span></text:p>
            </text:list-item>
          </text:list>
        </text:list-item>
        <text:list-item>
          <text:p text:style-name="P772"><text:span text:style-name="T773">Vehicle Entry Process</text:span></text:p>
          <text:list text:continue-numbering="true">
            <text:list-item>
              <text:p text:style-name="P774"><text:span text:style-name="T775">Registered vehicles → Allowed</text:span></text:p>
            </text:list-item>
            <text:list-item>
              <text:p text:style-name="P776"><text:span text:style-name="T777">Unregistered vehicles → Entry denied</text:span></text:p>
            </text:list-item>
          </text:list>
        </text:list-item>
        <text:list-item>
          <text:p text:style-name="P778"><text:span text:style-name="T779">Staff (Maid, Driver, Cook, etc.)</text:span></text:p>
          <text:list text:continue-numbering="true">
            <text:list-item>
              <text:p text:style-name="P780"><text:span text:style-name="T781">Resident registers staff</text:span></text:p>
            </text:list-item>
            <text:list-item>
              <text:p text:style-name="P782"><text:span text:style-name="T783">Permanent ID issued</text:span></text:p>
            </text:list-item>
            <text:list-item>
              <text:p text:style-name="P784"><text:span text:style-name="T785">Resident can block or cancel ID anytime</text:span></text:p>
            </text:list-item>
          </text:list>
        </text:list-item>
        <text:list-item>
          <text:p text:style-name="P786"><text:span text:style-name="T787">Newspaper/Milkman Entry</text:span></text:p>
          <text:list text:continue-numbering="true">
            <text:list-item>
              <text:p text:style-name="P788"><text:span text:style-name="T789">Admin registers service providers</text:span></text:p>
            </text:list-item>
            <text:list-item>
              <text:p text:style-name="P790"><text:span text:style-name="T791">Permanent ID issued</text:span></text:p>
            </text:list-item>
            <text:list-item>
              <text:p text:style-name="P792"><text:span text:style-name="T793">Admin can block or cancel anytime</text:span></text:p>
            </text:list-item>
          </text:list>
        </text:list-item>
        <text:list-item>
          <text:p text:style-name="P794"><text:span text:style-name="T795">Delivery Person Entry</text:span></text:p>
          <text:list text:continue-numbering="true">
            <text:list-item>
              <text:p text:style-name="P796"><text:span text:style-name="T797">Resident pre-approves delivery person</text:span></text:p>
            </text:list-item>
            <text:list-item>
              <text:p text:style-name="P798"><text:span text:style-name="T799">Temporary QR generated</text:span></text:p>
            </text:list-item>
            <text:list-item>
              <text:p text:style-name="P800"><text:span text:style-name="T801">Security scans QR → If valid, entry allowed</text:span></text:p>
            </text:list-item>
          </text:list>
        </text:list-item>
        <text:list-item>
          <text:p text:style-name="P802"><text:span text:style-name="T803">Emergency Alert System</text:span></text:p>
          <text:list text:continue-numbering="true">
            <text:list-item>
              <text:p text:style-name="P804"><text:span text:style-name="T805">Resident triggers emergency alert</text:span></text:p>
            </text:list-item>
            <text:list-item>
              <text:p text:style-name="P806"><text:span text:style-name="T807">Security &amp; admin notified</text:span></text:p>
            </text:list-item>
            <text:list-item>
              <text:p text:style-name="P808"><text:span text:style-name="T809">Immediate action is taken</text:span></text:p>
            </text:list-item>
          </text:list>
        </text:list-item>
      </text:list>
      <text:p text:style-name="P810"/>
      <text:p text:style-name="P811"/>
      <text:p text:style-name="P812"/>
      <text:p text:style-name="P813"/>
      <text:p text:style-name="P814"/>
      <text:p text:style-name="P815"/>
      <text:p text:style-name="P816">Database Creation Order for Society Security System</text:p>
      <text:p text:style-name="Normal"><text:span text:style-name="T817">Jab hum<text:s/></text:span><text:span text:style-name="T818">MERN Stack</text:span><text:span text:style-name="T819"><text:s/>ka use karke Society Security System develop kar rahe hain, toh sabse pehle<text:s/></text:span><text:span text:style-name="T820">MongoDB database</text:span><text:span text:style-name="T821"><text:s/>create karna hoga. Isme<text:s/></text:span><text:span text:style-name="T822">step-by-step collections (tables) create karni hongi</text:span><text:span text:style-name="T823"><text:s/>taaki system smoothly work kare.</text:span></text:p>
      <text:p text:style-name="Normal"><text:span text:style-name="T824">1</text:span><text:span text:style-name="T825">️</text:span><text:span text:style-name="T826">⃣</text:span><text:span text:style-name="T827"><text:s/>Step 1: Database Creation</text:span></text:p>
      <text:p text:style-name="Normal"><text:span text:style-name="T828">Pehle ek<text:s/></text:span><text:span text:style-name="T829">MongoDB database</text:span><text:span text:style-name="T830"><text:s/>create karenge, jisme saare collections store honge.</text:span></text:p>
      <text:list text:style-name="LFO22" text:continue-numbering="true">
        <text:list-item>
          <text:p text:style-name="P831"><text:span text:style-name="T832">Database Name:</text:span><text:span text:style-name="T833"><text:s/>society_security_system</text:span></text:p>
        </text:list-item>
      </text:list>
      <text:p text:style-name="Normal"><text:span text:style-name="T834"><draw:custom-shape svg:x="0in" svg:y="0in" svg:width="45.51042in" svg:height="0.00139in" draw:id="id17" draw:style-name="a17" draw:name="Horizontal Line 455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835">2</text:span><text:span text:style-name="T836">️</text:span><text:span text:style-name="T837">⃣</text:span><text:span text:style-name="T838"><text:s/>Step 2: Admin Collection (Admin Pehle Banega)</text:span></text:p>
      <text:soft-page-break/>
      <text:p text:style-name="Normal"><text:span text:style-name="T839">Sabse pehle<text:s/></text:span><text:span text:style-name="T840">admin</text:span><text:span text:style-name="T841"><text:s/>ka collection create hoga kyunki wahi<text:s/></text:span><text:span text:style-name="T842">residents aur security guards</text:span><text:span text:style-name="T843"><text:s/>ko approve karega.</text:span></text:p>
      <text:list text:style-name="LFO23" text:continue-numbering="true">
        <text:list-item>
          <text:p text:style-name="P844"><text:span text:style-name="T845">Collection Name:</text:span><text:span text:style-name="T846"><text:s/>users</text:span></text:p>
        </text:list-item>
        <text:list-item>
          <text:p text:style-name="P847"><text:span text:style-name="T848">Admin Role:</text:span><text:span text:style-name="T849"><text:s/></text:span></text:p>
          <text:list text:continue-numbering="true">
            <text:list-item>
              <text:p text:style-name="P850"><text:span text:style-name="T851">Admin<text:s/></text:span><text:span text:style-name="T852">approve/disapprove</text:span><text:span text:style-name="T853"><text:s/>karega residents aur security guards ka account.</text:span></text:p>
            </text:list-item>
            <text:list-item>
              <text:p text:style-name="P854"><text:span text:style-name="T855">Admin<text:s/></text:span><text:span text:style-name="T856">newspaper/milkman</text:span><text:span text:style-name="T857"><text:s/>ki ID create karega aur<text:s/></text:span><text:span text:style-name="T858">block/cancel</text:span><text:span text:style-name="T859"><text:s/>bhi kar sakta hai.</text:span></text:p>
            </text:list-item>
            <text:list-item>
              <text:p text:style-name="P860"><text:span text:style-name="T861">Admin<text:s/></text:span><text:span text:style-name="T862">overall system ko manage</text:span><text:span text:style-name="T863"><text:s/>karega.</text:span></text:p>
            </text:list-item>
          </text:list>
        </text:list-item>
      </text:list>
      <text:p text:style-name="Normal"><text:span text:style-name="T864"><draw:custom-shape svg:x="0in" svg:y="0in" svg:width="43.55903in" svg:height="0.00139in" draw:id="id18" draw:style-name="a18" draw:name="Horizontal Line 456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865">3</text:span><text:span text:style-name="T866">️</text:span><text:span text:style-name="T867">⃣</text:span><text:span text:style-name="T868"><text:s/>Step 3: Residents &amp; Security Guards Collection</text:span></text:p>
      <text:p text:style-name="Normal"><text:span text:style-name="T869">Jab<text:s/></text:span><text:span text:style-name="T870">admin<text:s/></text:span><text:span text:style-name="T871">ready hoga</text:span><text:span text:style-name="T872">, tab<text:s/></text:span><text:span text:style-name="T873">residents aur security guards</text:span><text:span text:style-name="T874"><text:s/>register karenge.</text:span></text:p>
      <text:list text:style-name="LFO24" text:continue-numbering="true">
        <text:list-item>
          <text:p text:style-name="P875"><text:span text:style-name="T876">Collection Name:</text:span><text:span text:style-name="T877"><text:s/>users</text:span></text:p>
        </text:list-item>
        <text:list-item>
          <text:p text:style-name="P878"><text:span text:style-name="T879">Approval Process:</text:span><text:span text:style-name="T880"><text:s/></text:span></text:p>
          <text:list text:continue-numbering="true">
            <text:list-item>
              <text:p text:style-name="P881"><text:span text:style-name="T882">Jab resident ya guard register karega toh<text:s/></text:span><text:span text:style-name="T883">approval_status = "pending"</text:span><text:span text:style-name="T884"><text:s/>hoga.</text:span></text:p>
            </text:list-item>
            <text:list-item>
              <text:p text:style-name="P885"><text:span text:style-name="T886">Admin<text:s/></text:span><text:span text:style-name="T887">24 hours ke andar approve karega</text:span><text:span text:style-name="T888"><text:s/>toh login allowed hoga, warna<text:s/></text:span><text:span text:style-name="T889">data delete ho jayega</text:span><text:span text:style-name="T890">.</text:span></text:p>
            </text:list-item>
          </text:list>
        </text:list-item>
      </text:list>
      <text:p text:style-name="Normal"><text:span text:style-name="T891"><draw:custom-shape svg:x="0in" svg:y="0in" svg:width="43.55903in" svg:height="0.00139in" draw:id="id19" draw:style-name="a19" draw:name="Horizontal Line 457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892">4</text:span><text:span text:style-name="T893">️</text:span><text:span text:style-name="T894">⃣</text:span><text:span text:style-name="T895"><text:s/>Step 4: Visitor Collection</text:span></text:p>
      <text:p text:style-name="Normal"><text:span text:style-name="T896">Jab resident system me registered ho jaye, tab<text:s/></text:span><text:span text:style-name="T897">visitors ka data store karne ke liye collection create hoga.</text:span></text:p>
      <text:list text:style-name="LFO25" text:continue-numbering="true">
        <text:list-item>
          <text:p text:style-name="P898"><text:span text:style-name="T899">Collection Name:</text:span><text:span text:style-name="T900"><text:s/>visitors</text:span></text:p>
        </text:list-item>
        <text:list-item>
          <text:p text:style-name="P901"><text:span text:style-name="T902">Working:</text:span><text:span text:style-name="T903"><text:s/></text:span></text:p>
          <text:list text:continue-numbering="true">
            <text:list-item>
              <text:p text:style-name="P904"><text:span text:style-name="T905">Resident visitor ka<text:s/></text:span><text:span text:style-name="T906">name, phone, flat number</text:span><text:span text:style-name="T907"><text:s/>enter karega.</text:span></text:p>
            </text:list-item>
            <text:list-item>
              <text:p text:style-name="P908"><text:span text:style-name="T909">System<text:s/></text:span><text:span text:style-name="T910">QR Code generate karega</text:span><text:span text:style-name="T911">, jo visitor ke phone pe chala jayega.</text:span></text:p>
            </text:list-item>
            <text:list-item>
              <text:p text:style-name="P912"><text:span text:style-name="T913">Gate pe<text:s/></text:span><text:span text:style-name="T914">security guard QR Code scan karega</text:span><text:span text:style-name="T915"><text:s/>aur agar visitor register nahi hai, toh uski<text:s/></text:span><text:span text:style-name="T916">photo click karke resident ko send karega.</text:span></text:p>
            </text:list-item>
            <text:list-item>
              <text:p text:style-name="P917"><text:span text:style-name="T918">Resident<text:s/></text:span><text:span text:style-name="T919">accept karega toh entry allow hogi</text:span><text:span text:style-name="T920">, warna deny ho jayegi.</text:span></text:p>
            </text:list-item>
          </text:list>
        </text:list-item>
      </text:list>
      <text:p text:style-name="Normal"><text:span text:style-name="T921"><draw:custom-shape svg:x="0in" svg:y="0in" svg:width="43.55903in" svg:height="0.00139in" draw:id="id20" draw:style-name="a20" draw:name="Horizontal Line 458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922">5</text:span><text:span text:style-name="T923">️</text:span><text:span text:style-name="T924">⃣</text:span><text:span text:style-name="T925"><text:s/>Step 5: Vehicle Registration Collection</text:span></text:p>
      <text:p text:style-name="Normal"><text:span text:style-name="T926">Agar koi<text:s/></text:span><text:span text:style-name="T927">resident apni gaadi register karwana chahta hai</text:span><text:span text:style-name="T928">, toh uska data store karne ke liye collection create hoga.</text:span></text:p>
      <text:list text:style-name="LFO26" text:continue-numbering="true">
        <text:list-item>
          <text:p text:style-name="P929"><text:span text:style-name="T930">Collection Name:</text:span><text:span text:style-name="T931"><text:s/>vehicles</text:span></text:p>
        </text:list-item>
        <text:list-item>
          <text:p text:style-name="P932"><text:span text:style-name="T933">Working:</text:span><text:span text:style-name="T934"><text:s/></text:span></text:p>
          <text:soft-page-break/>
          <text:list text:continue-numbering="true">
            <text:list-item>
              <text:p text:style-name="P935"><text:span text:style-name="T936">Sirf<text:s/></text:span><text:span text:style-name="T937">registered vehicles</text:span><text:span text:style-name="T938"><text:s/>ko entry milegi.</text:span></text:p>
            </text:list-item>
            <text:list-item>
              <text:p text:style-name="P939"><text:span text:style-name="T940">Agar koi<text:s/></text:span><text:span text:style-name="T941">unregistered vehicle aaye</text:span><text:span text:style-name="T942">, toh<text:s/></text:span><text:span text:style-name="T943">entry deny ho jayegi</text:span><text:span text:style-name="T944">.</text:span></text:p>
            </text:list-item>
          </text:list>
        </text:list-item>
      </text:list>
      <text:p text:style-name="Normal"><text:span text:style-name="T945"><draw:custom-shape svg:x="0in" svg:y="0in" svg:width="43.55903in" svg:height="0.00139in" draw:id="id21" draw:style-name="a21" draw:name="Horizontal Line 459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946">6</text:span><text:span text:style-name="T947">️</text:span><text:span text:style-name="T948">⃣</text:span><text:span text:style-name="T949"><text:s/>Step 6: Staff (Maid, Driver, Cook) Collection</text:span></text:p>
      <text:p text:style-name="Normal"><text:span text:style-name="T950">Resident<text:s/></text:span><text:span text:style-name="T951">apni personal staff</text:span><text:span text:style-name="T952"><text:s/>ko register karega taaki wo<text:s/></text:span><text:span text:style-name="T953">daily entry le sakein.</text:span></text:p>
      <text:list text:style-name="LFO27" text:continue-numbering="true">
        <text:list-item>
          <text:p text:style-name="P954"><text:span text:style-name="T955">Collection Name:</text:span><text:span text:style-name="T956"><text:s/>staff</text:span></text:p>
        </text:list-item>
        <text:list-item>
          <text:p text:style-name="P957"><text:span text:style-name="T958">Working:</text:span><text:span text:style-name="T959"><text:s/></text:span></text:p>
          <text:list text:continue-numbering="true">
            <text:list-item>
              <text:p text:style-name="P960"><text:span text:style-name="T961">Staff members (maid, cook, driver) ki<text:s/></text:span><text:span text:style-name="T962">ID create hogi</text:span><text:span text:style-name="T963">.</text:span></text:p>
            </text:list-item>
            <text:list-item>
              <text:p text:style-name="P964"><text:span text:style-name="T965">Resident<text:s/></text:span><text:span text:style-name="T966">kabhi bhi ID block ya cancel</text:span><text:span text:style-name="T967"><text:s/>kar sakta hai.</text:span></text:p>
            </text:list-item>
            <text:list-item>
              <text:p text:style-name="P968"><text:span text:style-name="T969">Agar ID<text:s/></text:span><text:span text:style-name="T970">block ho gayi</text:span><text:span text:style-name="T971">, toh security guard<text:s/></text:span><text:span text:style-name="T972">entry deny karega</text:span><text:span text:style-name="T973">.</text:span></text:p>
            </text:list-item>
          </text:list>
        </text:list-item>
      </text:list>
      <text:p text:style-name="Normal"><text:span text:style-name="T974"><draw:custom-shape svg:x="0in" svg:y="0in" svg:width="43.55903in" svg:height="0.00139in" draw:id="id22" draw:style-name="a22" draw:name="Horizontal Line 460" text:anchor-type="as-char"><svg:title/><svg:desc/><draw:enhanced-geometry draw:type="non-primitive" svg:viewBox="0 0 21600 21600" draw:enhanced-path="M 0 0 L 21600 0 21600 21600 0 21600 Z N"/></draw:custom-shape></text:span></text:p>
      <text:p text:style-name="P975">Step 7: Newspaper &amp; Milkman Collection</text:p>
      <text:p text:style-name="Normal"><text:span text:style-name="T976">Newspaper aur milkman daily aate hain, isliye inki<text:s/></text:span><text:span text:style-name="T977">ID admin create karega.</text:span></text:p>
      <text:list text:style-name="LFO28" text:continue-numbering="true">
        <text:list-item>
          <text:p text:style-name="P978"><text:span text:style-name="T979">Collection Name:</text:span><text:span text:style-name="T980"><text:s/>service_providers</text:span></text:p>
        </text:list-item>
        <text:list-item>
          <text:p text:style-name="P981"><text:span text:style-name="T982">Working:</text:span><text:span text:style-name="T983"><text:s/></text:span></text:p>
          <text:list text:continue-numbering="true">
            <text:list-item>
              <text:p text:style-name="P984"><text:span text:style-name="T985">Admin</text:span><text:span text:style-name="T986"><text:s/>inki ID create karega.</text:span></text:p>
            </text:list-item>
            <text:list-item>
              <text:p text:style-name="P987"><text:span text:style-name="T988">Admin<text:s/></text:span><text:span text:style-name="T989">kabhi bhi inki ID block/cancel</text:span><text:span text:style-name="T990"><text:s/>kar sakta hai.</text:span></text:p>
            </text:list-item>
          </text:list>
        </text:list-item>
      </text:list>
      <text:p text:style-name="Normal"><text:span text:style-name="T991"><draw:custom-shape svg:x="0in" svg:y="0in" svg:width="43.55903in" svg:height="0.00139in" draw:id="id23" draw:style-name="a23" draw:name="Horizontal Line 461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992">8</text:span><text:span text:style-name="T993">️</text:span><text:span text:style-name="T994">⃣</text:span><text:span text:style-name="T995"><text:s/>Step 8: Delivery Entry Collection (One-Time Entry)</text:span></text:p>
      <text:p text:style-name="Normal"><text:span text:style-name="T996">Agar koi<text:s/></text:span><text:span text:style-name="T997">delivery person</text:span><text:span text:style-name="T998"><text:s/>aaye, toh uska entry system manage karne ke<text:s/></text:span><text:span text:style-name="T999">liye collection create hoga.</text:span></text:p>
      <text:list text:style-name="LFO29" text:continue-numbering="true">
        <text:list-item>
          <text:p text:style-name="P1000"><text:span text:style-name="T1001">Collection Name:</text:span><text:span text:style-name="T1002"><text:s/>delivery_requests</text:span></text:p>
        </text:list-item>
        <text:list-item>
          <text:p text:style-name="P1003"><text:span text:style-name="T1004">Working:</text:span><text:span text:style-name="T1005"><text:s/></text:span></text:p>
          <text:list text:continue-numbering="true">
            <text:list-item>
              <text:p text:style-name="P1006"><text:span text:style-name="T1007">Resident<text:s/></text:span><text:span text:style-name="T1008">pre-approve karega</text:span><text:span text:style-name="T1009"><text:s/>tabhi delivery person entry le sakta hai.</text:span></text:p>
            </text:list-item>
            <text:list-item>
              <text:p text:style-name="P1010"><text:span text:style-name="T1011">System ek<text:s/></text:span><text:span text:style-name="T1012">temporary QR code generate karega</text:span><text:span text:style-name="T1013">, jo sirf ek baar kaam karega.</text:span></text:p>
            </text:list-item>
          </text:list>
        </text:list-item>
      </text:list>
      <text:p text:style-name="Normal"><text:span text:style-name="T1014"><draw:custom-shape svg:x="0in" svg:y="0in" svg:width="43.55903in" svg:height="0.00139in" draw:id="id24" draw:style-name="a24" draw:name="Horizontal Line 462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1015">9</text:span><text:span text:style-name="T1016">️</text:span><text:span text:style-name="T1017">⃣</text:span><text:span text:style-name="T1018"><text:s/>Step 9: Emergency Alerts<text:s/></text:span><text:span text:style-name="T1019">Collection</text:span></text:p>
      <text:p text:style-name="Normal"><text:span text:style-name="T1020">Emergency ke case me<text:s/></text:span><text:span text:style-name="T1021">security ko alert bhejne ke liye collection create hoga.</text:span></text:p>
      <text:list text:style-name="LFO30" text:continue-numbering="true">
        <text:list-item>
          <text:p text:style-name="P1022"><text:span text:style-name="T1023">Collection Name:</text:span><text:span text:style-name="T1024"><text:s/>emergency_alerts</text:span></text:p>
        </text:list-item>
        <text:list-item>
          <text:p text:style-name="P1025"><text:span text:style-name="T1026">Working:</text:span><text:span text:style-name="T1027"><text:s/></text:span></text:p>
          <text:soft-page-break/>
          <text:list text:continue-numbering="true">
            <text:list-item>
              <text:p text:style-name="P1028"><text:span text:style-name="T1029">Agar kisi resident ko<text:s/></text:span><text:span text:style-name="T1030">fire, medical emergency, ya security threat</text:span><text:span text:style-name="T1031"><text:s/>lage toh<text:s/></text:span><text:span text:style-name="T1032">alert bhej sakta hai.</text:span></text:p>
            </text:list-item>
            <text:list-item>
              <text:p text:style-name="P1033"><text:span text:style-name="T1034">Alert<text:s/></text:span><text:span text:style-name="T1035">direct security aur admin tak pahunch jayega.</text:span></text:p>
            </text:list-item>
          </text:list>
        </text:list-item>
      </text:list>
      <text:p text:style-name="Normal"><text:span text:style-name="T1036"><draw:custom-shape svg:x="0in" svg:y="0in" svg:width="43.55903in" svg:height="0.00139in" draw:id="id25" draw:style-name="a25" draw:name="Horizontal Line 463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1037">🔹</text:span><text:span text:style-name="T1038"><text:s/>Final Database Order</text:span></text:p>
      <text:p text:style-name="Normal"><text:span text:style-name="T1039">1</text:span><text:span text:style-name="T1040">️</text:span><text:span text:style-name="T1041">⃣</text:span><text:span text:style-name="T1042"><text:s/></text:span><text:span text:style-name="T1043">Database Create Hoga:</text:span><text:span text:style-name="T1044"><text:s/>society_security_system</text:span><text:span text:style-name="T1045"><text:line-break/></text:span><text:span text:style-name="T1046">2</text:span><text:span text:style-name="T1047">️</text:span><text:span text:style-name="T1048">⃣</text:span><text:span text:style-name="T1049"><text:s/></text:span><text:span text:style-name="T1050">Admin Collection (users) – Admin ko pehle create karna hoga.</text:span><text:span text:style-name="T1051"><text:line-break/></text:span><text:span text:style-name="T1052">3</text:span><text:span text:style-name="T1053">️</text:span><text:span text:style-name="T1054">⃣</text:span><text:span text:style-name="T1055"><text:s/></text:span><text:span text:style-name="T1056">Residents &amp; Security Guards Collection (users) – Admin approve karega.</text:span><text:span text:style-name="T1057"><text:line-break/></text:span><text:span text:style-name="T1058">4</text:span><text:span text:style-name="T1059">️</text:span><text:span text:style-name="T1060">⃣</text:span><text:span text:style-name="T1061"><text:s/></text:span><text:span text:style-name="T1062">Visitors Collection (visitors) – QR code aur entry system ke liye.</text:span><text:span text:style-name="T1063"><text:line-break/></text:span><text:span text:style-name="T1064">5</text:span><text:span text:style-name="T1065">️</text:span><text:span text:style-name="T1066">⃣</text:span><text:span text:style-name="T1067"><text:s/></text:span><text:span text:style-name="T1068">Vehicle Registration (vehicles) – Registered vehicles entry ke liye.</text:span><text:span text:style-name="T1069"><text:line-break/></text:span><text:span text:style-name="T1070">6</text:span><text:span text:style-name="T1071">️</text:span><text:span text:style-name="T1072">⃣</text:span><text:span text:style-name="T1073"><text:s/></text:span><text:span text:style-name="T1074">Staff Collection (staff) – Maids, drivers, cooks ke liye.</text:span><text:span text:style-name="T1075"><text:line-break/></text:span><text:span text:style-name="T1076">7</text:span><text:span text:style-name="T1077">️</text:span><text:span text:style-name="T1078">⃣</text:span><text:span text:style-name="T1079"><text:s/></text:span><text:span text:style-name="T1080">Newspaper &amp; Milkman Collection<text:s/></text:span><text:span text:style-name="T1081">(service_providers) – Admin manage karega.</text:span><text:span text:style-name="T1082"><text:line-break/></text:span><text:span text:style-name="T1083">8</text:span><text:span text:style-name="T1084">️</text:span><text:span text:style-name="T1085">⃣</text:span><text:span text:style-name="T1086"><text:s/></text:span><text:span text:style-name="T1087">Delivery Entry (delivery_requests) – One-time QR system ke liye.</text:span><text:span text:style-name="T1088"><text:line-break/></text:span><text:span text:style-name="T1089">9</text:span><text:span text:style-name="T1090">️</text:span><text:span text:style-name="T1091">⃣</text:span><text:span text:style-name="T1092"><text:s/></text:span><text:span text:style-name="T1093">Emergency Alerts (emergency_alerts) – Emergency ke alerts ke liye.</text:span></text:p>
      <text:p text:style-name="Normal"><text:span text:style-name="T1094"><draw:custom-shape svg:x="0in" svg:y="0in" svg:width="45.51042in" svg:height="0.00139in" draw:id="id26" draw:style-name="a26" draw:name="Horizontal Line 464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1095">✅</text:span><text:span text:style-name="T1096"><text:s/>Conclusion</text:span></text:p>
      <text:p text:style-name="Normal"><text:span text:style-name="T1097">✅</text:span><text:span text:style-name="T1098"><text:s/></text:span><text:span text:style-name="T1099">Sabse pehle admin create hoga</text:span><text:span text:style-name="T1100"><text:s/>kyunki<text:s/></text:span><text:span text:style-name="T1101">woh approval decisions le sakta hai.</text:span><text:span text:style-name="T1102"><text:line-break/></text:span><text:span text:style-name="T1103">✅</text:span><text:span text:style-name="T1104"><text:s/></text:span><text:span text:style-name="T1105">Residents aur security guards uske baad register honge, admin se approval lenge.</text:span><text:span text:style-name="T1106"><text:line-break/></text:span><text:span text:style-name="T1107">✅</text:span><text:span text:style-name="T1108"><text:s/></text:span><text:span text:style-name="T1109">Baaki saari collections uske baad gradually create hongi.</text:span><text:span text:style-name="T1110"><text:line-break/></text:span><text:span text:style-name="T1111">✅</text:span><text:span text:style-name="T1112"><text:s/></text:span><text:span text:style-name="T1113">System me koi bhi entry sirf admin ya resident ki approval ke baad hogi.</text:span></text:p>
      <text:p text:style-name="Normal"><text:span text:style-name="T1114">Is order se system<text:s/></text:span><text:span text:style-name="T1115">secure, automated aur properly managed</text:span><text:span text:style-name="T1116"><text:s/>rahega.<text:s/></text:span><text:span text:style-name="T1117">🚀</text:span></text:p>
      <text:p text:style-name="P1118"/>
      <text:p text:style-name="P1119"/>
      <text:p text:style-name="P1120"/>
      <text:p text:style-name="P1121">Project Backend File Structure</text:p>
      <text:p text:style-name="P1122">society-security-system-backend/</text:p>
      <text:p text:style-name="P1123">│── node_modules/</text:p>
      <text:p text:style-name="P1124">│── config/</text:p>
      <text:p text:style-name="Normal"><text:span text:style-name="T1125">│ <text:s text:c="2"/></text:span><text:span text:style-name="T1126">├</text:span><text:span text:style-name="T1127">──</text:span><text:span text:style-name="T1128"><text:s/>db.js <text:s text:c="14"/># MongoDB connection setup</text:span></text:p>
      <text:p text:style-name="P1129">│── models/</text:p>
      <text:p text:style-name="Normal"><text:span text:style-name="T1130">│ <text:s text:c="2"/></text:span><text:span text:style-name="T1131">├</text:span><text:span text:style-name="T1132">──</text:span><text:span text:style-name="T1133"><text:s/>User.js <text:s text:c="12"/># User<text:s/></text:span><text:span text:style-name="T1134">schema (Resident, Security Guard, Admin)</text:span></text:p>
      <text:p text:style-name="Normal"><text:span text:style-name="T1135">│ <text:s text:c="2"/></text:span><text:span text:style-name="T1136">├</text:span><text:span text:style-name="T1137">──</text:span><text:span text:style-name="T1138"><text:s/>Visitor.js <text:s text:c="9"/># Visitor schema</text:span></text:p>
      <text:p text:style-name="Normal"><text:span text:style-name="T1139">│ <text:s text:c="2"/></text:span><text:span text:style-name="T1140">├</text:span><text:span text:style-name="T1141">──</text:span><text:span text:style-name="T1142"><text:s/>Vehicle.js <text:s text:c="9"/># Vehicle schema</text:span></text:p>
      <text:soft-page-break/>
      <text:p text:style-name="Normal"><text:span text:style-name="T1143">│ <text:s text:c="2"/></text:span><text:span text:style-name="T1144">├</text:span><text:span text:style-name="T1145">──</text:span><text:span text:style-name="T1146"><text:s/>Staff.js <text:s text:c="11"/># Staff (maid, driver, cook) schema</text:span></text:p>
      <text:p text:style-name="Normal"><text:span text:style-name="T1147">│ <text:s text:c="2"/></text:span><text:span text:style-name="T1148">├</text:span><text:span text:style-name="T1149">──</text:span><text:span text:style-name="T1150"><text:s/>ServiceProvider.js <text:s/># Newspaper, Milkman schema</text:span></text:p>
      <text:p text:style-name="Normal"><text:span text:style-name="T1151">│<text:s/></text:span><text:span text:style-name="T1152"><text:s text:c="2"/></text:span><text:span text:style-name="T1153">├</text:span><text:span text:style-name="T1154">──</text:span><text:span text:style-name="T1155"><text:s/>Delivery.js <text:s text:c="8"/># Delivery person schema</text:span></text:p>
      <text:p text:style-name="Normal"><text:span text:style-name="T1156">│ <text:s text:c="2"/></text:span><text:span text:style-name="T1157">├</text:span><text:span text:style-name="T1158">──</text:span><text:span text:style-name="T1159"><text:s/>Emergency.js <text:s text:c="7"/># Emergency alert schema</text:span></text:p>
      <text:p text:style-name="P1160">│── routes/</text:p>
      <text:p text:style-name="Normal"><text:span text:style-name="T1161">│ <text:s text:c="2"/></text:span><text:span text:style-name="T1162">├</text:span><text:span text:style-name="T1163">──</text:span><text:span text:style-name="T1164"><text:s/>userRoutes.js <text:s text:c="6"/># User authentication &amp; management</text:span></text:p>
      <text:p text:style-name="Normal"><text:span text:style-name="T1165">│ <text:s text:c="2"/></text:span><text:span text:style-name="T1166">├</text:span><text:span text:style-name="T1167">──</text:span><text:span text:style-name="T1168"><text:s/>visitorRoutes.js <text:s text:c="3"/># Visitor management (QR code, approval)</text:span></text:p>
      <text:p text:style-name="Normal"><text:span text:style-name="T1169">│ <text:s text:c="2"/></text:span><text:span text:style-name="T1170">├</text:span><text:span text:style-name="T1171">──</text:span><text:span text:style-name="T1172"><text:s/>vehicleRoutes.js <text:s text:c="3"/># Vehicle entry management</text:span></text:p>
      <text:p text:style-name="Normal"><text:span text:style-name="T1173">│ <text:s text:c="2"/></text:span><text:span text:style-name="T1174">├</text:span><text:span text:style-name="T1175">──</text:span><text:span text:style-name="T1176"><text:s/>staffRoutes.js <text:s text:c="5"/># Staff management (maids, drivers)</text:span></text:p>
      <text:p text:style-name="Normal"><text:span text:style-name="T1177">│ <text:s text:c="2"/></text:span><text:span text:style-name="T1178">├</text:span><text:span text:style-name="T1179">──</text:span><text:span text:style-name="T1180"><text:s/>serviceRoutes.js <text:s text:c="3"/># Newspaper, Milkman management</text:span></text:p>
      <text:p text:style-name="Normal"><text:span text:style-name="T1181">│ <text:s text:c="2"/></text:span><text:span text:style-name="T1182">├</text:span><text:span text:style-name="T1183">──</text:span><text:span text:style-name="T1184"><text:s/>deliveryRoutes.js <text:s text:c="2"/># One-time delivery person entry</text:span></text:p>
      <text:p text:style-name="Normal"><text:span text:style-name="T1185">│ <text:s text:c="2"/></text:span><text:span text:style-name="T1186">├</text:span><text:span text:style-name="T1187">──</text:span><text:span text:style-name="T1188"><text:s/>emergencyRoutes.js <text:s/># Emergency alert system</text:span></text:p>
      <text:p text:style-name="P1189">│── controllers/</text:p>
      <text:p text:style-name="Normal"><text:span text:style-name="T1190">│ <text:s text:c="2"/></text:span><text:span text:style-name="T1191">├</text:span><text:span text:style-name="T1192">──</text:span><text:span text:style-name="T1193"><text:s/>userController.js <text:s text:c="6"/># User authentication logic</text:span></text:p>
      <text:p text:style-name="Normal"><text:span text:style-name="T1194">│ <text:s text:c="2"/></text:span><text:span text:style-name="T1195">├</text:span><text:span text:style-name="T1196">──</text:span><text:span text:style-name="T1197"><text:s/>visitorController.js <text:s text:c="3"/># Visitor logic</text:span></text:p>
      <text:p text:style-name="Normal"><text:span text:style-name="T1198">│ <text:s text:c="2"/></text:span><text:span text:style-name="T1199">├</text:span><text:span text:style-name="T1200">──</text:span><text:span text:style-name="T1201"><text:s/>vehicleController.js <text:s text:c="3"/># Vehicle logic</text:span></text:p>
      <text:p text:style-name="Normal"><text:span text:style-name="T1202">│ <text:s text:c="2"/></text:span><text:span text:style-name="T1203">├</text:span><text:span text:style-name="T1204">──</text:span><text:span text:style-name="T1205"><text:s/>staffController.js <text:s text:c="5"/># Staff logic</text:span></text:p>
      <text:p text:style-name="Normal"><text:span text:style-name="T1206">│ <text:s text:c="2"/></text:span><text:span text:style-name="T1207">├</text:span><text:span text:style-name="T1208">──</text:span><text:span text:style-name="T1209"><text:s/>serviceController.js <text:s text:c="3"/># Service provider logic</text:span></text:p>
      <text:p text:style-name="Normal"><text:span text:style-name="T1210">│ <text:s text:c="2"/></text:span><text:span text:style-name="T1211">├</text:span><text:span text:style-name="T1212">──</text:span><text:span text:style-name="T1213"><text:s/>deliveryController.js <text:s text:c="2"/># Delivery person logic</text:span></text:p>
      <text:p text:style-name="Normal"><text:span text:style-name="T1214">│ <text:s text:c="2"/></text:span><text:span text:style-name="T1215">├</text:span><text:span text:style-name="T1216">──</text:span><text:span text:style-name="T1217"><text:s/>emergencyController.js <text:s/># Emergency alert logic</text:span></text:p>
      <text:p text:style-name="P1218">│── middleware/</text:p>
      <text:p text:style-name="Normal"><text:span text:style-name="T1219">│ <text:s text:c="2"/></text:span><text:span text:style-name="T1220">├</text:span><text:span text:style-name="T1221">──</text:span><text:span text:style-name="T1222"><text:s/>authMiddleware.js <text:s/># JWT Authentication middleware</text:span></text:p>
      <text:p text:style-name="P1223">│── utils/</text:p>
      <text:p text:style-name="Normal"><text:span text:style-name="T1224">│ <text:s text:c="2"/></text:span><text:span text:style-name="T1225">├</text:span><text:span text:style-name="T1226">──</text:span><text:span text:style-name="T1227"><text:s/>generateToken.js <text:s text:c="2"/># Function to generate JWT tokens</text:span></text:p>
      <text:p text:style-name="P1228">│── .env <text:s text:c="16"/># Environment variables</text:p>
      <text:p text:style-name="P1229">│── .gitignore <text:s text:c="10"/># Ignore node_modules and .env</text:p>
      <text:p text:style-name="P1230">│── server.js <text:s text:c="11"/># Main entry point of the backend</text:p>
      <text:p text:style-name="P1231">│── package.json <text:s text:c="8"/># Project dependencies and scripts</text:p>
      <text:p text:style-name="P1232"/>
      <text:p text:style-name="P1233"/>
      <text:soft-page-break/>
      <text:p text:style-name="P1234">API Endpoints Overview</text:p>
      <text:p text:style-name="P1235">5.1. User Authentication</text:p>
      <table:table table:style-name="Table1236">
        <table:table-columns>
          <table:table-column table:style-name="TableColumn1237"/>
          <table:table-column table:style-name="TableColumn1238"/>
          <table:table-column table:style-name="TableColumn1239"/>
        </table:table-columns>
        <table:table-header-rows>
          <table:table-row table:style-name="TableRow1240">
            <table:table-cell table:style-name="TableCell1241">
              <text:p text:style-name="P1242">Method</text:p>
            </table:table-cell>
            <table:table-cell table:style-name="TableCell1243">
              <text:p text:style-name="P1244">Endpoint</text:p>
            </table:table-cell>
            <table:table-cell table:style-name="TableCell1245">
              <text:p text:style-name="P1246">Description</text:p>
            </table:table-cell>
          </table:table-row>
        </table:table-header-rows>
        <table:table-row table:style-name="TableRow1247">
          <table:table-cell table:style-name="TableCell1248">
            <text:p text:style-name="P1249">POST</text:p>
          </table:table-cell>
          <table:table-cell table:style-name="TableCell1250">
            <text:p text:style-name="P1251">/api/users/register</text:p>
          </table:table-cell>
          <table:table-cell table:style-name="TableCell1252">
            <text:p text:style-name="P1253">Register a new user (resident/security)</text:p>
          </table:table-cell>
        </table:table-row>
        <table:table-row table:style-name="TableRow1254">
          <table:table-cell table:style-name="TableCell1255">
            <text:p text:style-name="P1256">POST</text:p>
          </table:table-cell>
          <table:table-cell table:style-name="TableCell1257">
            <text:p text:style-name="P1258">/api/users/login</text:p>
          </table:table-cell>
          <table:table-cell table:style-name="TableCell1259">
            <text:p text:style-name="P1260">Login user</text:p>
          </table:table-cell>
        </table:table-row>
        <table:table-row table:style-name="TableRow1261">
          <table:table-cell table:style-name="TableCell1262">
            <text:p text:style-name="P1263">GET</text:p>
          </table:table-cell>
          <table:table-cell table:style-name="TableCell1264">
            <text:p text:style-name="P1265">/api/users/profile</text:p>
          </table:table-cell>
          <table:table-cell table:style-name="TableCell1266">
            <text:p text:style-name="P1267">Get user profile</text:p>
          </table:table-cell>
        </table:table-row>
      </table:table>
      <text:p text:style-name="P1268">5.2.<text:s/>Visitor Management</text:p>
      <table:table table:style-name="Table1269">
        <table:table-columns>
          <table:table-column table:style-name="TableColumn1270"/>
          <table:table-column table:style-name="TableColumn1271"/>
          <table:table-column table:style-name="TableColumn1272"/>
        </table:table-columns>
        <table:table-header-rows>
          <table:table-row table:style-name="TableRow1273">
            <table:table-cell table:style-name="TableCell1274">
              <text:p text:style-name="P1275">Method</text:p>
            </table:table-cell>
            <table:table-cell table:style-name="TableCell1276">
              <text:p text:style-name="P1277">Endpoint</text:p>
            </table:table-cell>
            <table:table-cell table:style-name="TableCell1278">
              <text:p text:style-name="P1279">Description</text:p>
            </table:table-cell>
          </table:table-row>
        </table:table-header-rows>
        <table:table-row table:style-name="TableRow1280">
          <table:table-cell table:style-name="TableCell1281">
            <text:p text:style-name="P1282">POST</text:p>
          </table:table-cell>
          <table:table-cell table:style-name="TableCell1283">
            <text:p text:style-name="P1284">/api/visitors/register</text:p>
          </table:table-cell>
          <table:table-cell table:style-name="TableCell1285">
            <text:p text:style-name="P1286">Register a visitor &amp; send QR code</text:p>
          </table:table-cell>
        </table:table-row>
        <table:table-row table:style-name="TableRow1287">
          <table:table-cell table:style-name="TableCell1288">
            <text:p text:style-name="P1289">GET</text:p>
          </table:table-cell>
          <table:table-cell table:style-name="TableCell1290">
            <text:p text:style-name="P1291">/api/visitors/scan/:id</text:p>
          </table:table-cell>
          <table:table-cell table:style-name="TableCell1292">
            <text:p text:style-name="P1293">Scan QR at gate &amp; approve entry</text:p>
          </table:table-cell>
        </table:table-row>
      </table:table>
      <text:p text:style-name="P1294">5.3. Vehicle Management</text:p>
      <table:table table:style-name="Table1295">
        <table:table-columns>
          <table:table-column table:style-name="TableColumn1296"/>
          <table:table-column table:style-name="TableColumn1297"/>
          <table:table-column table:style-name="TableColumn1298"/>
        </table:table-columns>
        <table:table-header-rows>
          <table:table-row table:style-name="TableRow1299">
            <table:table-cell table:style-name="TableCell1300">
              <text:p text:style-name="P1301">Method</text:p>
            </table:table-cell>
            <table:table-cell table:style-name="TableCell1302">
              <text:p text:style-name="P1303">Endpoint</text:p>
            </table:table-cell>
            <table:table-cell table:style-name="TableCell1304">
              <text:p text:style-name="P1305">Description</text:p>
            </table:table-cell>
          </table:table-row>
        </table:table-header-rows>
        <table:table-row table:style-name="TableRow1306">
          <table:table-cell table:style-name="TableCell1307">
            <text:p text:style-name="P1308">POST</text:p>
          </table:table-cell>
          <table:table-cell table:style-name="TableCell1309">
            <text:p text:style-name="P1310">/api/vehicles/register</text:p>
          </table:table-cell>
          <table:table-cell table:style-name="TableCell1311">
            <text:p text:style-name="P1312">Register a resident’s vehicle</text:p>
          </table:table-cell>
        </table:table-row>
        <table:table-row table:style-name="TableRow1313">
          <table:table-cell table:style-name="TableCell1314">
            <text:p text:style-name="P1315">GET</text:p>
          </table:table-cell>
          <table:table-cell table:style-name="TableCell1316">
            <text:p text:style-name="P1317">/api/vehicles/check/:vehicle_no</text:p>
          </table:table-cell>
          <table:table-cell table:style-name="TableCell1318">
            <text:p text:style-name="P1319">Check if vehicle is registered</text:p>
          </table:table-cell>
        </table:table-row>
      </table:table>
      <text:p text:style-name="P1320">5.4. Staff Management (Maids, Drivers, Cooks)</text:p>
      <table:table table:style-name="Table1321">
        <table:table-columns>
          <table:table-column table:style-name="TableColumn1322"/>
          <table:table-column table:style-name="TableColumn1323"/>
          <table:table-column table:style-name="TableColumn1324"/>
        </table:table-columns>
        <table:table-header-rows>
          <table:table-row table:style-name="TableRow1325">
            <table:table-cell table:style-name="TableCell1326">
              <text:p text:style-name="P1327">Method</text:p>
            </table:table-cell>
            <table:table-cell table:style-name="TableCell1328">
              <text:p text:style-name="P1329">Endpoint</text:p>
            </table:table-cell>
            <table:table-cell table:style-name="TableCell1330">
              <text:p text:style-name="P1331">Description</text:p>
            </table:table-cell>
          </table:table-row>
        </table:table-header-rows>
        <table:table-row table:style-name="TableRow1332">
          <table:table-cell table:style-name="TableCell1333">
            <text:p text:style-name="P1334">POST</text:p>
          </table:table-cell>
          <table:table-cell table:style-name="TableCell1335">
            <text:p text:style-name="P1336">/api/staff/add</text:p>
          </table:table-cell>
          <table:table-cell table:style-name="TableCell1337">
            <text:p text:style-name="P1338">Register staff under a resident</text:p>
          </table:table-cell>
        </table:table-row>
        <table:table-row table:style-name="TableRow1339">
          <table:table-cell table:style-name="TableCell1340">
            <text:p text:style-name="P1341">PATCH</text:p>
          </table:table-cell>
          <table:table-cell table:style-name="TableCell1342">
            <text:p text:style-name="P1343">/api/staff/block/:id</text:p>
          </table:table-cell>
          <table:table-cell table:style-name="TableCell1344">
            <text:p text:style-name="P1345">Block staff access</text:p>
          </table:table-cell>
        </table:table-row>
      </table:table>
      <text:p text:style-name="P1346">5.5. Service Providers (Newspaper, Milkman)</text:p>
      <table:table table:style-name="Table1347">
        <table:table-columns>
          <table:table-column table:style-name="TableColumn1348"/>
          <table:table-column table:style-name="TableColumn1349"/>
          <table:table-column table:style-name="TableColumn1350"/>
        </table:table-columns>
        <table:table-header-rows>
          <table:table-row table:style-name="TableRow1351">
            <table:table-cell table:style-name="TableCell1352">
              <text:p text:style-name="P1353">Method</text:p>
            </table:table-cell>
            <table:table-cell table:style-name="TableCell1354">
              <text:p text:style-name="P1355">Endpoint</text:p>
            </table:table-cell>
            <table:table-cell table:style-name="TableCell1356">
              <text:p text:style-name="P1357">Description</text:p>
            </table:table-cell>
          </table:table-row>
        </table:table-header-rows>
        <table:table-row table:style-name="TableRow1358">
          <table:table-cell table:style-name="TableCell1359">
            <text:p text:style-name="P1360">POST</text:p>
          </table:table-cell>
          <table:table-cell table:style-name="TableCell1361">
            <text:p text:style-name="P1362">/api/services/register</text:p>
          </table:table-cell>
          <table:table-cell table:style-name="TableCell1363">
            <text:p text:style-name="P1364">Register a new service provider</text:p>
          </table:table-cell>
        </table:table-row>
        <table:table-row table:style-name="TableRow1365">
          <table:table-cell table:style-name="TableCell1366">
            <text:p text:style-name="P1367">PATCH</text:p>
          </table:table-cell>
          <table:table-cell table:style-name="TableCell1368">
            <text:p text:style-name="P1369">/api/services/block/:id</text:p>
          </table:table-cell>
          <table:table-cell table:style-name="TableCell1370">
            <text:p text:style-name="P1371">Block a service provider</text:p>
          </table:table-cell>
        </table:table-row>
      </table:table>
      <text:p text:style-name="P1372">5.6.<text:s/>Delivery Persons (One-Time Entry)</text:p>
      <table:table table:style-name="Table1373">
        <table:table-columns>
          <table:table-column table:style-name="TableColumn1374"/>
          <table:table-column table:style-name="TableColumn1375"/>
          <table:table-column table:style-name="TableColumn1376"/>
        </table:table-columns>
        <table:table-header-rows>
          <table:table-row table:style-name="TableRow1377">
            <table:table-cell table:style-name="TableCell1378">
              <text:p text:style-name="P1379">Method</text:p>
            </table:table-cell>
            <table:table-cell table:style-name="TableCell1380">
              <text:p text:style-name="P1381">Endpoint</text:p>
            </table:table-cell>
            <table:table-cell table:style-name="TableCell1382">
              <text:p text:style-name="P1383">Description</text:p>
            </table:table-cell>
          </table:table-row>
        </table:table-header-rows>
        <table:table-row table:style-name="TableRow1384">
          <table:table-cell table:style-name="TableCell1385">
            <text:p text:style-name="P1386">POST</text:p>
          </table:table-cell>
          <table:table-cell table:style-name="TableCell1387">
            <text:p text:style-name="P1388">/api/delivery/request</text:p>
          </table:table-cell>
          <table:table-cell table:style-name="TableCell1389">
            <text:p text:style-name="P1390">Request one-time entry for delivery person</text:p>
          </table:table-cell>
        </table:table-row>
        <table:table-row table:style-name="TableRow1391">
          <table:table-cell table:style-name="TableCell1392">
            <text:p text:style-name="P1393">GET</text:p>
          </table:table-cell>
          <table:table-cell table:style-name="TableCell1394">
            <text:p text:style-name="P1395">/api/delivery/approve/:id</text:p>
          </table:table-cell>
          <table:table-cell table:style-name="TableCell1396">
            <text:p text:style-name="P1397">Approve delivery person entry</text:p>
          </table:table-cell>
        </table:table-row>
      </table:table>
      <text:p text:style-name="P1398">5.7. Emergency Alerts</text:p>
      <table:table table:style-name="Table1399">
        <table:table-columns>
          <table:table-column table:style-name="TableColumn1400"/>
          <table:table-column table:style-name="TableColumn1401"/>
          <table:table-column table:style-name="TableColumn1402"/>
        </table:table-columns>
        <table:table-header-rows>
          <table:table-row table:style-name="TableRow1403">
            <table:table-cell table:style-name="TableCell1404">
              <text:p text:style-name="P1405">Method</text:p>
            </table:table-cell>
            <table:table-cell table:style-name="TableCell1406">
              <text:p text:style-name="P1407">Endpoint</text:p>
            </table:table-cell>
            <table:table-cell table:style-name="TableCell1408">
              <text:p text:style-name="P1409">Description</text:p>
            </table:table-cell>
          </table:table-row>
        </table:table-header-rows>
        <table:table-row table:style-name="TableRow1410">
          <table:table-cell table:style-name="TableCell1411">
            <text:p text:style-name="P1412">POST</text:p>
          </table:table-cell>
          <table:table-cell table:style-name="TableCell1413">
            <text:p text:style-name="P1414">/api/emergency/trigger</text:p>
          </table:table-cell>
          <table:table-cell table:style-name="TableCell1415">
            <text:p text:style-name="P1416">Resident triggers emergency alert</text:p>
          </table:table-cell>
        </table:table-row>
        <table:table-row table:style-name="TableRow1417">
          <table:table-cell table:style-name="TableCell1418">
            <text:p text:style-name="P1419">GET</text:p>
          </table:table-cell>
          <table:table-cell table:style-name="TableCell1420">
            <text:p text:style-name="P1421">/api/emergency/status</text:p>
          </table:table-cell>
          <table:table-cell table:style-name="TableCell1422">
            <text:p text:style-name="P1423">Get emergency alert status</text:p>
          </table:table-cell>
        </table:table-row>
      </table:table>
      <text:p text:style-name="P1424"/>
      <text:p text:style-name="P14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th" style:country-complex="TH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277in" fo:line-height="100%"/>
      <style:text-properties style:font-name="Calibri Light" style:font-name-asian="Times New Roman" fo:text-transform="uppercase" fo:font-size="18pt" style:font-size-asian="18pt" style:font-size-complex="18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833in" fo:margin-bottom="0in" fo:line-height="100%"/>
      <style:text-properties style:font-name="Calibri Light" style:font-name-asian="Times New Roman" fo:text-transform="uppercase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833in" fo:margin-bottom="0in" fo:line-height="100%"/>
      <style:text-properties style:font-name="Calibri Light" style:font-name-asian="Times New Roman" fo:font-variant="small-caps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833in" fo:margin-bottom="0in"/>
      <style:text-properties style:font-name="Calibri Light" style:font-name-asian="Times New Roman" fo:text-transform="uppercase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833in" fo:margin-bottom="0in"/>
      <style:text-properties style:font-name="Calibri Light" style:font-name-asian="Times New Roman" fo:font-style="italic" style:font-style-asian="italic" style:font-style-complex="italic" fo:text-transform="uppercase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833in" fo:margin-bottom="0in"/>
      <style:text-properties style:font-name="Calibri Light" style:font-name-asian="Times New Roman" fo:font-weight="bold" style:font-weight-asian="bold" style:font-weight-complex="bold" fo:text-transform="uppercase" fo:color="#262626" fo:font-size="10pt" style:font-size-asian="10pt" style:font-size-complex="10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833in" fo:margin-bottom="0in"/>
      <style:text-properties style:font-name="Calibri Light" style:font-name-asian="Times New Roman" fo:font-weight="bold" style:font-weight-asian="bold" style:font-weight-complex="bold" fo:font-style="italic" style:font-style-asian="italic" style:font-style-complex="italic" fo:text-transform="uppercase" fo:color="#262626" fo:font-size="10pt" style:font-size-asian="10pt" style:font-size-complex="10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833in" fo:margin-bottom="0in"/>
      <style:text-properties style:font-name="Calibri Light" style:font-name-asian="Times New Roman" fo:font-weight="bold" style:font-weight-asian="bold" style:font-weight-complex="bold" fo:text-transform="uppercase" fo:color="#7F7F7F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833in" fo:margin-bottom="0in"/>
      <style:text-properties style:font-name="Calibri Light" style:font-name-asian="Times New Roman" fo:font-weight="bold" style:font-weight-asian="bold" style:font-weight-complex="bold" fo:font-style="italic" style:font-style-asian="italic" style:font-style-complex="italic" fo:text-transform="uppercase" fo:color="#7F7F7F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text-transform="uppercase" fo:font-size="18pt" style:font-size-asian="18pt" style:font-size-complex="18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text-transform="uppercase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font-variant="small-caps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text-transform="uppercase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text-transform="uppercase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text-transform="uppercase" fo:color="#262626" fo:font-size="10pt" style:font-size-asian="10pt" style:font-size-complex="10pt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text-transform="uppercase" fo:color="#262626" fo:font-size="10pt" style:font-size-asian="10pt" style:font-size-complex="10pt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text-transform="uppercase" fo:color="#7F7F7F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text-transform="uppercase" fo:color="#7F7F7F" fo:font-size="10pt" style:font-size-asian="10pt" style:font-size-complex="10pt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font-variant="small-caps" fo:color="#595959" fo:hyphenate="false"/>
    </style:style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text-transform="uppercase" fo:color="#404040" fo:letter-spacing="-0.0069in" fo:font-size="36pt" style:font-size-asian="36pt" style:font-size-complex="36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text-transform="uppercase" fo:color="#404040" fo:letter-spacing="-0.0069in" fo:font-size="36pt" style:font-size-asian="36pt" style:font-size-complex="36pt"/>
    </style:style>
    <style:style style:name="Subtitle" style:display-name="Subtitle" style:family="paragraph" style:parent-style-name="Normal" style:next-style-name="Normal">
      <style:text-properties style:font-name="Calibri Light" style:font-name-asian="Times New Roman" fo:font-variant="small-caps" fo:color="#595959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="Calibri Light" style:font-name-asian="Times New Roman" style:font-name-complex="Times New Roman" fo:font-variant="small-caps" fo:color="#595959" fo:font-size="14pt" style:font-size-asian="14pt" style:font-size-complex="14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Quote" style:display-name="Quote" style:family="paragraph" style:parent-style-name="Normal" style:next-style-name="Normal">
      <style:paragraph-properties fo:margin-top="0.1111in" fo:line-height="100%" fo:margin-left="0.5in" fo:margin-right="0.5in">
        <style:tab-stops/>
      </style:paragraph-properties>
      <style:text-properties style:font-name="Calibri Light" style:font-name-asian="Times New Roman" fo:font-size="12.5pt" style:font-size-asian="12.5pt" style:font-size-complex="12.5pt" fo:hyphenate="false"/>
    </style:style>
    <style:style style:name="QuoteChar" style:display-name="Quote Char" style:family="text" style:parent-style-name="DefaultParagraphFont">
      <style:text-properties style:font-name="Calibri Light" style:font-name-asian="Times New Roman" style:font-name-complex="Times New Roman" fo:font-size="12.5pt" style:font-size-asian="12.5pt" style:font-size-complex="12.5pt"/>
    </style:style>
    <style:style style:name="IntenseQuote" style:display-name="Intense Quote" style:family="paragraph" style:parent-style-name="Normal" style:next-style-name="Normal">
      <style:paragraph-properties fo:text-align="center" fo:margin-top="0.1944in" fo:margin-bottom="0.1944in" fo:line-height="100%" fo:margin-left="0.75in" fo:margin-right="0.75in">
        <style:tab-stops/>
      </style:paragraph-properties>
      <style:text-properties fo:color="#404040" fo:font-size="16pt" style:font-size-asian="16pt" style:font-size-complex="16pt" fo:hyphenate="false"/>
    </style:style>
    <style:style style:name="IntenseQuoteChar" style:display-name="Intense Quote Char" style:family="text" style:parent-style-name="DefaultParagraphFont">
      <style:text-properties fo:color="#404040" fo:font-size="16pt" style:font-size-asian="16pt" style:font-size-complex="16pt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595959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/>
    </style:style>
    <style:style style:name="SubtleReference" style:display-name="Subtle Reference" style:family="text" style:parent-style-name="DefaultParagraphFont">
      <style:text-properties fo:font-variant="small-caps" fo:color="#404040" style:text-underline-type="single" style:text-underline-style="solid" style:text-underline-width="auto" style:text-underline-mode="continuous" style:text-underline-color="#7F7F7F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text-transform="none" fo:font-variant="small-caps" style:use-window-font-color="true" fo:letter-spacing="0.002in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48in"/>
    </style:style>
    <style:style style:name="TOCHeading" style:display-name="TOC Heading" style:family="paragraph" style:parent-style-name="Heading1" style:next-style-name="Normal" style:default-outline-level="1">
      <style:text-properties fo:hyphenate="fals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-complex="Angsana New" style:font-size-complex="1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708in" fo:page-height="11.6944in" style:print-orientation="portrait" fo:margin-top="0.9291in" fo:margin-left="0.9013in" fo:margin-bottom="0.8347in" fo:margin-right="0.736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r. Vansh</meta:initial-creator>
    <dc:creator>Mr. Vansh</dc:creator>
    <meta:creation-date>2025-02-24T09:41:00Z</meta:creation-date>
    <dc:date>2025-02-24T09:41:00Z</dc:date>
    <meta:print-date>2025-02-17T13:36:00Z</meta:print-date>
    <meta:template xlink:href="Normal" xlink:type="simple"/>
    <meta:editing-cycles>2</meta:editing-cycles>
    <meta:editing-duration>PT120S</meta:editing-duration>
    <meta:document-statistic meta:page-count="14" meta:paragraph-count="36" meta:word-count="2750" meta:character-count="18390" meta:row-count="130" meta:non-whitespace-character-count="15676"/>
  </office:meta>
</office:document-meta>
</file>